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7209in"/>
    </style:style>
    <style:style style:name="co4" style:family="table-column">
      <style:table-column-properties fo:break-before="auto" style:column-width="1.322in"/>
    </style:style>
    <style:style style:name="co5" style:family="table-column">
      <style:table-column-properties fo:break-before="auto" style:column-width="0.8866in"/>
    </style:style>
    <style:style style:name="co6" style:family="table-column">
      <style:table-column-properties fo:break-before="auto" style:column-width="14.3366in"/>
    </style:style>
    <style:style style:name="co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2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8.277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.9039in" svg:y="0.1024in">
            <draw:object draw:notify-on-update-of-ranges="Sheet1.A1:Sheet1.A1 T20P1S1_h2.C1:T20P1S1_h2.C15 Sheet1.A2:Sheet1.A2 T20P1S1_R_h2.C1:T20P1S1_R_h2.C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 calcext:value-type="string">
            <text:p>T20P1S1_h2</text:p>
          </table:table-cell>
        </table:table-row>
        <table:table-row table:style-name="ro1">
          <table:table-cell office:value-type="string" calcext:value-type="string">
            <text:p>T20P1S1_R_h2</text:p>
          </table:table-cell>
        </table:table-row>
      </table:table>
      <table:table table:name="T20P1S1_h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99150073162961" calcext:value-type="float">
            <text:p>0.199150073162961</text:p>
          </table:table-cell>
          <table:table-cell office:value-type="float" office:value="0.010509568" calcext:value-type="float">
            <text:p>0.0105095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02490515593903" calcext:value-type="float">
            <text:p>0.702490515593903</text:p>
          </table:table-cell>
          <table:table-cell office:value-type="float" office:value="0.012872448" calcext:value-type="float">
            <text:p>0.0128724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81192832541847" calcext:value-type="float">
            <text:p>0.881192832541847</text:p>
          </table:table-cell>
          <table:table-cell office:value-type="float" office:value="0.012894208" calcext:value-type="float">
            <text:p>0.0128942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30573626919753" calcext:value-type="float">
            <text:p>0.430573626919753</text:p>
          </table:table-cell>
          <table:table-cell office:value-type="float" office:value="0.012911104" calcext:value-type="float">
            <text:p>0.0129111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1826553538857" calcext:value-type="float">
            <text:p>0.131826553538857</text:p>
          </table:table-cell>
          <table:table-cell office:value-type="float" office:value="0.012932352" calcext:value-type="float">
            <text:p>0.0129323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0051567033162" calcext:value-type="float">
            <text:p>0.650051567033162</text:p>
          </table:table-cell>
          <table:table-cell office:value-type="float" office:value="0.01295744" calcext:value-type="float">
            <text:p>0.012957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34478610027457" calcext:value-type="float">
            <text:p>0.234478610027457</text:p>
          </table:table-cell>
          <table:table-cell office:value-type="float" office:value="0.012975104" calcext:value-type="float">
            <text:p>0.01297510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3818385620516" calcext:value-type="float">
            <text:p>0.323818385620516</text:p>
          </table:table-cell>
          <table:table-cell office:value-type="float" office:value="0.012992" calcext:value-type="float">
            <text:p>0.0129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00333886296004" calcext:value-type="float">
            <text:p>0.400333886296004</text:p>
          </table:table-cell>
          <table:table-cell office:value-type="float" office:value="0.013009152" calcext:value-type="float">
            <text:p>0.0130091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24123352845639" calcext:value-type="float">
            <text:p>0.624123352845639</text:p>
          </table:table-cell>
          <table:table-cell office:value-type="float" office:value="0.013026304" calcext:value-type="float">
            <text:p>0.0130263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93594977910076" calcext:value-type="float">
            <text:p>0.293594977910076</text:p>
          </table:table-cell>
          <table:table-cell office:value-type="float" office:value="0.01324928" calcext:value-type="float">
            <text:p>0.013249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0630518603046" calcext:value-type="float">
            <text:p>0.560630518603046</text:p>
          </table:table-cell>
          <table:table-cell office:value-type="float" office:value="0.01327872" calcext:value-type="float">
            <text:p>0.013278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2126027554258" calcext:value-type="float">
            <text:p>0.942126027554258</text:p>
          </table:table-cell>
          <table:table-cell office:value-type="float" office:value="0.01329664" calcext:value-type="float">
            <text:p>0.0132966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0619026602488" calcext:value-type="float">
            <text:p>0.320619026602488</text:p>
          </table:table-cell>
          <table:table-cell office:value-type="float" office:value="0.01331456" calcext:value-type="float">
            <text:p>0.0133145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53928013628559" calcext:value-type="float">
            <text:p>0.153928013628559</text:p>
          </table:table-cell>
          <table:table-cell office:value-type="float" office:value="0.013332224" calcext:value-type="float">
            <text:p>0.0133322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1266303887522" calcext:value-type="float">
            <text:p>0.341266303887522</text:p>
          </table:table-cell>
          <table:table-cell office:value-type="float" office:value="0.0133504" calcext:value-type="float">
            <text:p>0.013350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01929256323833" calcext:value-type="float">
            <text:p>0.901929256323833</text:p>
          </table:table-cell>
          <table:table-cell office:value-type="float" office:value="0.013367808" calcext:value-type="float">
            <text:p>0.01336780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70697583758452" calcext:value-type="float">
            <text:p>0.570697583758452</text:p>
          </table:table-cell>
          <table:table-cell office:value-type="float" office:value="0.013384192" calcext:value-type="float">
            <text:p>0.0133841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52418475001903" calcext:value-type="float">
            <text:p>0.752418475001903</text:p>
          </table:table-cell>
          <table:table-cell office:value-type="float" office:value="0.013399808" calcext:value-type="float">
            <text:p>0.01339980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59181787474877" calcext:value-type="float">
            <text:p>0.359181787474877</text:p>
          </table:table-cell>
          <table:table-cell office:value-type="float" office:value="0.013416704" calcext:value-type="float">
            <text:p>0.0134167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71073777685608" calcext:value-type="float">
            <text:p>0.471073777685608</text:p>
          </table:table-cell>
          <table:table-cell office:value-type="float" office:value="0.013448448" calcext:value-type="float">
            <text:p>0.0134484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66886071082742" calcext:value-type="float">
            <text:p>0.266886071082742</text:p>
          </table:table-cell>
          <table:table-cell office:value-type="float" office:value="0.014202624" calcext:value-type="float">
            <text:p>0.0142026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1980588717508" calcext:value-type="float">
            <text:p>0.991980588717508</text:p>
          </table:table-cell>
          <table:table-cell office:value-type="float" office:value="0.014293248" calcext:value-type="float">
            <text:p>0.0142932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78777319199036" calcext:value-type="float">
            <text:p>0.478777319199036</text:p>
          </table:table-cell>
          <table:table-cell office:value-type="float" office:value="0.01434752" calcext:value-type="float">
            <text:p>0.014347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18850663117142" calcext:value-type="float">
            <text:p>0.618850663117142</text:p>
          </table:table-cell>
          <table:table-cell office:value-type="float" office:value="0.014571776" calcext:value-type="float">
            <text:p>0.0145717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6310786920435" calcext:value-type="float">
            <text:p>0.186310786920435</text:p>
          </table:table-cell>
          <table:table-cell office:value-type="float" office:value="0.014884096" calcext:value-type="float">
            <text:p>0.01488409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9786948194313" calcext:value-type="float">
            <text:p>0.859786948194313</text:p>
          </table:table-cell>
          <table:table-cell office:value-type="float" office:value="0.015026688" calcext:value-type="float">
            <text:p>0.0150266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37801717631453" calcext:value-type="float">
            <text:p>0.937801717631453</text:p>
          </table:table-cell>
          <table:table-cell office:value-type="float" office:value="0.015393792" calcext:value-type="float">
            <text:p>0.0153937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69189304216219" calcext:value-type="float">
            <text:p>0.969189304216219</text:p>
          </table:table-cell>
          <table:table-cell office:value-type="float" office:value="0.015447552" calcext:value-type="float">
            <text:p>0.0154475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5436237573623" calcext:value-type="float">
            <text:p>0.335436237573623</text:p>
          </table:table-cell>
          <table:table-cell office:value-type="float" office:value="0.015578112" calcext:value-type="float">
            <text:p>0.0155781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84709447954862" calcext:value-type="float">
            <text:p>0.384709447954862</text:p>
          </table:table-cell>
          <table:table-cell office:value-type="float" office:value="0.015831296" calcext:value-type="float">
            <text:p>0.0158312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1284399446821" calcext:value-type="float">
            <text:p>0.371284399446821</text:p>
          </table:table-cell>
          <table:table-cell office:value-type="float" office:value="0.016475392" calcext:value-type="float">
            <text:p>0.0164753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0061476368967" calcext:value-type="float">
            <text:p>0.840061476368967</text:p>
          </table:table-cell>
          <table:table-cell office:value-type="float" office:value="0.016608512" calcext:value-type="float">
            <text:p>0.0166085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4473800758479" calcext:value-type="float">
            <text:p>0.274473800758479</text:p>
          </table:table-cell>
          <table:table-cell office:value-type="float" office:value="0.016649472" calcext:value-type="float">
            <text:p>0.0166494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535712338032" calcext:value-type="float">
            <text:p>0.12535712338032</text:p>
          </table:table-cell>
          <table:table-cell office:value-type="float" office:value="0.01667584" calcext:value-type="float">
            <text:p>0.0166758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33962445405101" calcext:value-type="float">
            <text:p>0.007339624454051</text:p>
          </table:table-cell>
          <table:table-cell office:value-type="float" office:value="0.016700928" calcext:value-type="float">
            <text:p>0.01670092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89006758981072" calcext:value-type="float">
            <text:p>0.389006758981072</text:p>
          </table:table-cell>
          <table:table-cell office:value-type="float" office:value="0.016722688" calcext:value-type="float">
            <text:p>0.0167226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95091780813953" calcext:value-type="float">
            <text:p>0.395091780813953</text:p>
          </table:table-cell>
          <table:table-cell office:value-type="float" office:value="0.016839936" calcext:value-type="float">
            <text:p>0.01683993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6732005357259" calcext:value-type="float">
            <text:p>0.656732005357259</text:p>
          </table:table-cell>
          <table:table-cell office:value-type="float" office:value="0.016912896" calcext:value-type="float">
            <text:p>0.0169128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42799601822574" calcext:value-type="float">
            <text:p>0.742799601822574</text:p>
          </table:table-cell>
          <table:table-cell office:value-type="float" office:value="0.016949504" calcext:value-type="float">
            <text:p>0.0169495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5320074390982" calcext:value-type="float">
            <text:p>0.965320074390982</text:p>
          </table:table-cell>
          <table:table-cell office:value-type="float" office:value="0.006354432" calcext:value-type="float">
            <text:p>0.00635443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6143973106083" calcext:value-type="float">
            <text:p>0.916143973106083</text:p>
          </table:table-cell>
          <table:table-cell office:value-type="float" office:value="0.006774272" calcext:value-type="float">
            <text:p>0.00677427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7080714024417" calcext:value-type="float">
            <text:p>0.817080714024417</text:p>
          </table:table-cell>
          <table:table-cell office:value-type="float" office:value="0.006806784" calcext:value-type="float">
            <text:p>0.0068067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40510153483416" calcext:value-type="float">
            <text:p>0.340510153483416</text:p>
          </table:table-cell>
          <table:table-cell office:value-type="float" office:value="0.00683008" calcext:value-type="float">
            <text:p>0.0068300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92889951941979" calcext:value-type="float">
            <text:p>0.692889951941979</text:p>
          </table:table-cell>
          <table:table-cell office:value-type="float" office:value="0.006852352" calcext:value-type="float">
            <text:p>0.00685235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2201190172178" calcext:value-type="float">
            <text:p>0.038220119017218</text:p>
          </table:table-cell>
          <table:table-cell office:value-type="float" office:value="0.00687488" calcext:value-type="float">
            <text:p>0.0068748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0119734690365" calcext:value-type="float">
            <text:p>0.970119734690365</text:p>
          </table:table-cell>
          <table:table-cell office:value-type="float" office:value="0.006896896" calcext:value-type="float">
            <text:p>0.0068968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408599711613" calcext:value-type="float">
            <text:p>0.29408599711613</text:p>
          </table:table-cell>
          <table:table-cell office:value-type="float" office:value="0.006917888" calcext:value-type="float">
            <text:p>0.00691788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74722969645093" calcext:value-type="float">
            <text:p>0.274722969645093</text:p>
          </table:table-cell>
          <table:table-cell office:value-type="float" office:value="0.00694016" calcext:value-type="float">
            <text:p>0.0069401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4442238330382" calcext:value-type="float">
            <text:p>0.124442238330382</text:p>
          </table:table-cell>
          <table:table-cell office:value-type="float" office:value="0.00696192" calcext:value-type="float">
            <text:p>0.0069619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73905655700981" calcext:value-type="float">
            <text:p>0.673905655700981</text:p>
          </table:table-cell>
          <table:table-cell office:value-type="float" office:value="0.007314944" calcext:value-type="float">
            <text:p>0.0073149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92980888838508" calcext:value-type="float">
            <text:p>0.292980888838508</text:p>
          </table:table-cell>
          <table:table-cell office:value-type="float" office:value="0.00726528" calcext:value-type="float">
            <text:p>0.007265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34906856475428" calcext:value-type="float">
            <text:p>0.634906856475428</text:p>
          </table:table-cell>
          <table:table-cell office:value-type="float" office:value="0.007272448" calcext:value-type="float">
            <text:p>0.00727244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57549735598522" calcext:value-type="float">
            <text:p>0.757549735598522</text:p>
          </table:table-cell>
          <table:table-cell office:value-type="float" office:value="0.007285504" calcext:value-type="float">
            <text:p>0.0072855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7898487838304" calcext:value-type="float">
            <text:p>0.767898487838304</text:p>
          </table:table-cell>
          <table:table-cell office:value-type="float" office:value="0.00729984" calcext:value-type="float">
            <text:p>0.007299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37502247212821" calcext:value-type="float">
            <text:p>0.637502247212821</text:p>
          </table:table-cell>
          <table:table-cell office:value-type="float" office:value="0.007315456" calcext:value-type="float">
            <text:p>0.00731545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0791353480807" calcext:value-type="float">
            <text:p>0.750791353480807</text:p>
          </table:table-cell>
          <table:table-cell office:value-type="float" office:value="0.007331328" calcext:value-type="float">
            <text:p>0.0073313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5765714953994" calcext:value-type="float">
            <text:p>0.315765714953994</text:p>
          </table:table-cell>
          <table:table-cell office:value-type="float" office:value="0.007346688" calcext:value-type="float">
            <text:p>0.0073466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7635551470512" calcext:value-type="float">
            <text:p>0.717635551470512</text:p>
          </table:table-cell>
          <table:table-cell office:value-type="float" office:value="0.007363072" calcext:value-type="float">
            <text:p>0.0073630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51756937003591" calcext:value-type="float">
            <text:p>0.451756937003591</text:p>
          </table:table-cell>
          <table:table-cell office:value-type="float" office:value="0.007335168" calcext:value-type="float">
            <text:p>0.00733516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19272290806744" calcext:value-type="float">
            <text:p>0.619272290806744</text:p>
          </table:table-cell>
          <table:table-cell office:value-type="float" office:value="0.008416512" calcext:value-type="float">
            <text:p>0.0084165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0120392528129" calcext:value-type="float">
            <text:p>0.550120392528129</text:p>
          </table:table-cell>
          <table:table-cell office:value-type="float" office:value="0.008591104" calcext:value-type="float">
            <text:p>0.0085911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7389250978748" calcext:value-type="float">
            <text:p>0.417389250978748</text:p>
          </table:table-cell>
          <table:table-cell office:value-type="float" office:value="0.008967168" calcext:value-type="float">
            <text:p>0.00896716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9110600932832" calcext:value-type="float">
            <text:p>0.469110600932832</text:p>
          </table:table-cell>
          <table:table-cell office:value-type="float" office:value="0.008984576" calcext:value-type="float">
            <text:p>0.00898457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2539000261202" calcext:value-type="float">
            <text:p>0.202539000261202</text:p>
          </table:table-cell>
          <table:table-cell office:value-type="float" office:value="0.00892544" calcext:value-type="float">
            <text:p>0.0089254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6934193754318" calcext:value-type="float">
            <text:p>0.996934193754318</text:p>
          </table:table-cell>
          <table:table-cell office:value-type="float" office:value="0.008927488" calcext:value-type="float">
            <text:p>0.0089274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59460355599467" calcext:value-type="float">
            <text:p>0.859460355599467</text:p>
          </table:table-cell>
          <table:table-cell office:value-type="float" office:value="0.00893184" calcext:value-type="float">
            <text:p>0.0089318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3951398326493" calcext:value-type="float">
            <text:p>0.103951398326493</text:p>
          </table:table-cell>
          <table:table-cell office:value-type="float" office:value="0.009814272" calcext:value-type="float">
            <text:p>0.0098142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86415073801611" calcext:value-type="float">
            <text:p>0.028641507380161</text:p>
          </table:table-cell>
          <table:table-cell office:value-type="float" office:value="0.010038016" calcext:value-type="float">
            <text:p>0.0100380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90947234943094" calcext:value-type="float">
            <text:p>0.090947234943094</text:p>
          </table:table-cell>
          <table:table-cell office:value-type="float" office:value="0.010314752" calcext:value-type="float">
            <text:p>0.0103147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27758633423473" calcext:value-type="float">
            <text:p>0.927758633423473</text:p>
          </table:table-cell>
          <table:table-cell office:value-type="float" office:value="0.0103424" calcext:value-type="float">
            <text:p>0.01034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95346671061334" calcext:value-type="float">
            <text:p>0.995346671061334</text:p>
          </table:table-cell>
          <table:table-cell office:value-type="float" office:value="0.010343936" calcext:value-type="float">
            <text:p>0.0103439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1202876131731" calcext:value-type="float">
            <text:p>0.971202876131731</text:p>
          </table:table-cell>
          <table:table-cell office:value-type="float" office:value="0.010341376" calcext:value-type="float">
            <text:p>0.0103413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462921423485" calcext:value-type="float">
            <text:p>0.1462921423485</text:p>
          </table:table-cell>
          <table:table-cell office:value-type="float" office:value="0.0108416" calcext:value-type="float">
            <text:p>0.01084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94052515017501" calcext:value-type="float">
            <text:p>0.594052515017501</text:p>
          </table:table-cell>
          <table:table-cell office:value-type="float" office:value="0.010752512" calcext:value-type="float">
            <text:p>0.0107525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16406949170664" calcext:value-type="float">
            <text:p>0.416406949170664</text:p>
          </table:table-cell>
          <table:table-cell office:value-type="float" office:value="0.010764032" calcext:value-type="float">
            <text:p>0.0107640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8129715801329" calcext:value-type="float">
            <text:p>0.318129715801329</text:p>
          </table:table-cell>
          <table:table-cell office:value-type="float" office:value="0.010690816" calcext:value-type="float">
            <text:p>0.0106908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14018071239596" calcext:value-type="float">
            <text:p>0.914018071239596</text:p>
          </table:table-cell>
          <table:table-cell office:value-type="float" office:value="0.012812288" calcext:value-type="float">
            <text:p>0.0128122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9567596907982" calcext:value-type="float">
            <text:p>0.349567596907982</text:p>
          </table:table-cell>
          <table:table-cell office:value-type="float" office:value="0.012900864" calcext:value-type="float">
            <text:p>0.0129008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00063618578451" calcext:value-type="float">
            <text:p>0.040006361857845</text:p>
          </table:table-cell>
          <table:table-cell office:value-type="float" office:value="0.012826368" calcext:value-type="float">
            <text:p>0.01282636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85202218874614" calcext:value-type="float">
            <text:p>0.485202218874614</text:p>
          </table:table-cell>
          <table:table-cell office:value-type="float" office:value="0.016292352" calcext:value-type="float">
            <text:p>0.0162923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27664722198392" calcext:value-type="float">
            <text:p>0.527664722198392</text:p>
          </table:table-cell>
          <table:table-cell office:value-type="float" office:value="0.017185792" calcext:value-type="float">
            <text:p>0.0171857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0268068181444" calcext:value-type="float">
            <text:p>0.700268068181444</text:p>
          </table:table-cell>
          <table:table-cell office:value-type="float" office:value="0.01720832" calcext:value-type="float">
            <text:p>0.017208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66292999336875" calcext:value-type="float">
            <text:p>0.166292999336875</text:p>
          </table:table-cell>
          <table:table-cell office:value-type="float" office:value="0.017225984" calcext:value-type="float">
            <text:p>0.0172259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5893251217445" calcext:value-type="float">
            <text:p>0.445893251217445</text:p>
          </table:table-cell>
          <table:table-cell office:value-type="float" office:value="0.0172416" calcext:value-type="float">
            <text:p>0.01724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60315289872851" calcext:value-type="float">
            <text:p>0.360315289872851</text:p>
          </table:table-cell>
          <table:table-cell office:value-type="float" office:value="0.017254656" calcext:value-type="float">
            <text:p>0.0172546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305574402990924" calcext:value-type="float">
            <text:p>0.030557440299092</text:p>
          </table:table-cell>
          <table:table-cell office:value-type="float" office:value="0.017209344" calcext:value-type="float">
            <text:p>0.01720934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1297265210463" calcext:value-type="float">
            <text:p>0.291297265210463</text:p>
          </table:table-cell>
          <table:table-cell office:value-type="float" office:value="0.017213696" calcext:value-type="float">
            <text:p>0.0172136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498566729056769" calcext:value-type="float">
            <text:p>0.049856672905677</text:p>
          </table:table-cell>
          <table:table-cell office:value-type="float" office:value="0.01722368" calcext:value-type="float">
            <text:p>0.017223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37350540565508" calcext:value-type="float">
            <text:p>0.537350540565508</text:p>
          </table:table-cell>
          <table:table-cell office:value-type="float" office:value="0.017236224" calcext:value-type="float">
            <text:p>0.0172362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52391777975603" calcext:value-type="float">
            <text:p>0.652391777975603</text:p>
          </table:table-cell>
          <table:table-cell office:value-type="float" office:value="0.01724928" calcext:value-type="float">
            <text:p>0.017249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20598254821106" calcext:value-type="float">
            <text:p>0.320598254821106</text:p>
          </table:table-cell>
          <table:table-cell office:value-type="float" office:value="0.017262848" calcext:value-type="float">
            <text:p>0.0172628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3641756835399" calcext:value-type="float">
            <text:p>0.443641756835399</text:p>
          </table:table-cell>
          <table:table-cell office:value-type="float" office:value="0.017276416" calcext:value-type="float">
            <text:p>0.0172764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94548631612774" calcext:value-type="float">
            <text:p>0.994548631612774</text:p>
          </table:table-cell>
          <table:table-cell office:value-type="float" office:value="0.017289984" calcext:value-type="float">
            <text:p>0.01728998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9278508099781" calcext:value-type="float">
            <text:p>0.879278508099781</text:p>
          </table:table-cell>
          <table:table-cell office:value-type="float" office:value="0.017302784" calcext:value-type="float">
            <text:p>0.01730278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81723639197587" calcext:value-type="float">
            <text:p>0.048172363919759</text:p>
          </table:table-cell>
          <table:table-cell office:value-type="float" office:value="0.01738624" calcext:value-type="float">
            <text:p>0.017386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3655254382861" calcext:value-type="float">
            <text:p>0.783655254382861</text:p>
          </table:table-cell>
          <table:table-cell office:value-type="float" office:value="0.017114368" calcext:value-type="float">
            <text:p>0.01711436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12574212638265" calcext:value-type="float">
            <text:p>0.021257421263827</text:p>
          </table:table-cell>
          <table:table-cell office:value-type="float" office:value="0.016811264" calcext:value-type="float">
            <text:p>0.0168112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358842884158772" calcext:value-type="float">
            <text:p>0.035884288415877</text:p>
          </table:table-cell>
          <table:table-cell office:value-type="float" office:value="0.01804288" calcext:value-type="float">
            <text:p>0.018042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7755965184605" calcext:value-type="float">
            <text:p>0.297755965184605</text:p>
          </table:table-cell>
          <table:table-cell office:value-type="float" office:value="0.022847744" calcext:value-type="float">
            <text:p>0.0228477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6609264217469" calcext:value-type="float">
            <text:p>0.106609264217469</text:p>
          </table:table-cell>
          <table:table-cell office:value-type="float" office:value="0.012495616" calcext:value-type="float">
            <text:p>0.0124956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2864723314857" calcext:value-type="float">
            <text:p>0.262864723314857</text:p>
          </table:table-cell>
          <table:table-cell office:value-type="float" office:value="0.012994816" calcext:value-type="float">
            <text:p>0.0129948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62577141997818" calcext:value-type="float">
            <text:p>0.462577141997818</text:p>
          </table:table-cell>
          <table:table-cell office:value-type="float" office:value="0.013092096" calcext:value-type="float">
            <text:p>0.0130920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24122685438451" calcext:value-type="float">
            <text:p>0.124122685438451</text:p>
          </table:table-cell>
          <table:table-cell office:value-type="float" office:value="0.013165056" calcext:value-type="float">
            <text:p>0.01316505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90417904050818" calcext:value-type="float">
            <text:p>0.490417904050818</text:p>
          </table:table-cell>
          <table:table-cell office:value-type="float" office:value="0.013341184" calcext:value-type="float">
            <text:p>0.0133411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2543252372589" calcext:value-type="float">
            <text:p>0.812543252372589</text:p>
          </table:table-cell>
          <table:table-cell office:value-type="float" office:value="0.013377536" calcext:value-type="float">
            <text:p>0.0133775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04482402025228" calcext:value-type="float">
            <text:p>0.104482402025228</text:p>
          </table:table-cell>
          <table:table-cell office:value-type="float" office:value="0.013413888" calcext:value-type="float">
            <text:p>0.0134138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6711727950272" calcext:value-type="float">
            <text:p>0.846711727950272</text:p>
          </table:table-cell>
          <table:table-cell office:value-type="float" office:value="0.013450496" calcext:value-type="float">
            <text:p>0.01345049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80808001905567" calcext:value-type="float">
            <text:p>0.680808001905567</text:p>
          </table:table-cell>
          <table:table-cell office:value-type="float" office:value="0.013485312" calcext:value-type="float">
            <text:p>0.0134853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6519388178446" calcext:value-type="float">
            <text:p>0.966519388178446</text:p>
          </table:table-cell>
          <table:table-cell office:value-type="float" office:value="0.013518848" calcext:value-type="float">
            <text:p>0.0135188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55473821411328" calcext:value-type="float">
            <text:p>0.355473821411328</text:p>
          </table:table-cell>
          <table:table-cell office:value-type="float" office:value="0.013553152" calcext:value-type="float">
            <text:p>0.0135531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53222319322297" calcext:value-type="float">
            <text:p>0.753222319322297</text:p>
          </table:table-cell>
          <table:table-cell office:value-type="float" office:value="0.013587712" calcext:value-type="float">
            <text:p>0.01358771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43152181565968" calcext:value-type="float">
            <text:p>0.943152181565968</text:p>
          </table:table-cell>
          <table:table-cell office:value-type="float" office:value="0.013624064" calcext:value-type="float">
            <text:p>0.0136240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72239588950256" calcext:value-type="float">
            <text:p>0.872239588950256</text:p>
          </table:table-cell>
          <table:table-cell office:value-type="float" office:value="0.01406592" calcext:value-type="float">
            <text:p>0.014065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83191139828918" calcext:value-type="float">
            <text:p>0.983191139828918</text:p>
          </table:table-cell>
          <table:table-cell office:value-type="float" office:value="0.014012672" calcext:value-type="float">
            <text:p>0.0140126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0618652080497" calcext:value-type="float">
            <text:p>0.300618652080497</text:p>
          </table:table-cell>
          <table:table-cell office:value-type="float" office:value="0.014027264" calcext:value-type="float">
            <text:p>0.0140272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7491222091853" calcext:value-type="float">
            <text:p>0.307491222091853</text:p>
          </table:table-cell>
          <table:table-cell office:value-type="float" office:value="0.01404672" calcext:value-type="float">
            <text:p>0.0140467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79309743090567" calcext:value-type="float">
            <text:p>0.679309743090567</text:p>
          </table:table-cell>
          <table:table-cell office:value-type="float" office:value="0.014120448" calcext:value-type="float">
            <text:p>0.01412044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2346010714444" calcext:value-type="float">
            <text:p>0.632346010714444</text:p>
          </table:table-cell>
          <table:table-cell office:value-type="float" office:value="0.014138112" calcext:value-type="float">
            <text:p>0.0141381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23461081544438" calcext:value-type="float">
            <text:p>0.823461081544438</text:p>
          </table:table-cell>
          <table:table-cell office:value-type="float" office:value="0.014167296" calcext:value-type="float">
            <text:p>0.0141672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3748473254658" calcext:value-type="float">
            <text:p>0.103748473254658</text:p>
          </table:table-cell>
          <table:table-cell office:value-type="float" office:value="0.008431104" calcext:value-type="float">
            <text:p>0.0084311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541516948466372" calcext:value-type="float">
            <text:p>0.054151694846637</text:p>
          </table:table-cell>
          <table:table-cell office:value-type="float" office:value="0.009042176" calcext:value-type="float">
            <text:p>0.00904217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1682167017137" calcext:value-type="float">
            <text:p>0.751682167017137</text:p>
          </table:table-cell>
          <table:table-cell office:value-type="float" office:value="0.009070592" calcext:value-type="float">
            <text:p>0.0090705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25718917109365" calcext:value-type="float">
            <text:p>0.025718917109365</text:p>
          </table:table-cell>
          <table:table-cell office:value-type="float" office:value="0.009109248" calcext:value-type="float">
            <text:p>0.0091092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50618610727228" calcext:value-type="float">
            <text:p>0.850618610727228</text:p>
          </table:table-cell>
          <table:table-cell office:value-type="float" office:value="0.009129216" calcext:value-type="float">
            <text:p>0.0091292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0331495930655" calcext:value-type="float">
            <text:p>0.580331495930655</text:p>
          </table:table-cell>
          <table:table-cell office:value-type="float" office:value="0.009147904" calcext:value-type="float">
            <text:p>0.0091479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6668412021375" calcext:value-type="float">
            <text:p>0.216668412021375</text:p>
          </table:table-cell>
          <table:table-cell office:value-type="float" office:value="0.009167104" calcext:value-type="float">
            <text:p>0.00916710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7387143142032" calcext:value-type="float">
            <text:p>0.247387143142032</text:p>
          </table:table-cell>
          <table:table-cell office:value-type="float" office:value="0.009186048" calcext:value-type="float">
            <text:p>0.0091860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690164744916708" calcext:value-type="float">
            <text:p>0.069016474491671</text:p>
          </table:table-cell>
          <table:table-cell office:value-type="float" office:value="0.009205248" calcext:value-type="float">
            <text:p>0.00920524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3539772030187" calcext:value-type="float">
            <text:p>0.753539772030187</text:p>
          </table:table-cell>
          <table:table-cell office:value-type="float" office:value="0.009224448" calcext:value-type="float">
            <text:p>0.0092244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41993576554591" calcext:value-type="float">
            <text:p>0.024199357655459</text:p>
          </table:table-cell>
          <table:table-cell office:value-type="float" office:value="0.009243904" calcext:value-type="float">
            <text:p>0.00924390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10973332272665" calcext:value-type="float">
            <text:p>0.510973332272665</text:p>
          </table:table-cell>
          <table:table-cell office:value-type="float" office:value="0.00926336" calcext:value-type="float">
            <text:p>0.009263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83209434729995" calcext:value-type="float">
            <text:p>0.783209434729995</text:p>
          </table:table-cell>
          <table:table-cell office:value-type="float" office:value="0.009282816" calcext:value-type="float">
            <text:p>0.0092828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7438869774637" calcext:value-type="float">
            <text:p>0.317438869774637</text:p>
          </table:table-cell>
          <table:table-cell office:value-type="float" office:value="0.009300992" calcext:value-type="float">
            <text:p>0.00930099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54994728984954" calcext:value-type="float">
            <text:p>0.654994728984954</text:p>
          </table:table-cell>
          <table:table-cell office:value-type="float" office:value="0.009320704" calcext:value-type="float">
            <text:p>0.0093207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1982389182844" calcext:value-type="float">
            <text:p>0.651982389182844</text:p>
          </table:table-cell>
          <table:table-cell office:value-type="float" office:value="0.00926976" calcext:value-type="float">
            <text:p>0.009269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73588249832408" calcext:value-type="float">
            <text:p>0.373588249832408</text:p>
          </table:table-cell>
          <table:table-cell office:value-type="float" office:value="0.00959744" calcext:value-type="float">
            <text:p>0.009597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2786505327666" calcext:value-type="float">
            <text:p>0.512786505327666</text:p>
          </table:table-cell>
          <table:table-cell office:value-type="float" office:value="0.009540352" calcext:value-type="float">
            <text:p>0.0095403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4051426018673" calcext:value-type="float">
            <text:p>0.304051426018673</text:p>
          </table:table-cell>
          <table:table-cell office:value-type="float" office:value="0.009535232" calcext:value-type="float">
            <text:p>0.0095352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06102878161761" calcext:value-type="float">
            <text:p>0.606102878161761</text:p>
          </table:table-cell>
          <table:table-cell office:value-type="float" office:value="0.009547264" calcext:value-type="float">
            <text:p>0.00954726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8813722975434" calcext:value-type="float">
            <text:p>0.388813722975434</text:p>
          </table:table-cell>
          <table:table-cell office:value-type="float" office:value="0.006509312" calcext:value-type="float">
            <text:p>0.0065093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001989203542" calcext:value-type="float">
            <text:p>0.43001989203542</text:p>
          </table:table-cell>
          <table:table-cell office:value-type="float" office:value="0.006749952" calcext:value-type="float">
            <text:p>0.00674995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91649594716034" calcext:value-type="float">
            <text:p>0.691649594716034</text:p>
          </table:table-cell>
          <table:table-cell office:value-type="float" office:value="0.00676736" calcext:value-type="float">
            <text:p>0.0067673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774070842611718" calcext:value-type="float">
            <text:p>0.007740708426117</text:p>
          </table:table-cell>
          <table:table-cell office:value-type="float" office:value="0.0067648" calcext:value-type="float">
            <text:p>0.006764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8894791505936" calcext:value-type="float">
            <text:p>0.478894791505936</text:p>
          </table:table-cell>
          <table:table-cell office:value-type="float" office:value="0.006768128" calcext:value-type="float">
            <text:p>0.0067681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92970462201386" calcext:value-type="float">
            <text:p>0.992970462201386</text:p>
          </table:table-cell>
          <table:table-cell office:value-type="float" office:value="0.006775552" calcext:value-type="float">
            <text:p>0.0067755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93086707417318" calcext:value-type="float">
            <text:p>0.293086707417318</text:p>
          </table:table-cell>
          <table:table-cell office:value-type="float" office:value="0.006738944" calcext:value-type="float">
            <text:p>0.0067389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22836545118068" calcext:value-type="float">
            <text:p>0.822836545118068</text:p>
          </table:table-cell>
          <table:table-cell office:value-type="float" office:value="0.007204096" calcext:value-type="float">
            <text:p>0.00720409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6000215574161" calcext:value-type="float">
            <text:p>0.166000215574161</text:p>
          </table:table-cell>
          <table:table-cell office:value-type="float" office:value="0.02001664" calcext:value-type="float">
            <text:p>0.020016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51168001258218" calcext:value-type="float">
            <text:p>0.251168001258218</text:p>
          </table:table-cell>
          <table:table-cell office:value-type="float" office:value="0.020068096" calcext:value-type="float">
            <text:p>0.0200680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3769329529443" calcext:value-type="float">
            <text:p>0.763769329529443</text:p>
          </table:table-cell>
          <table:table-cell office:value-type="float" office:value="0.020081408" calcext:value-type="float">
            <text:p>0.0200814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16024482768992" calcext:value-type="float">
            <text:p>0.011602448276899</text:p>
          </table:table-cell>
          <table:table-cell office:value-type="float" office:value="0.02010112" calcext:value-type="float">
            <text:p>0.020101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76897289913901" calcext:value-type="float">
            <text:p>0.376897289913901</text:p>
          </table:table-cell>
          <table:table-cell office:value-type="float" office:value="0.020131584" calcext:value-type="float">
            <text:p>0.02013158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56674517053933" calcext:value-type="float">
            <text:p>0.656674517053933</text:p>
          </table:table-cell>
          <table:table-cell office:value-type="float" office:value="0.020157184" calcext:value-type="float">
            <text:p>0.02015718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8412917477575" calcext:value-type="float">
            <text:p>0.158412917477575</text:p>
          </table:table-cell>
          <table:table-cell office:value-type="float" office:value="0.020190208" calcext:value-type="float">
            <text:p>0.02019020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45004363199009" calcext:value-type="float">
            <text:p>0.745004363199009</text:p>
          </table:table-cell>
          <table:table-cell office:value-type="float" office:value="0.020342784" calcext:value-type="float">
            <text:p>0.02034278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6614684444503" calcext:value-type="float">
            <text:p>0.576614684444503</text:p>
          </table:table-cell>
          <table:table-cell office:value-type="float" office:value="0.020384" calcext:value-type="float">
            <text:p>0.02038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1687411784732" calcext:value-type="float">
            <text:p>0.321687411784732</text:p>
          </table:table-cell>
          <table:table-cell office:value-type="float" office:value="0.020416512" calcext:value-type="float">
            <text:p>0.0204165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4480566521124" calcext:value-type="float">
            <text:p>0.54480566521124</text:p>
          </table:table-cell>
          <table:table-cell office:value-type="float" office:value="0.020448256" calcext:value-type="float">
            <text:p>0.0204482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3022974756955" calcext:value-type="float">
            <text:p>0.713022974756955</text:p>
          </table:table-cell>
          <table:table-cell office:value-type="float" office:value="0.020476416" calcext:value-type="float">
            <text:p>0.02047641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32408389759794" calcext:value-type="float">
            <text:p>0.432408389759794</text:p>
          </table:table-cell>
          <table:table-cell office:value-type="float" office:value="0.005867008" calcext:value-type="float">
            <text:p>0.00586700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56336796192189" calcext:value-type="float">
            <text:p>0.156336796192189</text:p>
          </table:table-cell>
          <table:table-cell office:value-type="float" office:value="0.007360768" calcext:value-type="float">
            <text:p>0.0073607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8278075361882" calcext:value-type="float">
            <text:p>0.898278075361882</text:p>
          </table:table-cell>
          <table:table-cell office:value-type="float" office:value="0.007432448" calcext:value-type="float">
            <text:p>0.0074324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0591446840748" calcext:value-type="float">
            <text:p>0.830591446840748</text:p>
          </table:table-cell>
          <table:table-cell office:value-type="float" office:value="0.00745984" calcext:value-type="float">
            <text:p>0.0074598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79880091103402" calcext:value-type="float">
            <text:p>0.379880091103402</text:p>
          </table:table-cell>
          <table:table-cell office:value-type="float" office:value="0.007482368" calcext:value-type="float">
            <text:p>0.0074823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21440032252448" calcext:value-type="float">
            <text:p>0.521440032252448</text:p>
          </table:table-cell>
          <table:table-cell office:value-type="float" office:value="0.00750464" calcext:value-type="float">
            <text:p>0.007504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085837013888" calcext:value-type="float">
            <text:p>0.87085837013888</text:p>
          </table:table-cell>
          <table:table-cell office:value-type="float" office:value="0.007526656" calcext:value-type="float">
            <text:p>0.00752665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15391002000333" calcext:value-type="float">
            <text:p>0.915391002000333</text:p>
          </table:table-cell>
          <table:table-cell office:value-type="float" office:value="0.007548672" calcext:value-type="float">
            <text:p>0.0075486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24115056209562" calcext:value-type="float">
            <text:p>0.924115056209562</text:p>
          </table:table-cell>
          <table:table-cell office:value-type="float" office:value="0.007583744" calcext:value-type="float">
            <text:p>0.0075837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11855012541967" calcext:value-type="float">
            <text:p>0.411855012541967</text:p>
          </table:table-cell>
          <table:table-cell office:value-type="float" office:value="0.007934976" calcext:value-type="float">
            <text:p>0.00793497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40452620964173" calcext:value-type="float">
            <text:p>0.740452620964173</text:p>
          </table:table-cell>
          <table:table-cell office:value-type="float" office:value="0.008115968" calcext:value-type="float">
            <text:p>0.00811596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21499000946438" calcext:value-type="float">
            <text:p>0.421499000946438</text:p>
          </table:table-cell>
          <table:table-cell office:value-type="float" office:value="0.008396288" calcext:value-type="float">
            <text:p>0.0083962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07196715945727" calcext:value-type="float">
            <text:p>0.107196715945727</text:p>
          </table:table-cell>
          <table:table-cell office:value-type="float" office:value="0.008361472" calcext:value-type="float">
            <text:p>0.00836147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60186922961339" calcext:value-type="float">
            <text:p>0.360186922961339</text:p>
          </table:table-cell>
          <table:table-cell office:value-type="float" office:value="0.008388352" calcext:value-type="float">
            <text:p>0.00838835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83721804039643" calcext:value-type="float">
            <text:p>0.883721804039643</text:p>
          </table:table-cell>
          <table:table-cell office:value-type="float" office:value="0.008423168" calcext:value-type="float">
            <text:p>0.0084231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5352028211386" calcext:value-type="float">
            <text:p>0.095352028211386</text:p>
          </table:table-cell>
          <table:table-cell office:value-type="float" office:value="0.00845952" calcext:value-type="float">
            <text:p>0.008459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1039458682601" calcext:value-type="float">
            <text:p>0.501039458682601</text:p>
          </table:table-cell>
          <table:table-cell office:value-type="float" office:value="0.008495616" calcext:value-type="float">
            <text:p>0.0084956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490406606065" calcext:value-type="float">
            <text:p>0.9490406606065</text:p>
          </table:table-cell>
          <table:table-cell office:value-type="float" office:value="0.00853248" calcext:value-type="float">
            <text:p>0.0085324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30185764279039" calcext:value-type="float">
            <text:p>0.330185764279039</text:p>
          </table:table-cell>
          <table:table-cell office:value-type="float" office:value="0.008569344" calcext:value-type="float">
            <text:p>0.0085693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6060199620459" calcext:value-type="float">
            <text:p>0.866060199620459</text:p>
          </table:table-cell>
          <table:table-cell office:value-type="float" office:value="0.008607744" calcext:value-type="float">
            <text:p>0.0086077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0531700892156" calcext:value-type="float">
            <text:p>0.690531700892156</text:p>
          </table:table-cell>
          <table:table-cell office:value-type="float" office:value="0.00918656" calcext:value-type="float">
            <text:p>0.0091865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86746903591867" calcext:value-type="float">
            <text:p>0.686746903591867</text:p>
          </table:table-cell>
          <table:table-cell office:value-type="float" office:value="0.009799936" calcext:value-type="float">
            <text:p>0.0097999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490496240388" calcext:value-type="float">
            <text:p>0.10490496240388</text:p>
          </table:table-cell>
          <table:table-cell office:value-type="float" office:value="0.009860096" calcext:value-type="float">
            <text:p>0.00986009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16195296589399" calcext:value-type="float">
            <text:p>0.916195296589399</text:p>
          </table:table-cell>
          <table:table-cell office:value-type="float" office:value="0.009904128" calcext:value-type="float">
            <text:p>0.0099041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81281129925226" calcext:value-type="float">
            <text:p>0.481281129925226</text:p>
          </table:table-cell>
          <table:table-cell office:value-type="float" office:value="0.009948416" calcext:value-type="float">
            <text:p>0.009948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65635763367804" calcext:value-type="float">
            <text:p>0.00656357633678</text:p>
          </table:table-cell>
          <table:table-cell office:value-type="float" office:value="0.009990656" calcext:value-type="float">
            <text:p>0.00999065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28113560364698" calcext:value-type="float">
            <text:p>0.828113560364698</text:p>
          </table:table-cell>
          <table:table-cell office:value-type="float" office:value="0.010072064" calcext:value-type="float">
            <text:p>0.01007206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2058165191058" calcext:value-type="float">
            <text:p>0.572058165191058</text:p>
          </table:table-cell>
          <table:table-cell office:value-type="float" office:value="0.010109952" calcext:value-type="float">
            <text:p>0.0101099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85629124992504" calcext:value-type="float">
            <text:p>0.385629124992504</text:p>
          </table:table-cell>
          <table:table-cell office:value-type="float" office:value="0.010706688" calcext:value-type="float">
            <text:p>0.0107066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32863580540531" calcext:value-type="float">
            <text:p>0.932863580540531</text:p>
          </table:table-cell>
          <table:table-cell office:value-type="float" office:value="0.010833664" calcext:value-type="float">
            <text:p>0.0108336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9411870699237" calcext:value-type="float">
            <text:p>0.599411870699237</text:p>
          </table:table-cell>
          <table:table-cell office:value-type="float" office:value="0.011368448" calcext:value-type="float">
            <text:p>0.0113684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38416084019032" calcext:value-type="float">
            <text:p>0.738416084019032</text:p>
          </table:table-cell>
          <table:table-cell office:value-type="float" office:value="0.011446016" calcext:value-type="float">
            <text:p>0.0114460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7515741187441" calcext:value-type="float">
            <text:p>0.827515741187441</text:p>
          </table:table-cell>
          <table:table-cell office:value-type="float" office:value="0.0114752" calcext:value-type="float">
            <text:p>0.011475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93233133450793" calcext:value-type="float">
            <text:p>0.293233133450793</text:p>
          </table:table-cell>
          <table:table-cell office:value-type="float" office:value="0.011510272" calcext:value-type="float">
            <text:p>0.0115102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07038602163862" calcext:value-type="float">
            <text:p>0.807038602163862</text:p>
          </table:table-cell>
          <table:table-cell office:value-type="float" office:value="0.011819776" calcext:value-type="float">
            <text:p>0.01181977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2714559601924" calcext:value-type="float">
            <text:p>0.422714559601924</text:p>
          </table:table-cell>
          <table:table-cell office:value-type="float" office:value="0.014034432" calcext:value-type="float">
            <text:p>0.01403443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40355544103898" calcext:value-type="float">
            <text:p>0.740355544103898</text:p>
          </table:table-cell>
          <table:table-cell office:value-type="float" office:value="0.014125568" calcext:value-type="float">
            <text:p>0.01412556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12768002768778" calcext:value-type="float">
            <text:p>0.021276800276878</text:p>
          </table:table-cell>
          <table:table-cell office:value-type="float" office:value="0.014140416" calcext:value-type="float">
            <text:p>0.0141404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08197217030516" calcext:value-type="float">
            <text:p>0.708197217030516</text:p>
          </table:table-cell>
          <table:table-cell office:value-type="float" office:value="0.01452288" calcext:value-type="float">
            <text:p>0.014522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5407865219313" calcext:value-type="float">
            <text:p>0.785407865219313</text:p>
          </table:table-cell>
          <table:table-cell office:value-type="float" office:value="0.014460416" calcext:value-type="float">
            <text:p>0.0144604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81955197794568" calcext:value-type="float">
            <text:p>0.781955197794568</text:p>
          </table:table-cell>
          <table:table-cell office:value-type="float" office:value="0.006875648" calcext:value-type="float">
            <text:p>0.0068756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68740017621949" calcext:value-type="float">
            <text:p>0.968740017621949</text:p>
          </table:table-cell>
          <table:table-cell office:value-type="float" office:value="0.00798592" calcext:value-type="float">
            <text:p>0.007985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14474801428629" calcext:value-type="float">
            <text:p>0.041447480142863</text:p>
          </table:table-cell>
          <table:table-cell office:value-type="float" office:value="0.008021248" calcext:value-type="float">
            <text:p>0.0080212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9004959083158" calcext:value-type="float">
            <text:p>0.139004959083158</text:p>
          </table:table-cell>
          <table:table-cell office:value-type="float" office:value="0.008046848" calcext:value-type="float">
            <text:p>0.00804684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27738677653655" calcext:value-type="float">
            <text:p>0.427738677653655</text:p>
          </table:table-cell>
          <table:table-cell office:value-type="float" office:value="0.008070912" calcext:value-type="float">
            <text:p>0.0080709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11792625743278" calcext:value-type="float">
            <text:p>0.111792625743278</text:p>
          </table:table-cell>
          <table:table-cell office:value-type="float" office:value="0.008094464" calcext:value-type="float">
            <text:p>0.00809446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5822191975543" calcext:value-type="float">
            <text:p>0.525822191975543</text:p>
          </table:table-cell>
          <table:table-cell office:value-type="float" office:value="0.008119296" calcext:value-type="float">
            <text:p>0.0081192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18607318524166" calcext:value-type="float">
            <text:p>0.021860731852417</text:p>
          </table:table-cell>
          <table:table-cell office:value-type="float" office:value="0.008398336" calcext:value-type="float">
            <text:p>0.00839833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3315454801907" calcext:value-type="float">
            <text:p>0.923315454801907</text:p>
          </table:table-cell>
          <table:table-cell office:value-type="float" office:value="0.008321024" calcext:value-type="float">
            <text:p>0.0083210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343080495673823" calcext:value-type="float">
            <text:p>0.034308049567382</text:p>
          </table:table-cell>
          <table:table-cell office:value-type="float" office:value="0.008324608" calcext:value-type="float">
            <text:p>0.0083246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2855703686377" calcext:value-type="float">
            <text:p>0.302855703686377</text:p>
          </table:table-cell>
          <table:table-cell office:value-type="float" office:value="0.008335616" calcext:value-type="float">
            <text:p>0.0083356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23155373126798" calcext:value-type="float">
            <text:p>0.423155373126798</text:p>
          </table:table-cell>
          <table:table-cell office:value-type="float" office:value="0.008347904" calcext:value-type="float">
            <text:p>0.00834790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55177845157049" calcext:value-type="float">
            <text:p>0.255177845157049</text:p>
          </table:table-cell>
          <table:table-cell office:value-type="float" office:value="0.008361472" calcext:value-type="float">
            <text:p>0.00836147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31531228238208" calcext:value-type="float">
            <text:p>0.931531228238208</text:p>
          </table:table-cell>
          <table:table-cell office:value-type="float" office:value="0.008377344" calcext:value-type="float">
            <text:p>0.00837734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808243285049" calcext:value-type="float">
            <text:p>0.3808243285049</text:p>
          </table:table-cell>
          <table:table-cell office:value-type="float" office:value="0.008392192" calcext:value-type="float">
            <text:p>0.0083921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0631776598238" calcext:value-type="float">
            <text:p>0.770631776598238</text:p>
          </table:table-cell>
          <table:table-cell office:value-type="float" office:value="0.008408064" calcext:value-type="float">
            <text:p>0.0084080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8343956285468" calcext:value-type="float">
            <text:p>0.548343956285468</text:p>
          </table:table-cell>
          <table:table-cell office:value-type="float" office:value="0.0084224" calcext:value-type="float">
            <text:p>0.00842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6994573610841" calcext:value-type="float">
            <text:p>0.406994573610841</text:p>
          </table:table-cell>
          <table:table-cell office:value-type="float" office:value="0.00843776" calcext:value-type="float">
            <text:p>0.0084377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3890632418422" calcext:value-type="float">
            <text:p>0.333890632418422</text:p>
          </table:table-cell>
          <table:table-cell office:value-type="float" office:value="0.008453632" calcext:value-type="float">
            <text:p>0.00845363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12509039938917" calcext:value-type="float">
            <text:p>0.312509039938917</text:p>
          </table:table-cell>
          <table:table-cell office:value-type="float" office:value="0.008470528" calcext:value-type="float">
            <text:p>0.00847052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62403532733159" calcext:value-type="float">
            <text:p>0.862403532733159</text:p>
          </table:table-cell>
          <table:table-cell office:value-type="float" office:value="0.007080448" calcext:value-type="float">
            <text:p>0.00708044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1533976118767" calcext:value-type="float">
            <text:p>0.771533976118767</text:p>
          </table:table-cell>
          <table:table-cell office:value-type="float" office:value="0.007300352" calcext:value-type="float">
            <text:p>0.0073003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4678579399107" calcext:value-type="float">
            <text:p>0.324678579399107</text:p>
          </table:table-cell>
          <table:table-cell office:value-type="float" office:value="0.007327744" calcext:value-type="float">
            <text:p>0.0073277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1984975413904" calcext:value-type="float">
            <text:p>0.251984975413904</text:p>
          </table:table-cell>
          <table:table-cell office:value-type="float" office:value="0.007348992" calcext:value-type="float">
            <text:p>0.0073489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31831010593" calcext:value-type="float">
            <text:p>0.4831831010593</text:p>
          </table:table-cell>
          <table:table-cell office:value-type="float" office:value="0.00736896" calcext:value-type="float">
            <text:p>0.007368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0152014697715" calcext:value-type="float">
            <text:p>0.380152014697715</text:p>
          </table:table-cell>
          <table:table-cell office:value-type="float" office:value="0.007314688" calcext:value-type="float">
            <text:p>0.0073146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32226419614008" calcext:value-type="float">
            <text:p>0.632226419614008</text:p>
          </table:table-cell>
          <table:table-cell office:value-type="float" office:value="0.0072704" calcext:value-type="float">
            <text:p>0.007270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307374081941875" calcext:value-type="float">
            <text:p>0.030737408194188</text:p>
          </table:table-cell>
          <table:table-cell office:value-type="float" office:value="0.00728832" calcext:value-type="float">
            <text:p>0.007288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70521443306699" calcext:value-type="float">
            <text:p>0.05705214433067</text:p>
          </table:table-cell>
          <table:table-cell office:value-type="float" office:value="0.007306752" calcext:value-type="float">
            <text:p>0.0073067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0954064311676" calcext:value-type="float">
            <text:p>0.390954064311676</text:p>
          </table:table-cell>
          <table:table-cell office:value-type="float" office:value="0.00732672" calcext:value-type="float">
            <text:p>0.007326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14679701224043" calcext:value-type="float">
            <text:p>0.314679701224043</text:p>
          </table:table-cell>
          <table:table-cell office:value-type="float" office:value="0.007345408" calcext:value-type="float">
            <text:p>0.00734540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29752492857919" calcext:value-type="float">
            <text:p>0.729752492857919</text:p>
          </table:table-cell>
          <table:table-cell office:value-type="float" office:value="0.00736512" calcext:value-type="float">
            <text:p>0.007365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53086389118407" calcext:value-type="float">
            <text:p>0.653086389118407</text:p>
          </table:table-cell>
          <table:table-cell office:value-type="float" office:value="0.007384064" calcext:value-type="float">
            <text:p>0.00738406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57858800568864" calcext:value-type="float">
            <text:p>0.257858800568864</text:p>
          </table:table-cell>
          <table:table-cell office:value-type="float" office:value="0.007403264" calcext:value-type="float">
            <text:p>0.00740326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4932178816953" calcext:value-type="float">
            <text:p>0.714932178816953</text:p>
          </table:table-cell>
          <table:table-cell office:value-type="float" office:value="0.00742272" calcext:value-type="float">
            <text:p>0.0074227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2039508657698" calcext:value-type="float">
            <text:p>0.302039508657698</text:p>
          </table:table-cell>
          <table:table-cell office:value-type="float" office:value="0.008260608" calcext:value-type="float">
            <text:p>0.0082606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8224218176662" calcext:value-type="float">
            <text:p>0.438224218176662</text:p>
          </table:table-cell>
          <table:table-cell office:value-type="float" office:value="0.007749632" calcext:value-type="float">
            <text:p>0.0077496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4155899612421" calcext:value-type="float">
            <text:p>0.494155899612421</text:p>
          </table:table-cell>
          <table:table-cell office:value-type="float" office:value="0.00775168" calcext:value-type="float">
            <text:p>0.007751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20066485672547" calcext:value-type="float">
            <text:p>0.520066485672547</text:p>
          </table:table-cell>
          <table:table-cell office:value-type="float" office:value="0.007765248" calcext:value-type="float">
            <text:p>0.0077652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8593552687603" calcext:value-type="float">
            <text:p>0.368593552687603</text:p>
          </table:table-cell>
          <table:table-cell office:value-type="float" office:value="0.007779584" calcext:value-type="float">
            <text:p>0.00777958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36748158641755" calcext:value-type="float">
            <text:p>0.023674815864176</text:p>
          </table:table-cell>
          <table:table-cell office:value-type="float" office:value="0.007039232" calcext:value-type="float">
            <text:p>0.0070392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22163145447154" calcext:value-type="float">
            <text:p>0.622163145447154</text:p>
          </table:table-cell>
          <table:table-cell office:value-type="float" office:value="0.007669504" calcext:value-type="float">
            <text:p>0.0076695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5903441772943" calcext:value-type="float">
            <text:p>0.95903441772943</text:p>
          </table:table-cell>
          <table:table-cell office:value-type="float" office:value="0.007627008" calcext:value-type="float">
            <text:p>0.0076270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91379834980402" calcext:value-type="float">
            <text:p>0.491379834980402</text:p>
          </table:table-cell>
          <table:table-cell office:value-type="float" office:value="0.007634432" calcext:value-type="float">
            <text:p>0.0076344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39435684287465" calcext:value-type="float">
            <text:p>0.839435684287465</text:p>
          </table:table-cell>
          <table:table-cell office:value-type="float" office:value="0.007648512" calcext:value-type="float">
            <text:p>0.0076485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71350383538231" calcext:value-type="float">
            <text:p>0.571350383538231</text:p>
          </table:table-cell>
          <table:table-cell office:value-type="float" office:value="0.007680768" calcext:value-type="float">
            <text:p>0.00768076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6293674553891" calcext:value-type="float">
            <text:p>0.276293674553891</text:p>
          </table:table-cell>
          <table:table-cell office:value-type="float" office:value="0.007698432" calcext:value-type="float">
            <text:p>0.00769843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772467523093" calcext:value-type="float">
            <text:p>0.57772467523093</text:p>
          </table:table-cell>
          <table:table-cell office:value-type="float" office:value="0.007714816" calcext:value-type="float">
            <text:p>0.00771481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1792004483332" calcext:value-type="float">
            <text:p>0.731792004483332</text:p>
          </table:table-cell>
          <table:table-cell office:value-type="float" office:value="0.007730944" calcext:value-type="float">
            <text:p>0.00773094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39668634199009" calcext:value-type="float">
            <text:p>0.00739668634199</text:p>
          </table:table-cell>
          <table:table-cell office:value-type="float" office:value="0.007747584" calcext:value-type="float">
            <text:p>0.0077475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82593593765833" calcext:value-type="float">
            <text:p>0.582593593765833</text:p>
          </table:table-cell>
          <table:table-cell office:value-type="float" office:value="0.007762432" calcext:value-type="float">
            <text:p>0.00776243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316141308231334" calcext:value-type="float">
            <text:p>0.031614130823133</text:p>
          </table:table-cell>
          <table:table-cell office:value-type="float" office:value="0.007778048" calcext:value-type="float">
            <text:p>0.00777804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20764102137054" calcext:value-type="float">
            <text:p>0.120764102137054</text:p>
          </table:table-cell>
          <table:table-cell office:value-type="float" office:value="0.007793664" calcext:value-type="float">
            <text:p>0.00779366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17129927197447" calcext:value-type="float">
            <text:p>0.917129927197447</text:p>
          </table:table-cell>
          <table:table-cell office:value-type="float" office:value="0.007810048" calcext:value-type="float">
            <text:p>0.00781004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7784875084661" calcext:value-type="float">
            <text:p>0.587784875084661</text:p>
          </table:table-cell>
          <table:table-cell office:value-type="float" office:value="0.007826688" calcext:value-type="float">
            <text:p>0.00782668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1998442957" calcext:value-type="float">
            <text:p>0.391998442957</text:p>
          </table:table-cell>
          <table:table-cell office:value-type="float" office:value="0.007843072" calcext:value-type="float">
            <text:p>0.0078430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79931233417205" calcext:value-type="float">
            <text:p>0.479931233417205</text:p>
          </table:table-cell>
          <table:table-cell office:value-type="float" office:value="0.007859712" calcext:value-type="float">
            <text:p>0.007859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06571555320441" calcext:value-type="float">
            <text:p>0.706571555320441</text:p>
          </table:table-cell>
          <table:table-cell office:value-type="float" office:value="0.007876608" calcext:value-type="float">
            <text:p>0.00787660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28933739155279" calcext:value-type="float">
            <text:p>0.728933739155279</text:p>
          </table:table-cell>
          <table:table-cell office:value-type="float" office:value="0.007893248" calcext:value-type="float">
            <text:p>0.0078932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3722671014428" calcext:value-type="float">
            <text:p>0.963722671014428</text:p>
          </table:table-cell>
          <table:table-cell office:value-type="float" office:value="0.007896832" calcext:value-type="float">
            <text:p>0.0078968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5169402062606" calcext:value-type="float">
            <text:p>0.865169402062606</text:p>
          </table:table-cell>
          <table:table-cell office:value-type="float" office:value="0.008703488" calcext:value-type="float">
            <text:p>0.0087034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52038764605191" calcext:value-type="float">
            <text:p>0.052038764605191</text:p>
          </table:table-cell>
          <table:table-cell office:value-type="float" office:value="0.007965696" calcext:value-type="float">
            <text:p>0.0079656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21789224540885" calcext:value-type="float">
            <text:p>0.421789224540885</text:p>
          </table:table-cell>
          <table:table-cell office:value-type="float" office:value="0.00796672" calcext:value-type="float">
            <text:p>0.007966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442866360734" calcext:value-type="float">
            <text:p>0.194442866360734</text:p>
          </table:table-cell>
          <table:table-cell office:value-type="float" office:value="0.007979008" calcext:value-type="float">
            <text:p>0.00797900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7960248327552" calcext:value-type="float">
            <text:p>0.927960248327552</text:p>
          </table:table-cell>
          <table:table-cell office:value-type="float" office:value="0.007993856" calcext:value-type="float">
            <text:p>0.0079938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55184316505861" calcext:value-type="float">
            <text:p>0.955184316505861</text:p>
          </table:table-cell>
          <table:table-cell office:value-type="float" office:value="0.00801024" calcext:value-type="float">
            <text:p>0.008010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925087919669539" calcext:value-type="float">
            <text:p>0.092508791966954</text:p>
          </table:table-cell>
          <table:table-cell office:value-type="float" office:value="0.008026624" calcext:value-type="float">
            <text:p>0.0080266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2442575266965" calcext:value-type="float">
            <text:p>0.162442575266965</text:p>
          </table:table-cell>
          <table:table-cell office:value-type="float" office:value="0.008042496" calcext:value-type="float">
            <text:p>0.00804249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94048096309475" calcext:value-type="float">
            <text:p>0.794048096309475</text:p>
          </table:table-cell>
          <table:table-cell office:value-type="float" office:value="0.008059904" calcext:value-type="float">
            <text:p>0.00805990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7501861599501" calcext:value-type="float">
            <text:p>0.577501861599501</text:p>
          </table:table-cell>
          <table:table-cell office:value-type="float" office:value="0.008077056" calcext:value-type="float">
            <text:p>0.00807705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67013046775961" calcext:value-type="float">
            <text:p>0.967013046775961</text:p>
          </table:table-cell>
          <table:table-cell office:value-type="float" office:value="0.008094208" calcext:value-type="float">
            <text:p>0.00809420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60392923421803" calcext:value-type="float">
            <text:p>0.560392923421803</text:p>
          </table:table-cell>
          <table:table-cell office:value-type="float" office:value="0.008110336" calcext:value-type="float">
            <text:p>0.0081103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9169765129174" calcext:value-type="float">
            <text:p>0.339169765129174</text:p>
          </table:table-cell>
          <table:table-cell office:value-type="float" office:value="0.008127744" calcext:value-type="float">
            <text:p>0.00812774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85176629201286" calcext:value-type="float">
            <text:p>0.785176629201286</text:p>
          </table:table-cell>
          <table:table-cell office:value-type="float" office:value="0.008144384" calcext:value-type="float">
            <text:p>0.00814438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0369523497565" calcext:value-type="float">
            <text:p>0.680369523497565</text:p>
          </table:table-cell>
          <table:table-cell office:value-type="float" office:value="0.008161536" calcext:value-type="float">
            <text:p>0.00816153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1164310246435" calcext:value-type="float">
            <text:p>0.181164310246435</text:p>
          </table:table-cell>
          <table:table-cell office:value-type="float" office:value="0.0081792" calcext:value-type="float">
            <text:p>0.008179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30907933041656" calcext:value-type="float">
            <text:p>0.730907933041656</text:p>
          </table:table-cell>
          <table:table-cell office:value-type="float" office:value="0.008196352" calcext:value-type="float">
            <text:p>0.00819635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9887026736853" calcext:value-type="float">
            <text:p>0.949887026736853</text:p>
          </table:table-cell>
          <table:table-cell office:value-type="float" office:value="0.008213248" calcext:value-type="float">
            <text:p>0.0082132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31177460987965" calcext:value-type="float">
            <text:p>0.331177460987965</text:p>
          </table:table-cell>
          <table:table-cell office:value-type="float" office:value="0.0082304" calcext:value-type="float">
            <text:p>0.008230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50209488006132" calcext:value-type="float">
            <text:p>0.850209488006132</text:p>
          </table:table-cell>
          <table:table-cell office:value-type="float" office:value="0.008248064" calcext:value-type="float">
            <text:p>0.00824806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78010703251941" calcext:value-type="float">
            <text:p>0.878010703251941</text:p>
          </table:table-cell>
          <table:table-cell office:value-type="float" office:value="0.006556672" calcext:value-type="float">
            <text:p>0.0065566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76569921310929" calcext:value-type="float">
            <text:p>0.976569921310929</text:p>
          </table:table-cell>
          <table:table-cell office:value-type="float" office:value="0.006763264" calcext:value-type="float">
            <text:p>0.00676326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4692179487737" calcext:value-type="float">
            <text:p>0.784692179487737</text:p>
          </table:table-cell>
          <table:table-cell office:value-type="float" office:value="0.0067968" calcext:value-type="float">
            <text:p>0.006796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68605231403632" calcext:value-type="float">
            <text:p>0.568605231403632</text:p>
          </table:table-cell>
          <table:table-cell office:value-type="float" office:value="0.006827008" calcext:value-type="float">
            <text:p>0.0068270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3202251271871" calcext:value-type="float">
            <text:p>0.83202251271871</text:p>
          </table:table-cell>
          <table:table-cell office:value-type="float" office:value="0.0075392" calcext:value-type="float">
            <text:p>0.007539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15403627615675" calcext:value-type="float">
            <text:p>0.081540362761568</text:p>
          </table:table-cell>
          <table:table-cell office:value-type="float" office:value="0.007069696" calcext:value-type="float">
            <text:p>0.0070696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20940770760442" calcext:value-type="float">
            <text:p>0.120940770760442</text:p>
          </table:table-cell>
          <table:table-cell office:value-type="float" office:value="0.007076608" calcext:value-type="float">
            <text:p>0.0070766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38229843971575" calcext:value-type="float">
            <text:p>0.538229843971575</text:p>
          </table:table-cell>
          <table:table-cell office:value-type="float" office:value="0.007093504" calcext:value-type="float">
            <text:p>0.0070935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49418195245247" calcext:value-type="float">
            <text:p>0.449418195245247</text:p>
          </table:table-cell>
          <table:table-cell office:value-type="float" office:value="0.007111936" calcext:value-type="float">
            <text:p>0.0071119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34098289175033" calcext:value-type="float">
            <text:p>0.734098289175033</text:p>
          </table:table-cell>
          <table:table-cell office:value-type="float" office:value="0.007130624" calcext:value-type="float">
            <text:p>0.00713062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7115415350071" calcext:value-type="float">
            <text:p>0.27115415350071</text:p>
          </table:table-cell>
          <table:table-cell office:value-type="float" office:value="0.007149824" calcext:value-type="float">
            <text:p>0.00714982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34049746107394" calcext:value-type="float">
            <text:p>0.734049746107394</text:p>
          </table:table-cell>
          <table:table-cell office:value-type="float" office:value="0.007168512" calcext:value-type="float">
            <text:p>0.0071685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66145777650683" calcext:value-type="float">
            <text:p>0.966145777650683</text:p>
          </table:table-cell>
          <table:table-cell office:value-type="float" office:value="0.007188992" calcext:value-type="float">
            <text:p>0.0071889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56143539779558" calcext:value-type="float">
            <text:p>0.556143539779558</text:p>
          </table:table-cell>
          <table:table-cell office:value-type="float" office:value="0.007208192" calcext:value-type="float">
            <text:p>0.00720819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27351685524666" calcext:value-type="float">
            <text:p>0.927351685524666</text:p>
          </table:table-cell>
          <table:table-cell office:value-type="float" office:value="0.00722688" calcext:value-type="float">
            <text:p>0.007226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6789145907985" calcext:value-type="float">
            <text:p>0.656789145907985</text:p>
          </table:table-cell>
          <table:table-cell office:value-type="float" office:value="0.007246336" calcext:value-type="float">
            <text:p>0.0072463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50528152860144" calcext:value-type="float">
            <text:p>0.250528152860144</text:p>
          </table:table-cell>
          <table:table-cell office:value-type="float" office:value="0.007264" calcext:value-type="float">
            <text:p>0.00726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44107835466766" calcext:value-type="float">
            <text:p>0.144107835466766</text:p>
          </table:table-cell>
          <table:table-cell office:value-type="float" office:value="0.007283456" calcext:value-type="float">
            <text:p>0.00728345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38002050784572" calcext:value-type="float">
            <text:p>0.338002050784572</text:p>
          </table:table-cell>
          <table:table-cell office:value-type="float" office:value="0.007301376" calcext:value-type="float">
            <text:p>0.00730137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904495306516" calcext:value-type="float">
            <text:p>0.3904495306516</text:p>
          </table:table-cell>
          <table:table-cell office:value-type="float" office:value="0.007320576" calcext:value-type="float">
            <text:p>0.0073205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22879516533422" calcext:value-type="float">
            <text:p>0.222879516533422</text:p>
          </table:table-cell>
          <table:table-cell office:value-type="float" office:value="0.00674304" calcext:value-type="float">
            <text:p>0.0067430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31060671962629" calcext:value-type="float">
            <text:p>0.431060671962629</text:p>
          </table:table-cell>
          <table:table-cell office:value-type="float" office:value="0.006950912" calcext:value-type="float">
            <text:p>0.00695091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69663461680664" calcext:value-type="float">
            <text:p>0.169663461680664</text:p>
          </table:table-cell>
          <table:table-cell office:value-type="float" office:value="0.006980608" calcext:value-type="float">
            <text:p>0.00698060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0726988450358" calcext:value-type="float">
            <text:p>0.450726988450358</text:p>
          </table:table-cell>
          <table:table-cell office:value-type="float" office:value="0.00700544" calcext:value-type="float">
            <text:p>0.0070054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76557115099123" calcext:value-type="float">
            <text:p>0.376557115099123</text:p>
          </table:table-cell>
          <table:table-cell office:value-type="float" office:value="0.007026944" calcext:value-type="float">
            <text:p>0.00702694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07201078483739" calcext:value-type="float">
            <text:p>0.507201078483739</text:p>
          </table:table-cell>
          <table:table-cell office:value-type="float" office:value="0.00705024" calcext:value-type="float">
            <text:p>0.007050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730258855987" calcext:value-type="float">
            <text:p>0.24730258855987</text:p>
          </table:table-cell>
          <table:table-cell office:value-type="float" office:value="0.007074304" calcext:value-type="float">
            <text:p>0.0070743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60905958929053" calcext:value-type="float">
            <text:p>0.560905958929053</text:p>
          </table:table-cell>
          <table:table-cell office:value-type="float" office:value="0.007333888" calcext:value-type="float">
            <text:p>0.00733388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851505295070109" calcext:value-type="float">
            <text:p>0.085150529507011</text:p>
          </table:table-cell>
          <table:table-cell office:value-type="float" office:value="0.00727808" calcext:value-type="float">
            <text:p>0.007278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01448067590919" calcext:value-type="float">
            <text:p>0.901448067590919</text:p>
          </table:table-cell>
          <table:table-cell office:value-type="float" office:value="0.007281664" calcext:value-type="float">
            <text:p>0.0072816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39218636883895" calcext:value-type="float">
            <text:p>0.239218636883895</text:p>
          </table:table-cell>
          <table:table-cell office:value-type="float" office:value="0.007293184" calcext:value-type="float">
            <text:p>0.00729318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47617585847327" calcext:value-type="float">
            <text:p>0.947617585847327</text:p>
          </table:table-cell>
          <table:table-cell office:value-type="float" office:value="0.007306752" calcext:value-type="float">
            <text:p>0.0073067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03087045997192" calcext:value-type="float">
            <text:p>0.803087045997192</text:p>
          </table:table-cell>
          <table:table-cell office:value-type="float" office:value="0.007323136" calcext:value-type="float">
            <text:p>0.00732313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7071091401827" calcext:value-type="float">
            <text:p>0.077071091401827</text:p>
          </table:table-cell>
          <table:table-cell office:value-type="float" office:value="0.007338496" calcext:value-type="float">
            <text:p>0.0073384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43514060845276" calcext:value-type="float">
            <text:p>0.243514060845276</text:p>
          </table:table-cell>
          <table:table-cell office:value-type="float" office:value="0.007476992" calcext:value-type="float">
            <text:p>0.0074769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69825533196336" calcext:value-type="float">
            <text:p>0.169825533196336</text:p>
          </table:table-cell>
          <table:table-cell office:value-type="float" office:value="0.007503872" calcext:value-type="float">
            <text:p>0.0075038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03123654297051" calcext:value-type="float">
            <text:p>0.903123654297051</text:p>
          </table:table-cell>
          <table:table-cell office:value-type="float" office:value="0.007525888" calcext:value-type="float">
            <text:p>0.0075258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7478613369455" calcext:value-type="float">
            <text:p>0.727478613369455</text:p>
          </table:table-cell>
          <table:table-cell office:value-type="float" office:value="0.007546112" calcext:value-type="float">
            <text:p>0.00754611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87694389601485" calcext:value-type="float">
            <text:p>0.287694389601485</text:p>
          </table:table-cell>
          <table:table-cell office:value-type="float" office:value="0.007568128" calcext:value-type="float">
            <text:p>0.00756812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8868408320912" calcext:value-type="float">
            <text:p>0.158868408320912</text:p>
          </table:table-cell>
          <table:table-cell office:value-type="float" office:value="0.00759168" calcext:value-type="float">
            <text:p>0.0075916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5497291808981" calcext:value-type="float">
            <text:p>0.55497291808981</text:p>
          </table:table-cell>
          <table:table-cell office:value-type="float" office:value="0.006782976" calcext:value-type="float">
            <text:p>0.00678297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34349234732757" calcext:value-type="float">
            <text:p>0.043434923473276</text:p>
          </table:table-cell>
          <table:table-cell office:value-type="float" office:value="0.00726016" calcext:value-type="float">
            <text:p>0.0072601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3451446437195" calcext:value-type="float">
            <text:p>0.93451446437195</text:p>
          </table:table-cell>
          <table:table-cell office:value-type="float" office:value="0.007202048" calcext:value-type="float">
            <text:p>0.0072020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67412226896086" calcext:value-type="float">
            <text:p>0.767412226896086</text:p>
          </table:table-cell>
          <table:table-cell office:value-type="float" office:value="0.007206912" calcext:value-type="float">
            <text:p>0.00720691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8654150224142" calcext:value-type="float">
            <text:p>0.178654150224142</text:p>
          </table:table-cell>
          <table:table-cell office:value-type="float" office:value="0.007219968" calcext:value-type="float">
            <text:p>0.00721996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2471343280495" calcext:value-type="float">
            <text:p>0.722471343280495</text:p>
          </table:table-cell>
          <table:table-cell office:value-type="float" office:value="0.007233024" calcext:value-type="float">
            <text:p>0.0072330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94286961957679" calcext:value-type="float">
            <text:p>0.894286961957679</text:p>
          </table:table-cell>
          <table:table-cell office:value-type="float" office:value="0.007247616" calcext:value-type="float">
            <text:p>0.007247616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23149870815281" calcext:value-type="float">
            <text:p>0.082314987081528</text:p>
          </table:table-cell>
          <table:table-cell office:value-type="float" office:value="0.007263232" calcext:value-type="float">
            <text:p>0.00726323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14526973086042" calcext:value-type="float">
            <text:p>0.914526973086042</text:p>
          </table:table-cell>
          <table:table-cell office:value-type="float" office:value="0.007278592" calcext:value-type="float">
            <text:p>0.00727859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16652365505069" calcext:value-type="float">
            <text:p>0.716652365505069</text:p>
          </table:table-cell>
          <table:table-cell office:value-type="float" office:value="0.007294464" calcext:value-type="float">
            <text:p>0.00729446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74165310597504" calcext:value-type="float">
            <text:p>0.574165310597504</text:p>
          </table:table-cell>
          <table:table-cell office:value-type="float" office:value="0.007402752" calcext:value-type="float">
            <text:p>0.00740275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71609966748848" calcext:value-type="float">
            <text:p>0.171609966748848</text:p>
          </table:table-cell>
          <table:table-cell office:value-type="float" office:value="0.00742144" calcext:value-type="float">
            <text:p>0.007421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41242126933962" calcext:value-type="float">
            <text:p>0.341242126933962</text:p>
          </table:table-cell>
          <table:table-cell office:value-type="float" office:value="0.007437824" calcext:value-type="float">
            <text:p>0.0074378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7174534813914" calcext:value-type="float">
            <text:p>0.47174534813914</text:p>
          </table:table-cell>
          <table:table-cell office:value-type="float" office:value="0.007453696" calcext:value-type="float">
            <text:p>0.00745369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141498287311803" calcext:value-type="float">
            <text:p>0.000141498287312</text:p>
          </table:table-cell>
          <table:table-cell office:value-type="float" office:value="0.007469824" calcext:value-type="float">
            <text:p>0.007469824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06747889544623" calcext:value-type="float">
            <text:p>0.506747889544623</text:p>
          </table:table-cell>
          <table:table-cell office:value-type="float" office:value="0.007483392" calcext:value-type="float">
            <text:p>0.0074833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7007954540751" calcext:value-type="float">
            <text:p>0.967007954540751</text:p>
          </table:table-cell>
          <table:table-cell office:value-type="float" office:value="0.007499008" calcext:value-type="float">
            <text:p>0.00749900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3990762152493" calcext:value-type="float">
            <text:p>0.463990762152493</text:p>
          </table:table-cell>
          <table:table-cell office:value-type="float" office:value="0.007515136" calcext:value-type="float">
            <text:p>0.0075151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7410113985465" calcext:value-type="float">
            <text:p>0.777410113985465</text:p>
          </table:table-cell>
          <table:table-cell office:value-type="float" office:value="0.007530752" calcext:value-type="float">
            <text:p>0.00753075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53259848811789" calcext:value-type="float">
            <text:p>0.953259848811789</text:p>
          </table:table-cell>
          <table:table-cell office:value-type="float" office:value="0.00754432" calcext:value-type="float">
            <text:p>0.0075443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51493512369398" calcext:value-type="float">
            <text:p>0.251493512369398</text:p>
          </table:table-cell>
          <table:table-cell office:value-type="float" office:value="0.006991104" calcext:value-type="float">
            <text:p>0.00699110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86819652532228" calcext:value-type="float">
            <text:p>0.986819652532228</text:p>
          </table:table-cell>
          <table:table-cell office:value-type="float" office:value="0.007281152" calcext:value-type="float">
            <text:p>0.0072811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507235072796604" calcext:value-type="float">
            <text:p>0.05072350727966</text:p>
          </table:table-cell>
          <table:table-cell office:value-type="float" office:value="0.007329792" calcext:value-type="float">
            <text:p>0.00732979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43842947030289" calcext:value-type="float">
            <text:p>0.743842947030289</text:p>
          </table:table-cell>
          <table:table-cell office:value-type="float" office:value="0.007372544" calcext:value-type="float">
            <text:p>0.00737254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6924914044275" calcext:value-type="float">
            <text:p>0.876924914044275</text:p>
          </table:table-cell>
          <table:table-cell office:value-type="float" office:value="0.007419392" calcext:value-type="float">
            <text:p>0.00741939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3787976180107" calcext:value-type="float">
            <text:p>0.263787976180107</text:p>
          </table:table-cell>
          <table:table-cell office:value-type="float" office:value="0.007466752" calcext:value-type="float">
            <text:p>0.0074667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62333235721265" calcext:value-type="float">
            <text:p>0.862333235721265</text:p>
          </table:table-cell>
          <table:table-cell office:value-type="float" office:value="0.007515648" calcext:value-type="float">
            <text:p>0.00751564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29639156129209" calcext:value-type="float">
            <text:p>0.829639156129209</text:p>
          </table:table-cell>
          <table:table-cell office:value-type="float" office:value="0.007566592" calcext:value-type="float">
            <text:p>0.0075665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41849275568819" calcext:value-type="float">
            <text:p>0.241849275568819</text:p>
          </table:table-cell>
          <table:table-cell office:value-type="float" office:value="0.007615232" calcext:value-type="float">
            <text:p>0.00761523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12625402234059" calcext:value-type="float">
            <text:p>0.712625402234059</text:p>
          </table:table-cell>
          <table:table-cell office:value-type="float" office:value="0.007661568" calcext:value-type="float">
            <text:p>0.00766156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398798715273" calcext:value-type="float">
            <text:p>0.5398798715273</text:p>
          </table:table-cell>
          <table:table-cell office:value-type="float" office:value="0.00771072" calcext:value-type="float">
            <text:p>0.0077107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2370989249499" calcext:value-type="float">
            <text:p>0.552370989249499</text:p>
          </table:table-cell>
          <table:table-cell office:value-type="float" office:value="0.007759872" calcext:value-type="float">
            <text:p>0.00775987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2168528728589" calcext:value-type="float">
            <text:p>0.522168528728589</text:p>
          </table:table-cell>
          <table:table-cell office:value-type="float" office:value="0.007800832" calcext:value-type="float">
            <text:p>0.00780083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65417230747378" calcext:value-type="float">
            <text:p>0.765417230747378</text:p>
          </table:table-cell>
          <table:table-cell office:value-type="float" office:value="0.00807552" calcext:value-type="float">
            <text:p>0.008075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0150574290014" calcext:value-type="float">
            <text:p>0.640150574290014</text:p>
          </table:table-cell>
          <table:table-cell office:value-type="float" office:value="0.008055296" calcext:value-type="float">
            <text:p>0.00805529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89126238604521" calcext:value-type="float">
            <text:p>0.989126238604521</text:p>
          </table:table-cell>
          <table:table-cell office:value-type="float" office:value="0.008088832" calcext:value-type="float">
            <text:p>0.00808883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8368798914573" calcext:value-type="float">
            <text:p>0.508368798914573</text:p>
          </table:table-cell>
          <table:table-cell office:value-type="float" office:value="0.008130816" calcext:value-type="float">
            <text:p>0.0081308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96886844209795" calcext:value-type="float">
            <text:p>0.196886844209795</text:p>
          </table:table-cell>
          <table:table-cell office:value-type="float" office:value="0.008173824" calcext:value-type="float">
            <text:p>0.0081738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77306642638999" calcext:value-type="float">
            <text:p>0.277306642638999</text:p>
          </table:table-cell>
          <table:table-cell office:value-type="float" office:value="0.00821888" calcext:value-type="float">
            <text:p>0.008218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06507271101498" calcext:value-type="float">
            <text:p>0.106507271101498</text:p>
          </table:table-cell>
          <table:table-cell office:value-type="float" office:value="0.0082624" calcext:value-type="float">
            <text:p>0.00826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86656212431775" calcext:value-type="float">
            <text:p>0.386656212431775</text:p>
          </table:table-cell>
          <table:table-cell office:value-type="float" office:value="0.007588096" calcext:value-type="float">
            <text:p>0.00758809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84845851358083" calcext:value-type="float">
            <text:p>0.098484585135808</text:p>
          </table:table-cell>
          <table:table-cell office:value-type="float" office:value="0.008043264" calcext:value-type="float">
            <text:p>0.00804326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6368518876079" calcext:value-type="float">
            <text:p>0.686368518876079</text:p>
          </table:table-cell>
          <table:table-cell office:value-type="float" office:value="0.007995904" calcext:value-type="float">
            <text:p>0.0079959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3018331845573" calcext:value-type="float">
            <text:p>0.133018331845573</text:p>
          </table:table-cell>
          <table:table-cell office:value-type="float" office:value="0.008003584" calcext:value-type="float">
            <text:p>0.00800358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983057329108903" calcext:value-type="float">
            <text:p>0.09830573291089</text:p>
          </table:table-cell>
          <table:table-cell office:value-type="float" office:value="0.008017664" calcext:value-type="float">
            <text:p>0.0080176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38575144856582" calcext:value-type="float">
            <text:p>0.838575144856582</text:p>
          </table:table-cell>
          <table:table-cell office:value-type="float" office:value="0.008032512" calcext:value-type="float">
            <text:p>0.00803251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85341337498914" calcext:value-type="float">
            <text:p>0.985341337498914</text:p>
          </table:table-cell>
          <table:table-cell office:value-type="float" office:value="0.00804864" calcext:value-type="float">
            <text:p>0.0080486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6486700882472" calcext:value-type="float">
            <text:p>0.086486700882472</text:p>
          </table:table-cell>
          <table:table-cell office:value-type="float" office:value="0.00807936" calcext:value-type="float">
            <text:p>0.008079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01080446519432" calcext:value-type="float">
            <text:p>0.101080446519432</text:p>
          </table:table-cell>
          <table:table-cell office:value-type="float" office:value="0.008095232" calcext:value-type="float">
            <text:p>0.00809523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0132087511376" calcext:value-type="float">
            <text:p>0.280132087511376</text:p>
          </table:table-cell>
          <table:table-cell office:value-type="float" office:value="0.008110848" calcext:value-type="float">
            <text:p>0.00811084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9367068559343" calcext:value-type="float">
            <text:p>0.929367068559343</text:p>
          </table:table-cell>
          <table:table-cell office:value-type="float" office:value="0.008245504" calcext:value-type="float">
            <text:p>0.00824550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54062971586564" calcext:value-type="float">
            <text:p>0.054062971586564</text:p>
          </table:table-cell>
          <table:table-cell office:value-type="float" office:value="0.00826624" calcext:value-type="float">
            <text:p>0.008266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9094686560406" calcext:value-type="float">
            <text:p>0.659094686560406</text:p>
          </table:table-cell>
          <table:table-cell office:value-type="float" office:value="0.008282624" calcext:value-type="float">
            <text:p>0.0082826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08733303235384" calcext:value-type="float">
            <text:p>0.208733303235384</text:p>
          </table:table-cell>
          <table:table-cell office:value-type="float" office:value="0.008299776" calcext:value-type="float">
            <text:p>0.0082997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6732768792075" calcext:value-type="float">
            <text:p>0.246732768792075</text:p>
          </table:table-cell>
          <table:table-cell office:value-type="float" office:value="0.008316416" calcext:value-type="float">
            <text:p>0.0083164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62538704232565" calcext:value-type="float">
            <text:p>0.562538704232565</text:p>
          </table:table-cell>
          <table:table-cell office:value-type="float" office:value="0.008333056" calcext:value-type="float">
            <text:p>0.00833305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82564745035328" calcext:value-type="float">
            <text:p>0.038256474503533</text:p>
          </table:table-cell>
          <table:table-cell office:value-type="float" office:value="0.008349952" calcext:value-type="float">
            <text:p>0.00834995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46323946498342" calcext:value-type="float">
            <text:p>0.246323946498342</text:p>
          </table:table-cell>
          <table:table-cell office:value-type="float" office:value="0.008367104" calcext:value-type="float">
            <text:p>0.0083671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82632530538721" calcext:value-type="float">
            <text:p>0.782632530538721</text:p>
          </table:table-cell>
          <table:table-cell office:value-type="float" office:value="0.008384" calcext:value-type="float">
            <text:p>0.00838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77796980457285" calcext:value-type="float">
            <text:p>0.577796980457285</text:p>
          </table:table-cell>
          <table:table-cell office:value-type="float" office:value="0.008400896" calcext:value-type="float">
            <text:p>0.00840089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23184749126561" calcext:value-type="float">
            <text:p>0.223184749126561</text:p>
          </table:table-cell>
          <table:table-cell office:value-type="float" office:value="0.008685056" calcext:value-type="float">
            <text:p>0.0086850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53406435591816" calcext:value-type="float">
            <text:p>0.025340643559182</text:p>
          </table:table-cell>
          <table:table-cell office:value-type="float" office:value="0.00905856" calcext:value-type="float">
            <text:p>0.009058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65248568843744" calcext:value-type="float">
            <text:p>0.665248568843744</text:p>
          </table:table-cell>
          <table:table-cell office:value-type="float" office:value="0.009190144" calcext:value-type="float">
            <text:p>0.0091901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49304423648458" calcext:value-type="float">
            <text:p>0.749304423648458</text:p>
          </table:table-cell>
          <table:table-cell office:value-type="float" office:value="0.009453312" calcext:value-type="float">
            <text:p>0.0094533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539106015014" calcext:value-type="float">
            <text:p>0.335539106015014</text:p>
          </table:table-cell>
          <table:table-cell office:value-type="float" office:value="0.009435904" calcext:value-type="float">
            <text:p>0.00943590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2749856372772" calcext:value-type="float">
            <text:p>0.232749856372772</text:p>
          </table:table-cell>
          <table:table-cell office:value-type="float" office:value="0.009522688" calcext:value-type="float">
            <text:p>0.00952268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42172458933876" calcext:value-type="float">
            <text:p>0.942172458933876</text:p>
          </table:table-cell>
          <table:table-cell office:value-type="float" office:value="0.009563648" calcext:value-type="float">
            <text:p>0.00956364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94643817410433" calcext:value-type="float">
            <text:p>0.494643817410433</text:p>
          </table:table-cell>
          <table:table-cell office:value-type="float" office:value="0.009604096" calcext:value-type="float">
            <text:p>0.00960409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003598784845" calcext:value-type="float">
            <text:p>0.47003598784845</text:p>
          </table:table-cell>
          <table:table-cell office:value-type="float" office:value="0.009644544" calcext:value-type="float">
            <text:p>0.0096445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89288203416834" calcext:value-type="float">
            <text:p>0.289288203416834</text:p>
          </table:table-cell>
          <table:table-cell office:value-type="float" office:value="0.00968448" calcext:value-type="float">
            <text:p>0.0096844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67517315756043" calcext:value-type="float">
            <text:p>0.167517315756043</text:p>
          </table:table-cell>
          <table:table-cell office:value-type="float" office:value="0.009723648" calcext:value-type="float">
            <text:p>0.00972364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12476169141964" calcext:value-type="float">
            <text:p>0.612476169141964</text:p>
          </table:table-cell>
          <table:table-cell office:value-type="float" office:value="0.009763072" calcext:value-type="float">
            <text:p>0.0097630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52309772064965" calcext:value-type="float">
            <text:p>0.852309772064965</text:p>
          </table:table-cell>
          <table:table-cell office:value-type="float" office:value="0.009803264" calcext:value-type="float">
            <text:p>0.00980326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07393868056576" calcext:value-type="float">
            <text:p>0.807393868056576</text:p>
          </table:table-cell>
          <table:table-cell office:value-type="float" office:value="0.009843456" calcext:value-type="float">
            <text:p>0.00984345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8247158739762" calcext:value-type="float">
            <text:p>0.418247158739762</text:p>
          </table:table-cell>
          <table:table-cell office:value-type="float" office:value="0.009882624" calcext:value-type="float">
            <text:p>0.00988262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08957621795089" calcext:value-type="float">
            <text:p>0.708957621795089</text:p>
          </table:table-cell>
          <table:table-cell office:value-type="float" office:value="0.009924352" calcext:value-type="float">
            <text:p>0.00992435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7140428183665" calcext:value-type="float">
            <text:p>0.67140428183665</text:p>
          </table:table-cell>
          <table:table-cell office:value-type="float" office:value="0.009965568" calcext:value-type="float">
            <text:p>0.0099655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3598715856646" calcext:value-type="float">
            <text:p>0.63598715856646</text:p>
          </table:table-cell>
          <table:table-cell office:value-type="float" office:value="0.010006528" calcext:value-type="float">
            <text:p>0.01000652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42533670054408" calcext:value-type="float">
            <text:p>0.642533670054408</text:p>
          </table:table-cell>
          <table:table-cell office:value-type="float" office:value="0.010048" calcext:value-type="float">
            <text:p>0.0100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5036202506176" calcext:value-type="float">
            <text:p>0.375036202506176</text:p>
          </table:table-cell>
          <table:table-cell office:value-type="float" office:value="0.010088448" calcext:value-type="float">
            <text:p>0.01008844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72847783408805" calcext:value-type="float">
            <text:p>0.872847783408805</text:p>
          </table:table-cell>
          <table:table-cell office:value-type="float" office:value="0.00905984" calcext:value-type="float">
            <text:p>0.0090598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4820314924095" calcext:value-type="float">
            <text:p>0.54820314924095</text:p>
          </table:table-cell>
          <table:table-cell office:value-type="float" office:value="0.009483008" calcext:value-type="float">
            <text:p>0.00948300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47145926573392" calcext:value-type="float">
            <text:p>0.847145926573392</text:p>
          </table:table-cell>
          <table:table-cell office:value-type="float" office:value="0.009839104" calcext:value-type="float">
            <text:p>0.00983910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2153780950901" calcext:value-type="float">
            <text:p>0.512153780950901</text:p>
          </table:table-cell>
          <table:table-cell office:value-type="float" office:value="0.009737216" calcext:value-type="float">
            <text:p>0.009737216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32178485374314" calcext:value-type="float">
            <text:p>0.432178485374314</text:p>
          </table:table-cell>
          <table:table-cell office:value-type="float" office:value="0.00973824" calcext:value-type="float">
            <text:p>0.0097382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62300395387255" calcext:value-type="float">
            <text:p>0.562300395387255</text:p>
          </table:table-cell>
          <table:table-cell office:value-type="float" office:value="0.009751552" calcext:value-type="float">
            <text:p>0.0097515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5845513864544" calcext:value-type="float">
            <text:p>0.765845513864544</text:p>
          </table:table-cell>
          <table:table-cell office:value-type="float" office:value="0.009766144" calcext:value-type="float">
            <text:p>0.00976614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3734259408082" calcext:value-type="float">
            <text:p>0.653734259408082</text:p>
          </table:table-cell>
          <table:table-cell office:value-type="float" office:value="0.009778944" calcext:value-type="float">
            <text:p>0.00977894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7080333842198" calcext:value-type="float">
            <text:p>0.467080333842198</text:p>
          </table:table-cell>
          <table:table-cell office:value-type="float" office:value="0.009795072" calcext:value-type="float">
            <text:p>0.00979507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26219929657833" calcext:value-type="float">
            <text:p>0.926219929657833</text:p>
          </table:table-cell>
          <table:table-cell office:value-type="float" office:value="0.009810432" calcext:value-type="float">
            <text:p>0.00981043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729648588970037" calcext:value-type="float">
            <text:p>0.072964858897004</text:p>
          </table:table-cell>
          <table:table-cell office:value-type="float" office:value="0.009812224" calcext:value-type="float">
            <text:p>0.0098122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7611318053875" calcext:value-type="float">
            <text:p>0.297611318053875</text:p>
          </table:table-cell>
          <table:table-cell office:value-type="float" office:value="0.009823488" calcext:value-type="float">
            <text:p>0.0098234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0573027917914" calcext:value-type="float">
            <text:p>0.420573027917914</text:p>
          </table:table-cell>
          <table:table-cell office:value-type="float" office:value="0.009839104" calcext:value-type="float">
            <text:p>0.00983910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61480217830791" calcext:value-type="float">
            <text:p>0.761480217830791</text:p>
          </table:table-cell>
          <table:table-cell office:value-type="float" office:value="0.009853952" calcext:value-type="float">
            <text:p>0.0098539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24554756046554" calcext:value-type="float">
            <text:p>0.624554756046554</text:p>
          </table:table-cell>
          <table:table-cell office:value-type="float" office:value="0.009868544" calcext:value-type="float">
            <text:p>0.00986854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93639818695647" calcext:value-type="float">
            <text:p>0.593639818695647</text:p>
          </table:table-cell>
          <table:table-cell office:value-type="float" office:value="0.009885952" calcext:value-type="float">
            <text:p>0.00988595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8005178366837" calcext:value-type="float">
            <text:p>0.598005178366837</text:p>
          </table:table-cell>
          <table:table-cell office:value-type="float" office:value="0.009902592" calcext:value-type="float">
            <text:p>0.0099025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57120956408887" calcext:value-type="float">
            <text:p>0.557120956408887</text:p>
          </table:table-cell>
          <table:table-cell office:value-type="float" office:value="0.009916672" calcext:value-type="float">
            <text:p>0.00991667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79333692028661" calcext:value-type="float">
            <text:p>0.979333692028661</text:p>
          </table:table-cell>
          <table:table-cell office:value-type="float" office:value="0.009933568" calcext:value-type="float">
            <text:p>0.00993356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08485048752759" calcext:value-type="float">
            <text:p>0.808485048752759</text:p>
          </table:table-cell>
          <table:table-cell office:value-type="float" office:value="0.009949952" calcext:value-type="float">
            <text:p>0.00994995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7838261591778" calcext:value-type="float">
            <text:p>0.317838261591778</text:p>
          </table:table-cell>
          <table:table-cell office:value-type="float" office:value="0.00824192" calcext:value-type="float">
            <text:p>0.0082419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98104350463627" calcext:value-type="float">
            <text:p>0.498104350463627</text:p>
          </table:table-cell>
          <table:table-cell office:value-type="float" office:value="0.008465152" calcext:value-type="float">
            <text:p>0.00846515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95739518458379" calcext:value-type="float">
            <text:p>0.895739518458379</text:p>
          </table:table-cell>
          <table:table-cell office:value-type="float" office:value="0.008491008" calcext:value-type="float">
            <text:p>0.00849100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16678412740212" calcext:value-type="float">
            <text:p>0.816678412740212</text:p>
          </table:table-cell>
          <table:table-cell office:value-type="float" office:value="0.008507136" calcext:value-type="float">
            <text:p>0.0085071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41527239187331" calcext:value-type="float">
            <text:p>0.741527239187331</text:p>
          </table:table-cell>
          <table:table-cell office:value-type="float" office:value="0.008531456" calcext:value-type="float">
            <text:p>0.00853145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4375831360709" calcext:value-type="float">
            <text:p>0.34375831360709</text:p>
          </table:table-cell>
          <table:table-cell office:value-type="float" office:value="0.008793344" calcext:value-type="float">
            <text:p>0.00879334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8781517096694" calcext:value-type="float">
            <text:p>0.88781517096694</text:p>
          </table:table-cell>
          <table:table-cell office:value-type="float" office:value="0.008824064" calcext:value-type="float">
            <text:p>0.00882406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4762398861931" calcext:value-type="float">
            <text:p>0.704762398861931</text:p>
          </table:table-cell>
          <table:table-cell office:value-type="float" office:value="0.008845056" calcext:value-type="float">
            <text:p>0.0088450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59206804077165" calcext:value-type="float">
            <text:p>0.759206804077165</text:p>
          </table:table-cell>
          <table:table-cell office:value-type="float" office:value="0.008867584" calcext:value-type="float">
            <text:p>0.0088675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25354744726715" calcext:value-type="float">
            <text:p>0.725354744726715</text:p>
          </table:table-cell>
          <table:table-cell office:value-type="float" office:value="0.00905728" calcext:value-type="float">
            <text:p>0.0090572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54891185549172" calcext:value-type="float">
            <text:p>0.954891185549172</text:p>
          </table:table-cell>
          <table:table-cell office:value-type="float" office:value="0.009068544" calcext:value-type="float">
            <text:p>0.0090685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14742165863509" calcext:value-type="float">
            <text:p>0.081474216586351</text:p>
          </table:table-cell>
          <table:table-cell office:value-type="float" office:value="0.009085696" calcext:value-type="float">
            <text:p>0.00908569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64494330275251" calcext:value-type="float">
            <text:p>0.006449433027525</text:p>
          </table:table-cell>
          <table:table-cell office:value-type="float" office:value="0.009103872" calcext:value-type="float">
            <text:p>0.00910387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8245707080469" calcext:value-type="float">
            <text:p>0.258245707080469</text:p>
          </table:table-cell>
          <table:table-cell office:value-type="float" office:value="0.016357888" calcext:value-type="float">
            <text:p>0.01635788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7920169321768" calcext:value-type="float">
            <text:p>0.487920169321768</text:p>
          </table:table-cell>
          <table:table-cell office:value-type="float" office:value="0.023191296" calcext:value-type="float">
            <text:p>0.023191296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45904505870919" calcext:value-type="float">
            <text:p>0.645904505870919</text:p>
          </table:table-cell>
          <table:table-cell office:value-type="float" office:value="0.023252736" calcext:value-type="float">
            <text:p>0.02325273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3386171007138" calcext:value-type="float">
            <text:p>0.73386171007138</text:p>
          </table:table-cell>
          <table:table-cell office:value-type="float" office:value="0.02326272" calcext:value-type="float">
            <text:p>0.023262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9513078822023" calcext:value-type="float">
            <text:p>0.439513078822023</text:p>
          </table:table-cell>
          <table:table-cell office:value-type="float" office:value="0.023269632" calcext:value-type="float">
            <text:p>0.02326963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6180289866918" calcext:value-type="float">
            <text:p>0.146180289866918</text:p>
          </table:table-cell>
          <table:table-cell office:value-type="float" office:value="0.023270656" calcext:value-type="float">
            <text:p>0.0232706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8113067389595" calcext:value-type="float">
            <text:p>0.208113067389595</text:p>
          </table:table-cell>
          <table:table-cell office:value-type="float" office:value="0.0235328" calcext:value-type="float">
            <text:p>0.02353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94303004650278" calcext:value-type="float">
            <text:p>0.494303004650278</text:p>
          </table:table-cell>
          <table:table-cell office:value-type="float" office:value="0.006838784" calcext:value-type="float">
            <text:p>0.0068387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3132195714346" calcext:value-type="float">
            <text:p>0.813132195714346</text:p>
          </table:table-cell>
          <table:table-cell office:value-type="float" office:value="0.007073024" calcext:value-type="float">
            <text:p>0.0070730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3262950203349" calcext:value-type="float">
            <text:p>0.253262950203349</text:p>
          </table:table-cell>
          <table:table-cell office:value-type="float" office:value="0.007165952" calcext:value-type="float">
            <text:p>0.00716595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2970041359891" calcext:value-type="float">
            <text:p>0.162970041359891</text:p>
          </table:table-cell>
          <table:table-cell office:value-type="float" office:value="0.00718976" calcext:value-type="float">
            <text:p>0.0071897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37397956715177" calcext:value-type="float">
            <text:p>0.837397956715177</text:p>
          </table:table-cell>
          <table:table-cell office:value-type="float" office:value="0.007211776" calcext:value-type="float">
            <text:p>0.00721177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1858747018048" calcext:value-type="float">
            <text:p>0.651858747018048</text:p>
          </table:table-cell>
          <table:table-cell office:value-type="float" office:value="0.00723328" calcext:value-type="float">
            <text:p>0.0072332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6849347323406" calcext:value-type="float">
            <text:p>0.756849347323406</text:p>
          </table:table-cell>
          <table:table-cell office:value-type="float" office:value="0.007254784" calcext:value-type="float">
            <text:p>0.00725478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62516710791478" calcext:value-type="float">
            <text:p>0.262516710791478</text:p>
          </table:table-cell>
          <table:table-cell office:value-type="float" office:value="0.007252736" calcext:value-type="float">
            <text:p>0.00725273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13931550845768" calcext:value-type="float">
            <text:p>0.913931550845768</text:p>
          </table:table-cell>
          <table:table-cell office:value-type="float" office:value="0.0072704" calcext:value-type="float">
            <text:p>0.00727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44405580839439" calcext:value-type="float">
            <text:p>0.444405580839439</text:p>
          </table:table-cell>
          <table:table-cell office:value-type="float" office:value="0.007290112" calcext:value-type="float">
            <text:p>0.00729011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81502007869963" calcext:value-type="float">
            <text:p>0.881502007869963</text:p>
          </table:table-cell>
          <table:table-cell office:value-type="float" office:value="0.007310592" calcext:value-type="float">
            <text:p>0.00731059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80880270104701" calcext:value-type="float">
            <text:p>0.480880270104701</text:p>
          </table:table-cell>
          <table:table-cell office:value-type="float" office:value="0.00733056" calcext:value-type="float">
            <text:p>0.007330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11782050036311" calcext:value-type="float">
            <text:p>0.211782050036311</text:p>
          </table:table-cell>
          <table:table-cell office:value-type="float" office:value="0.007794176" calcext:value-type="float">
            <text:p>0.007794176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4464566943877" calcext:value-type="float">
            <text:p>0.54464566943877</text:p>
          </table:table-cell>
          <table:table-cell office:value-type="float" office:value="0.007665152" calcext:value-type="float">
            <text:p>0.00766515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67278938161487" calcext:value-type="float">
            <text:p>0.567278938161487</text:p>
          </table:table-cell>
          <table:table-cell office:value-type="float" office:value="0.00755456" calcext:value-type="float">
            <text:p>0.0075545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69301083299243" calcext:value-type="float">
            <text:p>0.469301083299243</text:p>
          </table:table-cell>
          <table:table-cell office:value-type="float" office:value="0.007558912" calcext:value-type="float">
            <text:p>0.00755891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9531888870333" calcext:value-type="float">
            <text:p>0.439531888870333</text:p>
          </table:table-cell>
          <table:table-cell office:value-type="float" office:value="0.007572224" calcext:value-type="float">
            <text:p>0.00757222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82259241193302" calcext:value-type="float">
            <text:p>0.482259241193302</text:p>
          </table:table-cell>
          <table:table-cell office:value-type="float" office:value="0.007587584" calcext:value-type="float">
            <text:p>0.00758758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37883862363947" calcext:value-type="float">
            <text:p>0.137883862363947</text:p>
          </table:table-cell>
          <table:table-cell office:value-type="float" office:value="0.007603968" calcext:value-type="float">
            <text:p>0.00760396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19094089332766" calcext:value-type="float">
            <text:p>0.519094089332766</text:p>
          </table:table-cell>
          <table:table-cell office:value-type="float" office:value="0.00761984" calcext:value-type="float">
            <text:p>0.0076198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1345706743614" calcext:value-type="float">
            <text:p>0.481345706743614</text:p>
          </table:table-cell>
          <table:table-cell office:value-type="float" office:value="0.00658688" calcext:value-type="float">
            <text:p>0.0065868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02446497616283" calcext:value-type="float">
            <text:p>0.102446497616283</text:p>
          </table:table-cell>
          <table:table-cell office:value-type="float" office:value="0.006813952" calcext:value-type="float">
            <text:p>0.0068139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8819051754163" calcext:value-type="float">
            <text:p>0.148819051754163</text:p>
          </table:table-cell>
          <table:table-cell office:value-type="float" office:value="0.006847488" calcext:value-type="float">
            <text:p>0.00684748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95234768081541" calcext:value-type="float">
            <text:p>0.495234768081541</text:p>
          </table:table-cell>
          <table:table-cell office:value-type="float" office:value="0.006870016" calcext:value-type="float">
            <text:p>0.00687001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702614073327763" calcext:value-type="float">
            <text:p>0.070261407332776</text:p>
          </table:table-cell>
          <table:table-cell office:value-type="float" office:value="0.006894848" calcext:value-type="float">
            <text:p>0.0068948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1952409345751" calcext:value-type="float">
            <text:p>0.491952409345751</text:p>
          </table:table-cell>
          <table:table-cell office:value-type="float" office:value="0.006919424" calcext:value-type="float">
            <text:p>0.00691942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92759037570705" calcext:value-type="float">
            <text:p>0.792759037570705</text:p>
          </table:table-cell>
          <table:table-cell office:value-type="float" office:value="0.00694528" calcext:value-type="float">
            <text:p>0.0069452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94949123135837" calcext:value-type="float">
            <text:p>0.994949123135837</text:p>
          </table:table-cell>
          <table:table-cell office:value-type="float" office:value="0.006967296" calcext:value-type="float">
            <text:p>0.00696729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64898395131913" calcext:value-type="float">
            <text:p>0.664898395131913</text:p>
          </table:table-cell>
          <table:table-cell office:value-type="float" office:value="0.006991872" calcext:value-type="float">
            <text:p>0.00699187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52883547899256" calcext:value-type="float">
            <text:p>0.252883547899256</text:p>
          </table:table-cell>
          <table:table-cell office:value-type="float" office:value="0.007017216" calcext:value-type="float">
            <text:p>0.00701721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18616072407593" calcext:value-type="float">
            <text:p>0.118616072407593</text:p>
          </table:table-cell>
          <table:table-cell office:value-type="float" office:value="0.007605248" calcext:value-type="float">
            <text:p>0.0076052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59381622501379" calcext:value-type="float">
            <text:p>0.559381622501379</text:p>
          </table:table-cell>
          <table:table-cell office:value-type="float" office:value="0.007418624" calcext:value-type="float">
            <text:p>0.00741862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07711602901552" calcext:value-type="float">
            <text:p>0.607711602901552</text:p>
          </table:table-cell>
          <table:table-cell office:value-type="float" office:value="0.007413504" calcext:value-type="float">
            <text:p>0.00741350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6511187819587" calcext:value-type="float">
            <text:p>0.336511187819587</text:p>
          </table:table-cell>
          <table:table-cell office:value-type="float" office:value="0.007420416" calcext:value-type="float">
            <text:p>0.007420416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44607056772959" calcext:value-type="float">
            <text:p>0.844607056772959</text:p>
          </table:table-cell>
          <table:table-cell office:value-type="float" office:value="0.007429376" calcext:value-type="float">
            <text:p>0.0074293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25128910911891" calcext:value-type="float">
            <text:p>0.425128910911891</text:p>
          </table:table-cell>
          <table:table-cell office:value-type="float" office:value="0.007446528" calcext:value-type="float">
            <text:p>0.00744652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06123569455033" calcext:value-type="float">
            <text:p>0.606123569455033</text:p>
          </table:table-cell>
          <table:table-cell office:value-type="float" office:value="0.007460864" calcext:value-type="float">
            <text:p>0.007460864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19462401704679" calcext:value-type="float">
            <text:p>0.119462401704679</text:p>
          </table:table-cell>
          <table:table-cell office:value-type="float" office:value="0.007331328" calcext:value-type="float">
            <text:p>0.00733132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9478608762787" calcext:value-type="float">
            <text:p>0.539478608762787</text:p>
          </table:table-cell>
          <table:table-cell office:value-type="float" office:value="0.00733824" calcext:value-type="float">
            <text:p>0.007338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6603824896827" calcext:value-type="float">
            <text:p>0.936603824896827</text:p>
          </table:table-cell>
          <table:table-cell office:value-type="float" office:value="0.007353856" calcext:value-type="float">
            <text:p>0.00735385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77764840965799" calcext:value-type="float">
            <text:p>0.677764840965799</text:p>
          </table:table-cell>
          <table:table-cell office:value-type="float" office:value="0.006742272" calcext:value-type="float">
            <text:p>0.00674227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53300441788682" calcext:value-type="float">
            <text:p>0.953300441788682</text:p>
          </table:table-cell>
          <table:table-cell office:value-type="float" office:value="0.006979072" calcext:value-type="float">
            <text:p>0.00697907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90944745548403" calcext:value-type="float">
            <text:p>0.590944745548403</text:p>
          </table:table-cell>
          <table:table-cell office:value-type="float" office:value="0.007011072" calcext:value-type="float">
            <text:p>0.00701107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8982965572457" calcext:value-type="float">
            <text:p>0.58982965572457</text:p>
          </table:table-cell>
          <table:table-cell office:value-type="float" office:value="0.007036416" calcext:value-type="float">
            <text:p>0.00703641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18400417043209" calcext:value-type="float">
            <text:p>0.091840041704321</text:p>
          </table:table-cell>
          <table:table-cell office:value-type="float" office:value="0.007047168" calcext:value-type="float">
            <text:p>0.00704716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800316608256" calcext:value-type="float">
            <text:p>0.71800316608256</text:p>
          </table:table-cell>
          <table:table-cell office:value-type="float" office:value="0.007070464" calcext:value-type="float">
            <text:p>0.00707046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6232684044389" calcext:value-type="float">
            <text:p>0.916232684044389</text:p>
          </table:table-cell>
          <table:table-cell office:value-type="float" office:value="0.00739584" calcext:value-type="float">
            <text:p>0.0073958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8731853337011" calcext:value-type="float">
            <text:p>0.378731853337011</text:p>
          </table:table-cell>
          <table:table-cell office:value-type="float" office:value="0.007297792" calcext:value-type="float">
            <text:p>0.0072977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41944907771631" calcext:value-type="float">
            <text:p>0.541944907771631</text:p>
          </table:table-cell>
          <table:table-cell office:value-type="float" office:value="0.007296768" calcext:value-type="float">
            <text:p>0.00729676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73422630902076" calcext:value-type="float">
            <text:p>0.673422630902076</text:p>
          </table:table-cell>
          <table:table-cell office:value-type="float" office:value="0.007320064" calcext:value-type="float">
            <text:p>0.0073200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93622491159638" calcext:value-type="float">
            <text:p>0.893622491159638</text:p>
          </table:table-cell>
          <table:table-cell office:value-type="float" office:value="0.007334656" calcext:value-type="float">
            <text:p>0.00733465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816402603403923" calcext:value-type="float">
            <text:p>0.081640260340392</text:p>
          </table:table-cell>
          <table:table-cell office:value-type="float" office:value="0.007349504" calcext:value-type="float">
            <text:p>0.00734950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6113096892914" calcext:value-type="float">
            <text:p>0.146113096892914</text:p>
          </table:table-cell>
          <table:table-cell office:value-type="float" office:value="0.007364608" calcext:value-type="float">
            <text:p>0.0073646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6822836768674" calcext:value-type="float">
            <text:p>0.206822836768674</text:p>
          </table:table-cell>
          <table:table-cell office:value-type="float" office:value="0.007379712" calcext:value-type="float">
            <text:p>0.00737971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6389643150649" calcext:value-type="float">
            <text:p>0.86389643150649</text:p>
          </table:table-cell>
          <table:table-cell office:value-type="float" office:value="0.007395072" calcext:value-type="float">
            <text:p>0.00739507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1040097786827" calcext:value-type="float">
            <text:p>0.541040097786827</text:p>
          </table:table-cell>
          <table:table-cell office:value-type="float" office:value="0.007409664" calcext:value-type="float">
            <text:p>0.00740966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1862359455064" calcext:value-type="float">
            <text:p>0.641862359455064</text:p>
          </table:table-cell>
          <table:table-cell office:value-type="float" office:value="0.00742528" calcext:value-type="float">
            <text:p>0.007425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22495996710933" calcext:value-type="float">
            <text:p>0.222495996710933</text:p>
          </table:table-cell>
          <table:table-cell office:value-type="float" office:value="0.007441152" calcext:value-type="float">
            <text:p>0.00744115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90979487071875" calcext:value-type="float">
            <text:p>0.790979487071875</text:p>
          </table:table-cell>
          <table:table-cell office:value-type="float" office:value="0.007457536" calcext:value-type="float">
            <text:p>0.00745753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78343247101575" calcext:value-type="float">
            <text:p>0.178343247101575</text:p>
          </table:table-cell>
          <table:table-cell office:value-type="float" office:value="0.00747392" calcext:value-type="float">
            <text:p>0.0074739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621770102357" calcext:value-type="float">
            <text:p>0.90621770102357</text:p>
          </table:table-cell>
          <table:table-cell office:value-type="float" office:value="0.010689792" calcext:value-type="float">
            <text:p>0.01068979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789959431672733" calcext:value-type="float">
            <text:p>0.078995943167273</text:p>
          </table:table-cell>
          <table:table-cell office:value-type="float" office:value="0.013838592" calcext:value-type="float">
            <text:p>0.013838592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054383789775" calcext:value-type="float">
            <text:p>0.70054383789775</text:p>
          </table:table-cell>
          <table:table-cell office:value-type="float" office:value="0.013878272" calcext:value-type="float">
            <text:p>0.01387827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539593504228408" calcext:value-type="float">
            <text:p>0.053959350422841</text:p>
          </table:table-cell>
          <table:table-cell office:value-type="float" office:value="0.013905152" calcext:value-type="float">
            <text:p>0.01390515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01471219791542" calcext:value-type="float">
            <text:p>0.401471219791542</text:p>
          </table:table-cell>
          <table:table-cell office:value-type="float" office:value="0.013928448" calcext:value-type="float">
            <text:p>0.01392844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986272795033" calcext:value-type="float">
            <text:p>0.82986272795033</text:p>
          </table:table-cell>
          <table:table-cell office:value-type="float" office:value="0.013952768" calcext:value-type="float">
            <text:p>0.0139527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7316442055158" calcext:value-type="float">
            <text:p>0.477316442055158</text:p>
          </table:table-cell>
          <table:table-cell office:value-type="float" office:value="0.013981696" calcext:value-type="float">
            <text:p>0.01398169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5601726547541" calcext:value-type="float">
            <text:p>0.965601726547541</text:p>
          </table:table-cell>
          <table:table-cell office:value-type="float" office:value="0.014075904" calcext:value-type="float">
            <text:p>0.01407590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6248864953662" calcext:value-type="float">
            <text:p>0.806248864953662</text:p>
          </table:table-cell>
          <table:table-cell office:value-type="float" office:value="0.0140992" calcext:value-type="float">
            <text:p>0.014099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92394004818904" calcext:value-type="float">
            <text:p>0.992394004818904</text:p>
          </table:table-cell>
          <table:table-cell office:value-type="float" office:value="0.014114816" calcext:value-type="float">
            <text:p>0.0141148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1382303333261" calcext:value-type="float">
            <text:p>0.851382303333261</text:p>
          </table:table-cell>
          <table:table-cell office:value-type="float" office:value="0.014128896" calcext:value-type="float">
            <text:p>0.01412889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75295886254401" calcext:value-type="float">
            <text:p>0.775295886254401</text:p>
          </table:table-cell>
          <table:table-cell office:value-type="float" office:value="0.014143232" calcext:value-type="float">
            <text:p>0.01414323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6970898860112" calcext:value-type="float">
            <text:p>0.66970898860112</text:p>
          </table:table-cell>
          <table:table-cell office:value-type="float" office:value="0.014157568" calcext:value-type="float">
            <text:p>0.014157568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46052368037068" calcext:value-type="float">
            <text:p>0.146052368037068</text:p>
          </table:table-cell>
          <table:table-cell office:value-type="float" office:value="0.014172928" calcext:value-type="float">
            <text:p>0.01417292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5182526936735" calcext:value-type="float">
            <text:p>0.225182526936735</text:p>
          </table:table-cell>
          <table:table-cell office:value-type="float" office:value="0.014188288" calcext:value-type="float">
            <text:p>0.0141882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946593016182" calcext:value-type="float">
            <text:p>0.51946593016182</text:p>
          </table:table-cell>
          <table:table-cell office:value-type="float" office:value="0.014564352" calcext:value-type="float">
            <text:p>0.0145643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34987105396577" calcext:value-type="float">
            <text:p>0.734987105396577</text:p>
          </table:table-cell>
          <table:table-cell office:value-type="float" office:value="0.014478848" calcext:value-type="float">
            <text:p>0.0144788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74138541820973" calcext:value-type="float">
            <text:p>0.974138541820973</text:p>
          </table:table-cell>
          <table:table-cell office:value-type="float" office:value="0.014476544" calcext:value-type="float">
            <text:p>0.0144765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74011841920627" calcext:value-type="float">
            <text:p>0.974011841920627</text:p>
          </table:table-cell>
          <table:table-cell office:value-type="float" office:value="0.014481664" calcext:value-type="float">
            <text:p>0.01448166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12545652944366" calcext:value-type="float">
            <text:p>0.612545652944366</text:p>
          </table:table-cell>
          <table:table-cell office:value-type="float" office:value="0.014489088" calcext:value-type="float">
            <text:p>0.01448908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7332897650153" calcext:value-type="float">
            <text:p>0.887332897650153</text:p>
          </table:table-cell>
          <table:table-cell office:value-type="float" office:value="0.006649088" calcext:value-type="float">
            <text:p>0.00664908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28508827632322" calcext:value-type="float">
            <text:p>0.428508827632322</text:p>
          </table:table-cell>
          <table:table-cell office:value-type="float" office:value="0.006941952" calcext:value-type="float">
            <text:p>0.00694195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5766083780732" calcext:value-type="float">
            <text:p>0.875766083780732</text:p>
          </table:table-cell>
          <table:table-cell office:value-type="float" office:value="0.007006208" calcext:value-type="float">
            <text:p>0.0070062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175094479611125" calcext:value-type="float">
            <text:p>0.017509447961113</text:p>
          </table:table-cell>
          <table:table-cell office:value-type="float" office:value="0.007030016" calcext:value-type="float">
            <text:p>0.00703001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63340729401996" calcext:value-type="float">
            <text:p>0.663340729401996</text:p>
          </table:table-cell>
          <table:table-cell office:value-type="float" office:value="0.00705024" calcext:value-type="float">
            <text:p>0.007050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94434135852607" calcext:value-type="float">
            <text:p>0.994434135852607</text:p>
          </table:table-cell>
          <table:table-cell office:value-type="float" office:value="0.007070208" calcext:value-type="float">
            <text:p>0.00707020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30499006016494" calcext:value-type="float">
            <text:p>0.730499006016494</text:p>
          </table:table-cell>
          <table:table-cell office:value-type="float" office:value="0.007089408" calcext:value-type="float">
            <text:p>0.00708940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14561492830373" calcext:value-type="float">
            <text:p>0.114561492830373</text:p>
          </table:table-cell>
          <table:table-cell office:value-type="float" office:value="0.007098112" calcext:value-type="float">
            <text:p>0.0070981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52281674068808" calcext:value-type="float">
            <text:p>0.752281674068808</text:p>
          </table:table-cell>
          <table:table-cell office:value-type="float" office:value="0.007115264" calcext:value-type="float">
            <text:p>0.00711526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42950051286581" calcext:value-type="float">
            <text:p>0.942950051286581</text:p>
          </table:table-cell>
          <table:table-cell office:value-type="float" office:value="0.007134208" calcext:value-type="float">
            <text:p>0.00713420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33915192728842" calcext:value-type="float">
            <text:p>0.633915192728842</text:p>
          </table:table-cell>
          <table:table-cell office:value-type="float" office:value="0.00715392" calcext:value-type="float">
            <text:p>0.0071539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86468844007225" calcext:value-type="float">
            <text:p>0.386468844007225</text:p>
          </table:table-cell>
          <table:table-cell office:value-type="float" office:value="0.007173376" calcext:value-type="float">
            <text:p>0.00717337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47297305076126" calcext:value-type="float">
            <text:p>0.347297305076126</text:p>
          </table:table-cell>
          <table:table-cell office:value-type="float" office:value="0.007192832" calcext:value-type="float">
            <text:p>0.00719283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10051601214343" calcext:value-type="float">
            <text:p>0.710051601214343</text:p>
          </table:table-cell>
          <table:table-cell office:value-type="float" office:value="0.007212544" calcext:value-type="float">
            <text:p>0.00721254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54682571846638" calcext:value-type="float">
            <text:p>0.754682571846638</text:p>
          </table:table-cell>
          <table:table-cell office:value-type="float" office:value="0.007473408" calcext:value-type="float">
            <text:p>0.00747340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46176566866458" calcext:value-type="float">
            <text:p>0.346176566866458</text:p>
          </table:table-cell>
          <table:table-cell office:value-type="float" office:value="0.007417088" calcext:value-type="float">
            <text:p>0.00741708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8954588238736" calcext:value-type="float">
            <text:p>0.628954588238736</text:p>
          </table:table-cell>
          <table:table-cell office:value-type="float" office:value="0.007422464" calcext:value-type="float">
            <text:p>0.00742246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94342368949801" calcext:value-type="float">
            <text:p>0.194342368949801</text:p>
          </table:table-cell>
          <table:table-cell office:value-type="float" office:value="0.00743552" calcext:value-type="float">
            <text:p>0.0074355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35479486134256" calcext:value-type="float">
            <text:p>0.063547948613426</text:p>
          </table:table-cell>
          <table:table-cell office:value-type="float" office:value="0.007449088" calcext:value-type="float">
            <text:p>0.0074490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1579320765917" calcext:value-type="float">
            <text:p>0.961579320765917</text:p>
          </table:table-cell>
          <table:table-cell office:value-type="float" office:value="0.007459072" calcext:value-type="float">
            <text:p>0.00745907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75989783557661" calcext:value-type="float">
            <text:p>0.275989783557661</text:p>
          </table:table-cell>
          <table:table-cell office:value-type="float" office:value="0.010738944" calcext:value-type="float">
            <text:p>0.01073894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08072103548006" calcext:value-type="float">
            <text:p>0.208072103548006</text:p>
          </table:table-cell>
          <table:table-cell office:value-type="float" office:value="0.016541184" calcext:value-type="float">
            <text:p>0.01654118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20112848576702" calcext:value-type="float">
            <text:p>0.220112848576702</text:p>
          </table:table-cell>
          <table:table-cell office:value-type="float" office:value="0.016703488" calcext:value-type="float">
            <text:p>0.01670348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07161859562906" calcext:value-type="float">
            <text:p>0.807161859562906</text:p>
          </table:table-cell>
          <table:table-cell office:value-type="float" office:value="0.01678208" calcext:value-type="float">
            <text:p>0.0167820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71442472132141" calcext:value-type="float">
            <text:p>0.671442472132141</text:p>
          </table:table-cell>
          <table:table-cell office:value-type="float" office:value="0.016807936" calcext:value-type="float">
            <text:p>0.01680793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3888854300693" calcext:value-type="float">
            <text:p>0.503888854300693</text:p>
          </table:table-cell>
          <table:table-cell office:value-type="float" office:value="0.016827392" calcext:value-type="float">
            <text:p>0.016827392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1976951307547" calcext:value-type="float">
            <text:p>0.261976951307547</text:p>
          </table:table-cell>
          <table:table-cell office:value-type="float" office:value="0.016845824" calcext:value-type="float">
            <text:p>0.016845824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02650235223435" calcext:value-type="float">
            <text:p>0.902650235223435</text:p>
          </table:table-cell>
          <table:table-cell office:value-type="float" office:value="0.016864256" calcext:value-type="float">
            <text:p>0.016864256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07159988480576" calcext:value-type="float">
            <text:p>0.707159988480576</text:p>
          </table:table-cell>
          <table:table-cell office:value-type="float" office:value="0.016882944" calcext:value-type="float">
            <text:p>0.016882944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4856030120342" calcext:value-type="float">
            <text:p>0.524856030120342</text:p>
          </table:table-cell>
          <table:table-cell office:value-type="float" office:value="0.016905216" calcext:value-type="float">
            <text:p>0.016905216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82389552137349" calcext:value-type="float">
            <text:p>0.582389552137349</text:p>
          </table:table-cell>
          <table:table-cell office:value-type="float" office:value="0.016942336" calcext:value-type="float">
            <text:p>0.01694233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02242735202888" calcext:value-type="float">
            <text:p>0.602242735202888</text:p>
          </table:table-cell>
          <table:table-cell office:value-type="float" office:value="0.016982784" calcext:value-type="float">
            <text:p>0.01698278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01281284265072" calcext:value-type="float">
            <text:p>0.301281284265072</text:p>
          </table:table-cell>
          <table:table-cell office:value-type="float" office:value="0.0170176" calcext:value-type="float">
            <text:p>0.0170176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90053059180689" calcext:value-type="float">
            <text:p>0.490053059180689</text:p>
          </table:table-cell>
          <table:table-cell office:value-type="float" office:value="0.017057024" calcext:value-type="float">
            <text:p>0.01705702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0371281927442" calcext:value-type="float">
            <text:p>0.90371281927442</text:p>
          </table:table-cell>
          <table:table-cell office:value-type="float" office:value="0.01709824" calcext:value-type="float">
            <text:p>0.017098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7912126781852" calcext:value-type="float">
            <text:p>0.687912126781852</text:p>
          </table:table-cell>
          <table:table-cell office:value-type="float" office:value="0.017139456" calcext:value-type="float">
            <text:p>0.017139456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2270740936067" calcext:value-type="float">
            <text:p>0.12270740936067</text:p>
          </table:table-cell>
          <table:table-cell office:value-type="float" office:value="0.017179904" calcext:value-type="float">
            <text:p>0.017179904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22998239079341" calcext:value-type="float">
            <text:p>0.322998239079341</text:p>
          </table:table-cell>
          <table:table-cell office:value-type="float" office:value="0.017471744" calcext:value-type="float">
            <text:p>0.017471744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7773658644055" calcext:value-type="float">
            <text:p>0.797773658644055</text:p>
          </table:table-cell>
          <table:table-cell office:value-type="float" office:value="0.017420032" calcext:value-type="float">
            <text:p>0.01742003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31815104759892" calcext:value-type="float">
            <text:p>0.331815104759892</text:p>
          </table:table-cell>
          <table:table-cell office:value-type="float" office:value="0.017443328" calcext:value-type="float">
            <text:p>0.01744332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47556661967085" calcext:value-type="float">
            <text:p>0.647556661967085</text:p>
          </table:table-cell>
          <table:table-cell office:value-type="float" office:value="0.012641536" calcext:value-type="float">
            <text:p>0.01264153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52597843685444" calcext:value-type="float">
            <text:p>0.652597843685444</text:p>
          </table:table-cell>
          <table:table-cell office:value-type="float" office:value="0.013805056" calcext:value-type="float">
            <text:p>0.01380505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61171973032222" calcext:value-type="float">
            <text:p>0.861171973032222</text:p>
          </table:table-cell>
          <table:table-cell office:value-type="float" office:value="0.01383424" calcext:value-type="float">
            <text:p>0.0138342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29211403590653" calcext:value-type="float">
            <text:p>0.629211403590653</text:p>
          </table:table-cell>
          <table:table-cell office:value-type="float" office:value="0.013855488" calcext:value-type="float">
            <text:p>0.01385548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8700728153734" calcext:value-type="float">
            <text:p>0.298700728153734</text:p>
          </table:table-cell>
          <table:table-cell office:value-type="float" office:value="0.014300672" calcext:value-type="float">
            <text:p>0.01430067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8640724304653" calcext:value-type="float">
            <text:p>0.368640724304653</text:p>
          </table:table-cell>
          <table:table-cell office:value-type="float" office:value="0.014088448" calcext:value-type="float">
            <text:p>0.01408844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32077234177961" calcext:value-type="float">
            <text:p>0.132077234177961</text:p>
          </table:table-cell>
          <table:table-cell office:value-type="float" office:value="0.014092544" calcext:value-type="float">
            <text:p>0.014092544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42959698095059" calcext:value-type="float">
            <text:p>0.034295969809506</text:p>
          </table:table-cell>
          <table:table-cell office:value-type="float" office:value="0.01410432" calcext:value-type="float">
            <text:p>0.0141043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76464201637463" calcext:value-type="float">
            <text:p>0.676464201637463</text:p>
          </table:table-cell>
          <table:table-cell office:value-type="float" office:value="0.014117376" calcext:value-type="float">
            <text:p>0.01411737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63188898675798" calcext:value-type="float">
            <text:p>0.763188898675798</text:p>
          </table:table-cell>
          <table:table-cell office:value-type="float" office:value="0.0141312" calcext:value-type="float">
            <text:p>0.014131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12126547833892" calcext:value-type="float">
            <text:p>0.212126547833892</text:p>
          </table:table-cell>
          <table:table-cell office:value-type="float" office:value="0.01414528" calcext:value-type="float">
            <text:p>0.0141452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394419691428901" calcext:value-type="float">
            <text:p>0.03944196914289</text:p>
          </table:table-cell>
          <table:table-cell office:value-type="float" office:value="0.014159616" calcext:value-type="float">
            <text:p>0.0141596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2705297942971" calcext:value-type="float">
            <text:p>0.762705297942971</text:p>
          </table:table-cell>
          <table:table-cell office:value-type="float" office:value="0.014174208" calcext:value-type="float">
            <text:p>0.01417420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17626309232632" calcext:value-type="float">
            <text:p>0.717626309232632</text:p>
          </table:table-cell>
          <table:table-cell office:value-type="float" office:value="0.014188288" calcext:value-type="float">
            <text:p>0.0141882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54837431873566" calcext:value-type="float">
            <text:p>0.354837431873566</text:p>
          </table:table-cell>
          <table:table-cell office:value-type="float" office:value="0.014202624" calcext:value-type="float">
            <text:p>0.014202624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0109052950201" calcext:value-type="float">
            <text:p>0.570109052950201</text:p>
          </table:table-cell>
          <table:table-cell office:value-type="float" office:value="0.014217216" calcext:value-type="float">
            <text:p>0.014217216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0606445632928" calcext:value-type="float">
            <text:p>0.360606445632928</text:p>
          </table:table-cell>
          <table:table-cell office:value-type="float" office:value="0.01423232" calcext:value-type="float">
            <text:p>0.0142323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41940102669969" calcext:value-type="float">
            <text:p>0.241940102669969</text:p>
          </table:table-cell>
          <table:table-cell office:value-type="float" office:value="0.014246656" calcext:value-type="float">
            <text:p>0.01424665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1232941291811" calcext:value-type="float">
            <text:p>0.81232941291811</text:p>
          </table:table-cell>
          <table:table-cell office:value-type="float" office:value="0.014261248" calcext:value-type="float">
            <text:p>0.014261248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70276589212052" calcext:value-type="float">
            <text:p>0.670276589212052</text:p>
          </table:table-cell>
          <table:table-cell office:value-type="float" office:value="0.01427584" calcext:value-type="float">
            <text:p>0.0142758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42551517877293" calcext:value-type="float">
            <text:p>0.142551517877293</text:p>
          </table:table-cell>
          <table:table-cell office:value-type="float" office:value="0.010246656" calcext:value-type="float">
            <text:p>0.01024665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5876587432762" calcext:value-type="float">
            <text:p>0.915876587432762</text:p>
          </table:table-cell>
          <table:table-cell office:value-type="float" office:value="0.015560448" calcext:value-type="float">
            <text:p>0.015560448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4492762769531" calcext:value-type="float">
            <text:p>0.174492762769531</text:p>
          </table:table-cell>
          <table:table-cell office:value-type="float" office:value="0.015537408" calcext:value-type="float">
            <text:p>0.01553740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4742077132099" calcext:value-type="float">
            <text:p>0.244742077132099</text:p>
          </table:table-cell>
          <table:table-cell office:value-type="float" office:value="0.015550976" calcext:value-type="float">
            <text:p>0.015550976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53707409553072" calcext:value-type="float">
            <text:p>0.453707409553072</text:p>
          </table:table-cell>
          <table:table-cell office:value-type="float" office:value="0.015568128" calcext:value-type="float">
            <text:p>0.015568128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964462398049957" calcext:value-type="float">
            <text:p>0.096446239804996</text:p>
          </table:table-cell>
          <table:table-cell office:value-type="float" office:value="0.015586048" calcext:value-type="float">
            <text:p>0.01558604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0045668744787" calcext:value-type="float">
            <text:p>0.30045668744787</text:p>
          </table:table-cell>
          <table:table-cell office:value-type="float" office:value="0.01560192" calcext:value-type="float">
            <text:p>0.0156019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0758362882492" calcext:value-type="float">
            <text:p>0.660758362882492</text:p>
          </table:table-cell>
          <table:table-cell office:value-type="float" office:value="0.015621376" calcext:value-type="float">
            <text:p>0.01562137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62880620086512" calcext:value-type="float">
            <text:p>0.662880620086512</text:p>
          </table:table-cell>
          <table:table-cell office:value-type="float" office:value="0.015639808" calcext:value-type="float">
            <text:p>0.01563980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46778788822843" calcext:value-type="float">
            <text:p>0.546778788822843</text:p>
          </table:table-cell>
          <table:table-cell office:value-type="float" office:value="0.015715584" calcext:value-type="float">
            <text:p>0.01571558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31526177139242" calcext:value-type="float">
            <text:p>0.931526177139242</text:p>
          </table:table-cell>
          <table:table-cell office:value-type="float" office:value="0.015735296" calcext:value-type="float">
            <text:p>0.01573529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0264876357037" calcext:value-type="float">
            <text:p>0.300264876357037</text:p>
          </table:table-cell>
          <table:table-cell office:value-type="float" office:value="0.015779328" calcext:value-type="float">
            <text:p>0.01577932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81338321326319" calcext:value-type="float">
            <text:p>0.581338321326319</text:p>
          </table:table-cell>
          <table:table-cell office:value-type="float" office:value="0.01579648" calcext:value-type="float">
            <text:p>0.0157964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60720455058225" calcext:value-type="float">
            <text:p>0.260720455058225</text:p>
          </table:table-cell>
          <table:table-cell office:value-type="float" office:value="0.015815424" calcext:value-type="float">
            <text:p>0.01581542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57988162326384" calcext:value-type="float">
            <text:p>0.857988162326384</text:p>
          </table:table-cell>
          <table:table-cell office:value-type="float" office:value="0.015834112" calcext:value-type="float">
            <text:p>0.01583411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916292212319" calcext:value-type="float">
            <text:p>0.76916292212319</text:p>
          </table:table-cell>
          <table:table-cell office:value-type="float" office:value="0.01585024" calcext:value-type="float">
            <text:p>0.0158502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6551970924952" calcext:value-type="float">
            <text:p>0.66551970924952</text:p>
          </table:table-cell>
          <table:table-cell office:value-type="float" office:value="0.015870464" calcext:value-type="float">
            <text:p>0.015870464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8000849596847" calcext:value-type="float">
            <text:p>0.418000849596847</text:p>
          </table:table-cell>
          <table:table-cell office:value-type="float" office:value="0.015889408" calcext:value-type="float">
            <text:p>0.015889408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67799505013987" calcext:value-type="float">
            <text:p>0.167799505013987</text:p>
          </table:table-cell>
          <table:table-cell office:value-type="float" office:value="0.015905024" calcext:value-type="float">
            <text:p>0.01590502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8044761907756" calcext:value-type="float">
            <text:p>0.48044761907756</text:p>
          </table:table-cell>
          <table:table-cell office:value-type="float" office:value="0.015923968" calcext:value-type="float">
            <text:p>0.015923968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72942301098041" calcext:value-type="float">
            <text:p>0.872942301098041</text:p>
          </table:table-cell>
          <table:table-cell office:value-type="float" office:value="0.007412736" calcext:value-type="float">
            <text:p>0.00741273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11103071607146" calcext:value-type="float">
            <text:p>0.311103071607146</text:p>
          </table:table-cell>
          <table:table-cell office:value-type="float" office:value="0.0078976" calcext:value-type="float">
            <text:p>0.007897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75977639869035" calcext:value-type="float">
            <text:p>0.375977639869035</text:p>
          </table:table-cell>
          <table:table-cell office:value-type="float" office:value="0.008314624" calcext:value-type="float">
            <text:p>0.00831462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8155001850328" calcext:value-type="float">
            <text:p>0.928155001850328</text:p>
          </table:table-cell>
          <table:table-cell office:value-type="float" office:value="0.008428288" calcext:value-type="float">
            <text:p>0.00842828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6241666058836" calcext:value-type="float">
            <text:p>0.86241666058836</text:p>
          </table:table-cell>
          <table:table-cell office:value-type="float" office:value="0.008487168" calcext:value-type="float">
            <text:p>0.008487168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13285860117347" calcext:value-type="float">
            <text:p>0.413285860117347</text:p>
          </table:table-cell>
          <table:table-cell office:value-type="float" office:value="0.008723712" calcext:value-type="float">
            <text:p>0.00872371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97865349334169" calcext:value-type="float">
            <text:p>0.897865349334169</text:p>
          </table:table-cell>
          <table:table-cell office:value-type="float" office:value="0.008796928" calcext:value-type="float">
            <text:p>0.008796928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859751043671" calcext:value-type="float">
            <text:p>0.8859751043671</text:p>
          </table:table-cell>
          <table:table-cell office:value-type="float" office:value="0.008843776" calcext:value-type="float">
            <text:p>0.008843776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92495446915564" calcext:value-type="float">
            <text:p>0.592495446915564</text:p>
          </table:table-cell>
          <table:table-cell office:value-type="float" office:value="0.008891392" calcext:value-type="float">
            <text:p>0.00889139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042837672102" calcext:value-type="float">
            <text:p>0.76042837672102</text:p>
          </table:table-cell>
          <table:table-cell office:value-type="float" office:value="0.008929792" calcext:value-type="float">
            <text:p>0.00892979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6798691392621" calcext:value-type="float">
            <text:p>0.166798691392621</text:p>
          </table:table-cell>
          <table:table-cell office:value-type="float" office:value="0.008955904" calcext:value-type="float">
            <text:p>0.008955904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9435888419158" calcext:value-type="float">
            <text:p>0.299435888419158</text:p>
          </table:table-cell>
          <table:table-cell office:value-type="float" office:value="0.008974336" calcext:value-type="float">
            <text:p>0.00897433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14496506304695" calcext:value-type="float">
            <text:p>0.714496506304695</text:p>
          </table:table-cell>
          <table:table-cell office:value-type="float" office:value="0.00902144" calcext:value-type="float">
            <text:p>0.00902144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38924033434706" calcext:value-type="float">
            <text:p>0.438924033434706</text:p>
          </table:table-cell>
          <table:table-cell office:value-type="float" office:value="0.009041152" calcext:value-type="float">
            <text:p>0.009041152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56629626777916" calcext:value-type="float">
            <text:p>0.456629626777916</text:p>
          </table:table-cell>
          <table:table-cell office:value-type="float" office:value="0.009309952" calcext:value-type="float">
            <text:p>0.00930995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48558946663553" calcext:value-type="float">
            <text:p>0.648558946663553</text:p>
          </table:table-cell>
          <table:table-cell office:value-type="float" office:value="0.009256192" calcext:value-type="float">
            <text:p>0.0092561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3853632614432" calcext:value-type="float">
            <text:p>0.293853632614432</text:p>
          </table:table-cell>
          <table:table-cell office:value-type="float" office:value="0.00926208" calcext:value-type="float">
            <text:p>0.00926208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61235742182187" calcext:value-type="float">
            <text:p>0.961235742182187</text:p>
          </table:table-cell>
          <table:table-cell office:value-type="float" office:value="0.009275904" calcext:value-type="float">
            <text:p>0.009275904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13994352041348" calcext:value-type="float">
            <text:p>0.213994352041348</text:p>
          </table:table-cell>
          <table:table-cell office:value-type="float" office:value="0.009287936" calcext:value-type="float">
            <text:p>0.0092879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05604155856707" calcext:value-type="float">
            <text:p>0.205604155856707</text:p>
          </table:table-cell>
          <table:table-cell office:value-type="float" office:value="0.009302528" calcext:value-type="float">
            <text:p>0.0093025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eption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Thread-1:</text:p>
          </table:table-cell>
          <table:table-cell/>
        </table:table-row>
        <table:table-row table:style-name="ro1">
          <table:table-cell office:value-type="string" calcext:value-type="string">
            <text:p>Traceback</text:p>
          </table:table-cell>
          <table:table-cell office:value-type="string" calcext:value-type="string">
            <text:p>(most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last):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File</text:p>
          </table:table-cell>
          <table:table-cell office:value-type="string" calcext:value-type="string">
            <text:p>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Exception in thread Thread-3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Exception in thread Thread-2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Exception in thread Thread-5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Exception in thread Thread-4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Exception in thread Thread-7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Exception in thread Thread-10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Exception in thread Thread-21:</text:p>
            <text:p>Traceback (most recent call last):</text:p>
            <text:p>  File "/usr/lib/python3.8/threading.py", line 932, in _bootstrap_inner</text:p>
            <text:p>Exception in thread Thread-34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Exception in thread Thread-35:</text:p>
            <text:p>Traceback (most recent call last):</text:p>
            <text:p>  File "/usr/lib/python3.8/threading.py", line 932, in _bootstrap_inner</text:p>
            <text:p>Exception in thread     self.run()</text:p>
            <text:p>Thread-26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  File "/usr/lib/python3.8/threading.py", line 870, in run</text:p>
            <text:p>Exception in thread Thread-18:</text:p>
            <text:p>Traceback (most recent call last):</text:p>
            <text:p>  File "/usr/lib/python3.8/threading.py", line 932, in _bootstrap_inner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    publishers = directory_client.list()</text:p>
            <text:p>  File "/home/raynord/Vanderbilt University/Distributed Systems/CS-6381/1/middleware/directory.py", line 39, in list</text:p>
            <text:p>    self.run()</text:p>
            <text:p>  File "/usr/lib/python3.8/threading.py", line 870, in run</text:p>
            <text:p>    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    client.connect((self.address, self.port))</text:p>
            <text:p>OSError: [Errno 101] Network is unreachable</text:p>
            <text:p>Exception in thread Thread-6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Exception in thread Thread-30client.connect((self.address, self.port))Exception in thread Thread-22:</text:p>
            <text:p>Traceback (most recent call last):</text:p>
            <text:p>  File "/usr/lib/python3.8/threading.py", line 932, in _bootstrap_inner</text:p>
            <text:p>Exception in thread Thread-27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Exception in thread Thread-8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>Exception in thread Thread-28:</text:p>
            <text:p>Traceback (most recent call last):</text:p>
            <text:p>Exception in thread   File "/usr/lib/python3.8/threading.py", line 932, in _bootstrap_inner</text:p>
            <text:p>    self.run()</text:p>
            <text:p>  File "/usr/lib/python3.8/threading.py", line 870, in run</text:p>
            <text:p/>
            <text:p>OSError: [Errno 101] Network is unreachable</text:p>
            <text:p>    self._target(*self._args, **self._kwargs)</text:p>
            <text:p>  File "/home/raynord/Vanderbilt University/Distributed Systems/CS-6381/1/middleware/services.py", line 48, in subscriber_thread</text:p>
            <text:p>    publishers = directory_client.list()Exception in thread Thread-32</text:p>
            <text:p>  File "/home/raynord/Vanderbilt University/Distributed Systems/CS-6381/1/middleware/directory.py", line 39, in list</text:p>
            <text:p>    client.connect((self.address, self.port))Thread-9:</text:p>
            <text:p>Traceback (most recent call last):</text:p>
            <text:p>  File "/usr/lib/python3.8/threading.py", line 932, in _bootstrap_inner</text:p>
            <text:p>    self.run()</text:p>
            <text:p>:</text:p>
            <text:p>Traceback (most recent call last):</text:p>
            <text:p>  File "/usr/lib/python3.8/threading.py", line 932, in _bootstrap_inner</text:p>
            <text:p>    self.run()</text:p>
            <text:p>  File "/usr/lib/python3.8/threading.py", line 870, in run</text:p>
            <text:p>      File "/usr/lib/python3.8/threading.py", line 870, in run</text:p>
            <text:p/>
            <text:p>OSError: [Errno 101] Network is unreachable</text:p>
            <text:p>    self._target(*self._args, **self._kwargs)</text:p>
            <text:p>  File "/home/raynord/Vanderbilt University/Distributed Systems/CS-6381/1/middleware/services.py", line 48, in subscriber_thread</text:p>
            <text:p>    self._target(*self._args, **self._kwargs)</text:p>
            <text:p>  File "/home/raynord/Vanderbilt University/Distributed Systems/CS-6381/1/middleware/services.py", line 48, in subscriber_thread</text:p>
            <text:p>publishers = directory_client.list()</text:p>
            <text:p>  File "/home/raynord/Vanderbilt University/Distributed Systems/CS-6381/1/middleware/directory.py", line 39, in list</text:p>
            <text:p>        client.connect((self.address, self.port))</text:p>
            <text:p>OSError: [Errno 101] Network is unreachable</text:p>
            <text:p>publishers = directory_client.list()</text:p>
            <text:p>  File "/home/raynord/Vanderbilt University/Distributed Systems/CS-6381/1/middleware/directory.py", line 39, in list</text:p>
            <text:p>    client.connect((self.address, self.port))</text:p>
            <text:p>OSError: [Errno 101] Network is unreachable</text:p>
            <text:p/>
          </table:table-cell>
          <table:table-cell/>
        </table:table-row>
      </table:table>
      <table:table table:name="T20P1S1_R_h2" table:style-name="ta1">
        <table:table-column table:style-name="co8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9257878586621" calcext:value-type="float">
            <text:p>0.589257878586621</text:p>
          </table:table-cell>
          <table:table-cell office:value-type="float" office:value="0.009127936" calcext:value-type="float">
            <text:p>0.0091279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75113880697503" calcext:value-type="float">
            <text:p>0.975113880697503</text:p>
          </table:table-cell>
          <table:table-cell office:value-type="float" office:value="0.009688064" calcext:value-type="float">
            <text:p>0.0096880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98481925499956" calcext:value-type="float">
            <text:p>0.898481925499956</text:p>
          </table:table-cell>
          <table:table-cell office:value-type="float" office:value="0.00972672" calcext:value-type="float">
            <text:p>0.009726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68681272436103" calcext:value-type="float">
            <text:p>0.168681272436103</text:p>
          </table:table-cell>
          <table:table-cell office:value-type="float" office:value="0.00974976" calcext:value-type="float">
            <text:p>0.009749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555536562076096" calcext:value-type="float">
            <text:p>0.05555365620761</text:p>
          </table:table-cell>
          <table:table-cell office:value-type="float" office:value="0.009770496" calcext:value-type="float">
            <text:p>0.009770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48904377999452" calcext:value-type="float">
            <text:p>0.448904377999452</text:p>
          </table:table-cell>
          <table:table-cell office:value-type="float" office:value="0.009792256" calcext:value-type="float">
            <text:p>0.009792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0205446273738" calcext:value-type="float">
            <text:p>0.240205446273738</text:p>
          </table:table-cell>
          <table:table-cell office:value-type="float" office:value="0.009814016" calcext:value-type="float">
            <text:p>0.009814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48880453901247" calcext:value-type="float">
            <text:p>0.348880453901247</text:p>
          </table:table-cell>
          <table:table-cell office:value-type="float" office:value="0.010003968" calcext:value-type="float">
            <text:p>0.01000396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8216302797778" calcext:value-type="float">
            <text:p>0.338216302797778</text:p>
          </table:table-cell>
          <table:table-cell office:value-type="float" office:value="0.010058752" calcext:value-type="float">
            <text:p>0.010058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509099884373529" calcext:value-type="float">
            <text:p>0.509099884373529</text:p>
          </table:table-cell>
          <table:table-cell office:value-type="float" office:value="0.01008384" calcext:value-type="float">
            <text:p>0.010083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65817460991854" calcext:value-type="float">
            <text:p>0.165817460991854</text:p>
          </table:table-cell>
          <table:table-cell office:value-type="float" office:value="0.01010688" calcext:value-type="float">
            <text:p>0.010106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86934260855929" calcext:value-type="float">
            <text:p>0.286934260855929</text:p>
          </table:table-cell>
          <table:table-cell office:value-type="float" office:value="0.01012864" calcext:value-type="float">
            <text:p>0.01012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48895233181526" calcext:value-type="float">
            <text:p>0.448895233181526</text:p>
          </table:table-cell>
          <table:table-cell office:value-type="float" office:value="0.010462208" calcext:value-type="float">
            <text:p>0.0104622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26837741853152" calcext:value-type="float">
            <text:p>0.926837741853152</text:p>
          </table:table-cell>
          <table:table-cell office:value-type="float" office:value="0.0103104" calcext:value-type="float">
            <text:p>0.01031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2339194081494" calcext:value-type="float">
            <text:p>0.262339194081494</text:p>
          </table:table-cell>
          <table:table-cell office:value-type="float" office:value="0.01032064" calcext:value-type="float">
            <text:p>0.010320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02524810246217" calcext:value-type="float">
            <text:p>0.902524810246217</text:p>
          </table:table-cell>
          <table:table-cell office:value-type="float" office:value="0.010334464" calcext:value-type="float">
            <text:p>0.0103344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45562297817235" calcext:value-type="float">
            <text:p>0.645562297817235</text:p>
          </table:table-cell>
          <table:table-cell office:value-type="float" office:value="0.010351104" calcext:value-type="float">
            <text:p>0.010351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40497531670826" calcext:value-type="float">
            <text:p>0.840497531670826</text:p>
          </table:table-cell>
          <table:table-cell office:value-type="float" office:value="0.010368256" calcext:value-type="float">
            <text:p>0.0103682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68806576008672" calcext:value-type="float">
            <text:p>0.468806576008672</text:p>
          </table:table-cell>
          <table:table-cell office:value-type="float" office:value="0.010385664" calcext:value-type="float">
            <text:p>0.01038566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33498885641063" calcext:value-type="float">
            <text:p>0.083349888564106</text:p>
          </table:table-cell>
          <table:table-cell office:value-type="float" office:value="0.010400512" calcext:value-type="float">
            <text:p>0.010400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19073145946177" calcext:value-type="float">
            <text:p>0.919073145946177</text:p>
          </table:table-cell>
          <table:table-cell office:value-type="float" office:value="0.008235264" calcext:value-type="float">
            <text:p>0.0082352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755140034682192" calcext:value-type="float">
            <text:p>0.755140034682192</text:p>
          </table:table-cell>
          <table:table-cell office:value-type="float" office:value="0.00834688" calcext:value-type="float">
            <text:p>0.008346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01594275946584" calcext:value-type="float">
            <text:p>0.701594275946584</text:p>
          </table:table-cell>
          <table:table-cell office:value-type="float" office:value="0.008402176" calcext:value-type="float">
            <text:p>0.0084021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20895887100789" calcext:value-type="float">
            <text:p>0.220895887100789</text:p>
          </table:table-cell>
          <table:table-cell office:value-type="float" office:value="0.008547072" calcext:value-type="float">
            <text:p>0.0085470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401012258648792" calcext:value-type="float">
            <text:p>0.004010122586488</text:p>
          </table:table-cell>
          <table:table-cell office:value-type="float" office:value="0.008814336" calcext:value-type="float">
            <text:p>0.0088143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3005504048422" calcext:value-type="float">
            <text:p>0.603005504048422</text:p>
          </table:table-cell>
          <table:table-cell office:value-type="float" office:value="0.009092352" calcext:value-type="float">
            <text:p>0.009092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5657497130585" calcext:value-type="float">
            <text:p>0.565657497130585</text:p>
          </table:table-cell>
          <table:table-cell office:value-type="float" office:value="0.009050112" calcext:value-type="float">
            <text:p>0.0090501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36515271291876" calcext:value-type="float">
            <text:p>0.053651527129188</text:p>
          </table:table-cell>
          <table:table-cell office:value-type="float" office:value="0.009065728" calcext:value-type="float">
            <text:p>0.0090657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798575506181837" calcext:value-type="float">
            <text:p>0.079857550618184</text:p>
          </table:table-cell>
          <table:table-cell office:value-type="float" office:value="0.009083392" calcext:value-type="float">
            <text:p>0.0090833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54303200219279" calcext:value-type="float">
            <text:p>0.554303200219279</text:p>
          </table:table-cell>
          <table:table-cell office:value-type="float" office:value="0.009101824" calcext:value-type="float">
            <text:p>0.0091018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63654766865839" calcext:value-type="float">
            <text:p>0.563654766865839</text:p>
          </table:table-cell>
          <table:table-cell office:value-type="float" office:value="0.009122816" calcext:value-type="float">
            <text:p>0.0091228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3651933676303" calcext:value-type="float">
            <text:p>0.813651933676303</text:p>
          </table:table-cell>
          <table:table-cell office:value-type="float" office:value="0.009143296" calcext:value-type="float">
            <text:p>0.00914329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5748410599233" calcext:value-type="float">
            <text:p>0.225748410599233</text:p>
          </table:table-cell>
          <table:table-cell office:value-type="float" office:value="0.009161728" calcext:value-type="float">
            <text:p>0.009161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82754474249181" calcext:value-type="float">
            <text:p>0.282754474249181</text:p>
          </table:table-cell>
          <table:table-cell office:value-type="float" office:value="0.009169408" calcext:value-type="float">
            <text:p>0.009169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46776901310191" calcext:value-type="float">
            <text:p>0.346776901310191</text:p>
          </table:table-cell>
          <table:table-cell office:value-type="float" office:value="0.009187328" calcext:value-type="float">
            <text:p>0.0091873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77136741661931" calcext:value-type="float">
            <text:p>0.977136741661931</text:p>
          </table:table-cell>
          <table:table-cell office:value-type="float" office:value="0.00920704" calcext:value-type="float">
            <text:p>0.00920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39603469719095" calcext:value-type="float">
            <text:p>0.839603469719095</text:p>
          </table:table-cell>
          <table:table-cell office:value-type="float" office:value="0.009227264" calcext:value-type="float">
            <text:p>0.009227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0377344381033" calcext:value-type="float">
            <text:p>0.840377344381033</text:p>
          </table:table-cell>
          <table:table-cell office:value-type="float" office:value="0.009246464" calcext:value-type="float">
            <text:p>0.0092464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45295593540989" calcext:value-type="float">
            <text:p>0.945295593540989</text:p>
          </table:table-cell>
          <table:table-cell office:value-type="float" office:value="0.0092672" calcext:value-type="float">
            <text:p>0.0092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5614398461207" calcext:value-type="float">
            <text:p>0.415614398461207</text:p>
          </table:table-cell>
          <table:table-cell office:value-type="float" office:value="0.009286144" calcext:value-type="float">
            <text:p>0.0092861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53598912393335" calcext:value-type="float">
            <text:p>0.753598912393335</text:p>
          </table:table-cell>
          <table:table-cell office:value-type="float" office:value="0.007200256" calcext:value-type="float">
            <text:p>0.0072002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2047946252933" calcext:value-type="float">
            <text:p>0.812047946252933</text:p>
          </table:table-cell>
          <table:table-cell office:value-type="float" office:value="0.007707136" calcext:value-type="float">
            <text:p>0.0077071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7321805231277" calcext:value-type="float">
            <text:p>0.477321805231277</text:p>
          </table:table-cell>
          <table:table-cell office:value-type="float" office:value="0.008019712" calcext:value-type="float">
            <text:p>0.0080197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64172864005741" calcext:value-type="float">
            <text:p>0.564172864005741</text:p>
          </table:table-cell>
          <table:table-cell office:value-type="float" office:value="0.0080704" calcext:value-type="float">
            <text:p>0.00807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72217660699997" calcext:value-type="float">
            <text:p>0.572217660699997</text:p>
          </table:table-cell>
          <table:table-cell office:value-type="float" office:value="0.00809856" calcext:value-type="float">
            <text:p>0.0080985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14692394718607" calcext:value-type="float">
            <text:p>0.514692394718607</text:p>
          </table:table-cell>
          <table:table-cell office:value-type="float" office:value="0.008118784" calcext:value-type="float">
            <text:p>0.0081187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434749505109914" calcext:value-type="float">
            <text:p>0.043474950510991</text:p>
          </table:table-cell>
          <table:table-cell office:value-type="float" office:value="0.008137984" calcext:value-type="float">
            <text:p>0.00813798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8293306372644" calcext:value-type="float">
            <text:p>0.778293306372644</text:p>
          </table:table-cell>
          <table:table-cell office:value-type="float" office:value="0.008233728" calcext:value-type="float">
            <text:p>0.0082337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30934730433365" calcext:value-type="float">
            <text:p>0.330934730433365</text:p>
          </table:table-cell>
          <table:table-cell office:value-type="float" office:value="0.008266496" calcext:value-type="float">
            <text:p>0.00826649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01790966613487" calcext:value-type="float">
            <text:p>0.301790966613487</text:p>
          </table:table-cell>
          <table:table-cell office:value-type="float" office:value="0.00828672" calcext:value-type="float">
            <text:p>0.008286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81214316971929" calcext:value-type="float">
            <text:p>0.481214316971929</text:p>
          </table:table-cell>
          <table:table-cell office:value-type="float" office:value="0.00830464" calcext:value-type="float">
            <text:p>0.008304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21358973802453" calcext:value-type="float">
            <text:p>0.821358973802453</text:p>
          </table:table-cell>
          <table:table-cell office:value-type="float" office:value="0.008321536" calcext:value-type="float">
            <text:p>0.0083215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73189858256785" calcext:value-type="float">
            <text:p>0.773189858256785</text:p>
          </table:table-cell>
          <table:table-cell office:value-type="float" office:value="0.008339968" calcext:value-type="float">
            <text:p>0.0083399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12036547265748" calcext:value-type="float">
            <text:p>0.612036547265748</text:p>
          </table:table-cell>
          <table:table-cell office:value-type="float" office:value="0.008358656" calcext:value-type="float">
            <text:p>0.0083586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246395351264" calcext:value-type="float">
            <text:p>0.21246395351264</text:p>
          </table:table-cell>
          <table:table-cell office:value-type="float" office:value="0.008377856" calcext:value-type="float">
            <text:p>0.0083778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77683381882672" calcext:value-type="float">
            <text:p>0.377683381882672</text:p>
          </table:table-cell>
          <table:table-cell office:value-type="float" office:value="0.008427264" calcext:value-type="float">
            <text:p>0.00842726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81487295116285" calcext:value-type="float">
            <text:p>0.181487295116285</text:p>
          </table:table-cell>
          <table:table-cell office:value-type="float" office:value="0.008447744" calcext:value-type="float">
            <text:p>0.0084477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24915072101316" calcext:value-type="float">
            <text:p>0.224915072101316</text:p>
          </table:table-cell>
          <table:table-cell office:value-type="float" office:value="0.008465664" calcext:value-type="float">
            <text:p>0.0084656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3762562978539" calcext:value-type="float">
            <text:p>0.383762562978539</text:p>
          </table:table-cell>
          <table:table-cell office:value-type="float" office:value="0.008690944" calcext:value-type="float">
            <text:p>0.008690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79958967909428" calcext:value-type="float">
            <text:p>0.979958967909428</text:p>
          </table:table-cell>
          <table:table-cell office:value-type="float" office:value="0.008638208" calcext:value-type="float">
            <text:p>0.008638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85302311611225" calcext:value-type="float">
            <text:p>0.685302311611225</text:p>
          </table:table-cell>
          <table:table-cell office:value-type="float" office:value="0.007447808" calcext:value-type="float">
            <text:p>0.0074478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806325386867904" calcext:value-type="float">
            <text:p>0.080632538686791</text:p>
          </table:table-cell>
          <table:table-cell office:value-type="float" office:value="0.007533056" calcext:value-type="float">
            <text:p>0.0075330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96297996574731" calcext:value-type="float">
            <text:p>0.296297996574731</text:p>
          </table:table-cell>
          <table:table-cell office:value-type="float" office:value="0.007766272" calcext:value-type="float">
            <text:p>0.0077662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0716876404141" calcext:value-type="float">
            <text:p>0.430716876404141</text:p>
          </table:table-cell>
          <table:table-cell office:value-type="float" office:value="0.007720192" calcext:value-type="float">
            <text:p>0.007720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18293225903794" calcext:value-type="float">
            <text:p>0.418293225903794</text:p>
          </table:table-cell>
          <table:table-cell office:value-type="float" office:value="0.007733504" calcext:value-type="float">
            <text:p>0.0077335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11619889486127" calcext:value-type="float">
            <text:p>0.411619889486127</text:p>
          </table:table-cell>
          <table:table-cell office:value-type="float" office:value="0.00775552" calcext:value-type="float">
            <text:p>0.0077555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41765884281024" calcext:value-type="float">
            <text:p>0.641765884281024</text:p>
          </table:table-cell>
          <table:table-cell office:value-type="float" office:value="0.00777728" calcext:value-type="float">
            <text:p>0.007777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47926342862895" calcext:value-type="float">
            <text:p>0.847926342862895</text:p>
          </table:table-cell>
          <table:table-cell office:value-type="float" office:value="0.007796224" calcext:value-type="float">
            <text:p>0.0077962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29423495312372" calcext:value-type="float">
            <text:p>0.129423495312372</text:p>
          </table:table-cell>
          <table:table-cell office:value-type="float" office:value="0.007816704" calcext:value-type="float">
            <text:p>0.0078167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06921648618377" calcext:value-type="float">
            <text:p>0.506921648618377</text:p>
          </table:table-cell>
          <table:table-cell office:value-type="float" office:value="0.007836928" calcext:value-type="float">
            <text:p>0.0078369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6750553764411" calcext:value-type="float">
            <text:p>0.206750553764411</text:p>
          </table:table-cell>
          <table:table-cell office:value-type="float" office:value="0.007857152" calcext:value-type="float">
            <text:p>0.0078571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5539063536873" calcext:value-type="float">
            <text:p>0.535539063536873</text:p>
          </table:table-cell>
          <table:table-cell office:value-type="float" office:value="0.007876608" calcext:value-type="float">
            <text:p>0.0078766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58608104189624" calcext:value-type="float">
            <text:p>0.958608104189624</text:p>
          </table:table-cell>
          <table:table-cell office:value-type="float" office:value="0.007894784" calcext:value-type="float">
            <text:p>0.0078947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2854296989961" calcext:value-type="float">
            <text:p>0.972854296989961</text:p>
          </table:table-cell>
          <table:table-cell office:value-type="float" office:value="0.00791552" calcext:value-type="float">
            <text:p>0.007915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70401373917803" calcext:value-type="float">
            <text:p>0.870401373917803</text:p>
          </table:table-cell>
          <table:table-cell office:value-type="float" office:value="0.007935488" calcext:value-type="float">
            <text:p>0.00793548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2994526598113" calcext:value-type="float">
            <text:p>0.62994526598113</text:p>
          </table:table-cell>
          <table:table-cell office:value-type="float" office:value="0.007956224" calcext:value-type="float">
            <text:p>0.0079562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47855140370502" calcext:value-type="float">
            <text:p>0.747855140370502</text:p>
          </table:table-cell>
          <table:table-cell office:value-type="float" office:value="0.007974912" calcext:value-type="float">
            <text:p>0.0079749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551232474432" calcext:value-type="float">
            <text:p>0.46551232474432</text:p>
          </table:table-cell>
          <table:table-cell office:value-type="float" office:value="0.007995392" calcext:value-type="float">
            <text:p>0.0079953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76313578575353" calcext:value-type="float">
            <text:p>0.276313578575353</text:p>
          </table:table-cell>
          <table:table-cell office:value-type="float" office:value="0.008015872" calcext:value-type="float">
            <text:p>0.0080158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16041535905427" calcext:value-type="float">
            <text:p>0.916041535905427</text:p>
          </table:table-cell>
          <table:table-cell office:value-type="float" office:value="0.009180672" calcext:value-type="float">
            <text:p>0.0091806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018782659113" calcext:value-type="float">
            <text:p>0.24018782659113</text:p>
          </table:table-cell>
          <table:table-cell office:value-type="float" office:value="0.007405824" calcext:value-type="float">
            <text:p>0.0074058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7962651469319" calcext:value-type="float">
            <text:p>0.577962651469319</text:p>
          </table:table-cell>
          <table:table-cell office:value-type="float" office:value="0.007487488" calcext:value-type="float">
            <text:p>0.0074874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64992344257029" calcext:value-type="float">
            <text:p>0.964992344257029</text:p>
          </table:table-cell>
          <table:table-cell office:value-type="float" office:value="0.007519744" calcext:value-type="float">
            <text:p>0.0075197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842677005669948" calcext:value-type="float">
            <text:p>0.842677005669948</text:p>
          </table:table-cell>
          <table:table-cell office:value-type="float" office:value="0.007546624" calcext:value-type="float">
            <text:p>0.0075466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17494361891315" calcext:value-type="float">
            <text:p>0.817494361891315</text:p>
          </table:table-cell>
          <table:table-cell office:value-type="float" office:value="0.007575296" calcext:value-type="float">
            <text:p>0.00757529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0412859134127" calcext:value-type="float">
            <text:p>0.70412859134127</text:p>
          </table:table-cell>
          <table:table-cell office:value-type="float" office:value="0.00760704" calcext:value-type="float">
            <text:p>0.007607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9624079294207" calcext:value-type="float">
            <text:p>0.869624079294207</text:p>
          </table:table-cell>
          <table:table-cell office:value-type="float" office:value="0.00785408" calcext:value-type="float">
            <text:p>0.00785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00819182223993" calcext:value-type="float">
            <text:p>0.200819182223993</text:p>
          </table:table-cell>
          <table:table-cell office:value-type="float" office:value="0.007806208" calcext:value-type="float">
            <text:p>0.00780620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83530034507301" calcext:value-type="float">
            <text:p>0.483530034507301</text:p>
          </table:table-cell>
          <table:table-cell office:value-type="float" office:value="0.007821312" calcext:value-type="float">
            <text:p>0.0078213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4675162136189" calcext:value-type="float">
            <text:p>0.14675162136189</text:p>
          </table:table-cell>
          <table:table-cell office:value-type="float" office:value="0.00783872" calcext:value-type="float">
            <text:p>0.007838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27347122204834" calcext:value-type="float">
            <text:p>0.927347122204834</text:p>
          </table:table-cell>
          <table:table-cell office:value-type="float" office:value="0.007858688" calcext:value-type="float">
            <text:p>0.00785868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99138077158072" calcext:value-type="float">
            <text:p>0.499138077158072</text:p>
          </table:table-cell>
          <table:table-cell office:value-type="float" office:value="0.007878912" calcext:value-type="float">
            <text:p>0.0078789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46402413081812" calcext:value-type="float">
            <text:p>0.146402413081812</text:p>
          </table:table-cell>
          <table:table-cell office:value-type="float" office:value="0.007899392" calcext:value-type="float">
            <text:p>0.00789939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3341113266335" calcext:value-type="float">
            <text:p>0.793341113266335</text:p>
          </table:table-cell>
          <table:table-cell office:value-type="float" office:value="0.007917824" calcext:value-type="float">
            <text:p>0.0079178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72714078070127" calcext:value-type="float">
            <text:p>0.672714078070127</text:p>
          </table:table-cell>
          <table:table-cell office:value-type="float" office:value="0.007938304" calcext:value-type="float">
            <text:p>0.0079383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923480672649395" calcext:value-type="float">
            <text:p>0.923480672649395</text:p>
          </table:table-cell>
          <table:table-cell office:value-type="float" office:value="0.007958784" calcext:value-type="float">
            <text:p>0.0079587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40474734907354" calcext:value-type="float">
            <text:p>0.340474734907354</text:p>
          </table:table-cell>
          <table:table-cell office:value-type="float" office:value="0.007979264" calcext:value-type="float">
            <text:p>0.0079792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96322538950493" calcext:value-type="float">
            <text:p>0.696322538950493</text:p>
          </table:table-cell>
          <table:table-cell office:value-type="float" office:value="0.007996928" calcext:value-type="float">
            <text:p>0.0079969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21092143614861" calcext:value-type="float">
            <text:p>0.121092143614861</text:p>
          </table:table-cell>
          <table:table-cell office:value-type="float" office:value="0.008003328" calcext:value-type="float">
            <text:p>0.0080033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256214433422924" calcext:value-type="float">
            <text:p>0.025621443342293</text:p>
          </table:table-cell>
          <table:table-cell office:value-type="float" office:value="0.010392064" calcext:value-type="float">
            <text:p>0.0103920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08281541587478" calcext:value-type="float">
            <text:p>0.908281541587478</text:p>
          </table:table-cell>
          <table:table-cell office:value-type="float" office:value="0.00718592" calcext:value-type="float">
            <text:p>0.007185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1340450722951" calcext:value-type="float">
            <text:p>0.571340450722951</text:p>
          </table:table-cell>
          <table:table-cell office:value-type="float" office:value="0.008503552" calcext:value-type="float">
            <text:p>0.0085035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83682206615255" calcext:value-type="float">
            <text:p>0.283682206615255</text:p>
          </table:table-cell>
          <table:table-cell office:value-type="float" office:value="0.008557056" calcext:value-type="float">
            <text:p>0.0085570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1002617686592" calcext:value-type="float">
            <text:p>0.991002617686592</text:p>
          </table:table-cell>
          <table:table-cell office:value-type="float" office:value="0.008589312" calcext:value-type="float">
            <text:p>0.0085893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93229670580322" calcext:value-type="float">
            <text:p>0.793229670580322</text:p>
          </table:table-cell>
          <table:table-cell office:value-type="float" office:value="0.008626176" calcext:value-type="float">
            <text:p>0.0086261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914406278525707" calcext:value-type="float">
            <text:p>0.091440627852571</text:p>
          </table:table-cell>
          <table:table-cell office:value-type="float" office:value="0.008575488" calcext:value-type="float">
            <text:p>0.0085754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45169260347447" calcext:value-type="float">
            <text:p>0.145169260347447</text:p>
          </table:table-cell>
          <table:table-cell office:value-type="float" office:value="0.008595712" calcext:value-type="float">
            <text:p>0.0085957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98277227005549" calcext:value-type="float">
            <text:p>0.598277227005549</text:p>
          </table:table-cell>
          <table:table-cell office:value-type="float" office:value="0.00861952" calcext:value-type="float">
            <text:p>0.008619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43636151313488" calcext:value-type="float">
            <text:p>0.064363615131349</text:p>
          </table:table-cell>
          <table:table-cell office:value-type="float" office:value="0.008644096" calcext:value-type="float">
            <text:p>0.00864409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97478707646389" calcext:value-type="float">
            <text:p>0.397478707646389</text:p>
          </table:table-cell>
          <table:table-cell office:value-type="float" office:value="0.008670208" calcext:value-type="float">
            <text:p>0.008670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25836106821131" calcext:value-type="float">
            <text:p>0.725836106821131</text:p>
          </table:table-cell>
          <table:table-cell office:value-type="float" office:value="0.00869504" calcext:value-type="float">
            <text:p>0.008695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515119605710155" calcext:value-type="float">
            <text:p>0.515119605710155</text:p>
          </table:table-cell>
          <table:table-cell office:value-type="float" office:value="0.008716032" calcext:value-type="float">
            <text:p>0.00871603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023769307918" calcext:value-type="float">
            <text:p>0.6023769307918</text:p>
          </table:table-cell>
          <table:table-cell office:value-type="float" office:value="0.008739584" calcext:value-type="float">
            <text:p>0.00873958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83301818638557" calcext:value-type="float">
            <text:p>0.983301818638557</text:p>
          </table:table-cell>
          <table:table-cell office:value-type="float" office:value="0.008729088" calcext:value-type="float">
            <text:p>0.0087290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4710938911661" calcext:value-type="float">
            <text:p>0.264710938911661</text:p>
          </table:table-cell>
          <table:table-cell office:value-type="float" office:value="0.008749312" calcext:value-type="float">
            <text:p>0.0087493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26042949946917" calcext:value-type="float">
            <text:p>0.526042949946917</text:p>
          </table:table-cell>
          <table:table-cell office:value-type="float" office:value="0.009099264" calcext:value-type="float">
            <text:p>0.0090992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56562813156136" calcext:value-type="float">
            <text:p>0.456562813156136</text:p>
          </table:table-cell>
          <table:table-cell office:value-type="float" office:value="0.00904832" calcext:value-type="float">
            <text:p>0.009048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1948181117349" calcext:value-type="float">
            <text:p>0.101948181117349</text:p>
          </table:table-cell>
          <table:table-cell office:value-type="float" office:value="0.009060352" calcext:value-type="float">
            <text:p>0.009060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8146856841472" calcext:value-type="float">
            <text:p>0.818146856841472</text:p>
          </table:table-cell>
          <table:table-cell office:value-type="float" office:value="0.009078016" calcext:value-type="float">
            <text:p>0.0090780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13663097444927" calcext:value-type="float">
            <text:p>0.113663097444927</text:p>
          </table:table-cell>
          <table:table-cell office:value-type="float" office:value="0.009098752" calcext:value-type="float">
            <text:p>0.0090987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56109059269772" calcext:value-type="float">
            <text:p>0.356109059269772</text:p>
          </table:table-cell>
          <table:table-cell office:value-type="float" office:value="0.007065088" calcext:value-type="float">
            <text:p>0.00706508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2260955651017" calcext:value-type="float">
            <text:p>0.012260955651017</text:p>
          </table:table-cell>
          <table:table-cell office:value-type="float" office:value="0.007823616" calcext:value-type="float">
            <text:p>0.0078236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99735279737171" calcext:value-type="float">
            <text:p>0.99735279737171</text:p>
          </table:table-cell>
          <table:table-cell office:value-type="float" office:value="0.007857664" calcext:value-type="float">
            <text:p>0.0078576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58816110231697" calcext:value-type="float">
            <text:p>0.358816110231697</text:p>
          </table:table-cell>
          <table:table-cell office:value-type="float" office:value="0.007901184" calcext:value-type="float">
            <text:p>0.0079011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20292433192377" calcext:value-type="float">
            <text:p>0.720292433192377</text:p>
          </table:table-cell>
          <table:table-cell office:value-type="float" office:value="0.00792576" calcext:value-type="float">
            <text:p>0.00792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43668174256535" calcext:value-type="float">
            <text:p>0.243668174256535</text:p>
          </table:table-cell>
          <table:table-cell office:value-type="float" office:value="0.007949312" calcext:value-type="float">
            <text:p>0.0079493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106825013911" calcext:value-type="float">
            <text:p>0.7106825013911</text:p>
          </table:table-cell>
          <table:table-cell office:value-type="float" office:value="0.007972608" calcext:value-type="float">
            <text:p>0.0079726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36433843523478" calcext:value-type="float">
            <text:p>0.736433843523478</text:p>
          </table:table-cell>
          <table:table-cell office:value-type="float" office:value="0.007995392" calcext:value-type="float">
            <text:p>0.0079953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7813243769532" calcext:value-type="float">
            <text:p>0.97813243769532</text:p>
          </table:table-cell>
          <table:table-cell office:value-type="float" office:value="0.008022016" calcext:value-type="float">
            <text:p>0.008022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0458081575977" calcext:value-type="float">
            <text:p>0.270458081575977</text:p>
          </table:table-cell>
          <table:table-cell office:value-type="float" office:value="0.008002048" calcext:value-type="float">
            <text:p>0.0080020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3375673034177" calcext:value-type="float">
            <text:p>0.603375673034177</text:p>
          </table:table-cell>
          <table:table-cell office:value-type="float" office:value="0.008025088" calcext:value-type="float">
            <text:p>0.0080250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7529651256592" calcext:value-type="float">
            <text:p>0.37529651256592</text:p>
          </table:table-cell>
          <table:table-cell office:value-type="float" office:value="0.008047616" calcext:value-type="float">
            <text:p>0.0080476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317101436168467" calcext:value-type="float">
            <text:p>0.317101436168467</text:p>
          </table:table-cell>
          <table:table-cell office:value-type="float" office:value="0.008071168" calcext:value-type="float">
            <text:p>0.0080711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2570149433086" calcext:value-type="float">
            <text:p>0.442570149433086</text:p>
          </table:table-cell>
          <table:table-cell office:value-type="float" office:value="0.00803328" calcext:value-type="float">
            <text:p>0.0080332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11160753809523" calcext:value-type="float">
            <text:p>0.511160753809523</text:p>
          </table:table-cell>
          <table:table-cell office:value-type="float" office:value="0.008369408" calcext:value-type="float">
            <text:p>0.0083694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375274129533" calcext:value-type="float">
            <text:p>0.224375274129533</text:p>
          </table:table-cell>
          <table:table-cell office:value-type="float" office:value="0.008310016" calcext:value-type="float">
            <text:p>0.0083100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95293835036419" calcext:value-type="float">
            <text:p>0.295293835036419</text:p>
          </table:table-cell>
          <table:table-cell office:value-type="float" office:value="0.008322048" calcext:value-type="float">
            <text:p>0.0083220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66758966677245" calcext:value-type="float">
            <text:p>0.366758966677245</text:p>
          </table:table-cell>
          <table:table-cell office:value-type="float" office:value="0.008338432" calcext:value-type="float">
            <text:p>0.0083384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48861183734986" calcext:value-type="float">
            <text:p>0.548861183734986</text:p>
          </table:table-cell>
          <table:table-cell office:value-type="float" office:value="0.008357376" calcext:value-type="float">
            <text:p>0.0083573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02967948585547" calcext:value-type="float">
            <text:p>0.102967948585547</text:p>
          </table:table-cell>
          <table:table-cell office:value-type="float" office:value="0.008377344" calcext:value-type="float">
            <text:p>0.0083773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649557175201353" calcext:value-type="float">
            <text:p>0.649557175201353</text:p>
          </table:table-cell>
          <table:table-cell office:value-type="float" office:value="0.008434688" calcext:value-type="float">
            <text:p>0.0084346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91277736941274" calcext:value-type="float">
            <text:p>0.691277736941274</text:p>
          </table:table-cell>
          <table:table-cell office:value-type="float" office:value="0.012751872" calcext:value-type="float">
            <text:p>0.01275187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12529039027485" calcext:value-type="float">
            <text:p>0.412529039027485</text:p>
          </table:table-cell>
          <table:table-cell office:value-type="float" office:value="0.012808448" calcext:value-type="float">
            <text:p>0.0128084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698634801464613" calcext:value-type="float">
            <text:p>0.069863480146461</text:p>
          </table:table-cell>
          <table:table-cell office:value-type="float" office:value="0.012797952" calcext:value-type="float">
            <text:p>0.0127979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4105657307167" calcext:value-type="float">
            <text:p>0.354105657307167</text:p>
          </table:table-cell>
          <table:table-cell office:value-type="float" office:value="0.012969472" calcext:value-type="float">
            <text:p>0.0129694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7523370376023" calcext:value-type="float">
            <text:p>0.387523370376023</text:p>
          </table:table-cell>
          <table:table-cell office:value-type="float" office:value="0.01417216" calcext:value-type="float">
            <text:p>0.014172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12336711742887" calcext:value-type="float">
            <text:p>0.412336711742887</text:p>
          </table:table-cell>
          <table:table-cell office:value-type="float" office:value="0.014090752" calcext:value-type="float">
            <text:p>0.0140907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74789570607324" calcext:value-type="float">
            <text:p>0.674789570607324</text:p>
          </table:table-cell>
          <table:table-cell office:value-type="float" office:value="0.014095616" calcext:value-type="float">
            <text:p>0.01409561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0595998651483" calcext:value-type="float">
            <text:p>0.200595998651483</text:p>
          </table:table-cell>
          <table:table-cell office:value-type="float" office:value="0.014109184" calcext:value-type="float">
            <text:p>0.01410918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6826074552465" calcext:value-type="float">
            <text:p>0.356826074552465</text:p>
          </table:table-cell>
          <table:table-cell office:value-type="float" office:value="0.014136576" calcext:value-type="float">
            <text:p>0.01413657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57424673764647" calcext:value-type="float">
            <text:p>0.857424673764647</text:p>
          </table:table-cell>
          <table:table-cell office:value-type="float" office:value="0.014150656" calcext:value-type="float">
            <text:p>0.0141506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95959245913666" calcext:value-type="float">
            <text:p>0.795959245913666</text:p>
          </table:table-cell>
          <table:table-cell office:value-type="float" office:value="0.014166272" calcext:value-type="float">
            <text:p>0.0141662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0418739993962" calcext:value-type="float">
            <text:p>0.260418739993962</text:p>
          </table:table-cell>
          <table:table-cell office:value-type="float" office:value="0.01418112" calcext:value-type="float">
            <text:p>0.01418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99530208081615" calcext:value-type="float">
            <text:p>0.799530208081615</text:p>
          </table:table-cell>
          <table:table-cell office:value-type="float" office:value="0.014195968" calcext:value-type="float">
            <text:p>0.0141959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3426786247444" calcext:value-type="float">
            <text:p>0.93426786247444</text:p>
          </table:table-cell>
          <table:table-cell office:value-type="float" office:value="0.014209792" calcext:value-type="float">
            <text:p>0.01420979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9787383556593" calcext:value-type="float">
            <text:p>0.479787383556593</text:p>
          </table:table-cell>
          <table:table-cell office:value-type="float" office:value="0.014222592" calcext:value-type="float">
            <text:p>0.01422259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23936060739565" calcext:value-type="float">
            <text:p>0.723936060739565</text:p>
          </table:table-cell>
          <table:table-cell office:value-type="float" office:value="0.01423232" calcext:value-type="float">
            <text:p>0.014232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37414398375709" calcext:value-type="float">
            <text:p>0.137414398375709</text:p>
          </table:table-cell>
          <table:table-cell office:value-type="float" office:value="0.014242304" calcext:value-type="float">
            <text:p>0.0142423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37111668344592" calcext:value-type="float">
            <text:p>0.337111668344592</text:p>
          </table:table-cell>
          <table:table-cell office:value-type="float" office:value="0.014217216" calcext:value-type="float">
            <text:p>0.014217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103485213523491" calcext:value-type="float">
            <text:p>0.103485213523491</text:p>
          </table:table-cell>
          <table:table-cell office:value-type="float" office:value="0.014224896" calcext:value-type="float">
            <text:p>0.0142248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7190966678383" calcext:value-type="float">
            <text:p>0.957190966678383</text:p>
          </table:table-cell>
          <table:table-cell office:value-type="float" office:value="0.007174656" calcext:value-type="float">
            <text:p>0.0071746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67162503955915" calcext:value-type="float">
            <text:p>0.767162503955915</text:p>
          </table:table-cell>
          <table:table-cell office:value-type="float" office:value="0.007558912" calcext:value-type="float">
            <text:p>0.0075589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63089082210071" calcext:value-type="float">
            <text:p>0.463089082210071</text:p>
          </table:table-cell>
          <table:table-cell office:value-type="float" office:value="0.007473152" calcext:value-type="float">
            <text:p>0.0074731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26034977428861" calcext:value-type="float">
            <text:p>0.826034977428861</text:p>
          </table:table-cell>
          <table:table-cell office:value-type="float" office:value="0.007483648" calcext:value-type="float">
            <text:p>0.0074836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66535856740393" calcext:value-type="float">
            <text:p>0.766535856740393</text:p>
          </table:table-cell>
          <table:table-cell office:value-type="float" office:value="0.007500032" calcext:value-type="float">
            <text:p>0.007500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56092296512212" calcext:value-type="float">
            <text:p>0.856092296512212</text:p>
          </table:table-cell>
          <table:table-cell office:value-type="float" office:value="0.007517184" calcext:value-type="float">
            <text:p>0.0075171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99983653159682" calcext:value-type="float">
            <text:p>0.899983653159682</text:p>
          </table:table-cell>
          <table:table-cell office:value-type="float" office:value="0.00753408" calcext:value-type="float">
            <text:p>0.007534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1209757741517" calcext:value-type="float">
            <text:p>0.201209757741517</text:p>
          </table:table-cell>
          <table:table-cell office:value-type="float" office:value="0.007551744" calcext:value-type="float">
            <text:p>0.0075517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14352773749483" calcext:value-type="float">
            <text:p>0.314352773749483</text:p>
          </table:table-cell>
          <table:table-cell office:value-type="float" office:value="0.007569408" calcext:value-type="float">
            <text:p>0.00756940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49737611615873" calcext:value-type="float">
            <text:p>0.549737611615873</text:p>
          </table:table-cell>
          <table:table-cell office:value-type="float" office:value="0.007585536" calcext:value-type="float">
            <text:p>0.0075855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6709193889824" calcext:value-type="float">
            <text:p>0.616709193889824</text:p>
          </table:table-cell>
          <table:table-cell office:value-type="float" office:value="0.0076032" calcext:value-type="float">
            <text:p>0.00760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92513749080144" calcext:value-type="float">
            <text:p>0.892513749080144</text:p>
          </table:table-cell>
          <table:table-cell office:value-type="float" office:value="0.007620096" calcext:value-type="float">
            <text:p>0.0076200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30697396648522" calcext:value-type="float">
            <text:p>0.730697396648522</text:p>
          </table:table-cell>
          <table:table-cell office:value-type="float" office:value="0.00763776" calcext:value-type="float">
            <text:p>0.007637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67312872263306" calcext:value-type="float">
            <text:p>0.867312872263306</text:p>
          </table:table-cell>
          <table:table-cell office:value-type="float" office:value="0.007655424" calcext:value-type="float">
            <text:p>0.0076554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64084909098726" calcext:value-type="float">
            <text:p>0.564084909098726</text:p>
          </table:table-cell>
          <table:table-cell office:value-type="float" office:value="0.007673088" calcext:value-type="float">
            <text:p>0.0076730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5174216222965" calcext:value-type="float">
            <text:p>0.85174216222965</text:p>
          </table:table-cell>
          <table:table-cell office:value-type="float" office:value="0.007691008" calcext:value-type="float">
            <text:p>0.0076910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60729686878554" calcext:value-type="float">
            <text:p>0.160729686878554</text:p>
          </table:table-cell>
          <table:table-cell office:value-type="float" office:value="0.007708928" calcext:value-type="float">
            <text:p>0.0077089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2888820560129" calcext:value-type="float">
            <text:p>0.292888820560129</text:p>
          </table:table-cell>
          <table:table-cell office:value-type="float" office:value="0.007726848" calcext:value-type="float">
            <text:p>0.00772684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8982306947087" calcext:value-type="float">
            <text:p>0.808982306947087</text:p>
          </table:table-cell>
          <table:table-cell office:value-type="float" office:value="0.007744256" calcext:value-type="float">
            <text:p>0.0077442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31259442580432" calcext:value-type="float">
            <text:p>0.31259442580432</text:p>
          </table:table-cell>
          <table:table-cell office:value-type="float" office:value="0.00776192" calcext:value-type="float">
            <text:p>0.00776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62506058695845" calcext:value-type="float">
            <text:p>0.362506058695845</text:p>
          </table:table-cell>
          <table:table-cell office:value-type="float" office:value="0.007874304" calcext:value-type="float">
            <text:p>0.0078743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81485519551312" calcext:value-type="float">
            <text:p>0.281485519551312</text:p>
          </table:table-cell>
          <table:table-cell office:value-type="float" office:value="0.007953152" calcext:value-type="float">
            <text:p>0.007953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69095239670272" calcext:value-type="float">
            <text:p>0.066909523967027</text:p>
          </table:table-cell>
          <table:table-cell office:value-type="float" office:value="0.00797824" calcext:value-type="float">
            <text:p>0.007978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21486094454063" calcext:value-type="float">
            <text:p>0.521486094454063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5931893587276" calcext:value-type="float">
            <text:p>0.445931893587276</text:p>
          </table:table-cell>
          <table:table-cell office:value-type="float" office:value="0.008022016" calcext:value-type="float">
            <text:p>0.0080220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64112626256993" calcext:value-type="float">
            <text:p>0.164112626256993</text:p>
          </table:table-cell>
          <table:table-cell office:value-type="float" office:value="0.008183552" calcext:value-type="float">
            <text:p>0.0081835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85294679602594" calcext:value-type="float">
            <text:p>0.285294679602594</text:p>
          </table:table-cell>
          <table:table-cell office:value-type="float" office:value="0.008264448" calcext:value-type="float">
            <text:p>0.00826444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92126627503843" calcext:value-type="float">
            <text:p>0.292126627503843</text:p>
          </table:table-cell>
          <table:table-cell office:value-type="float" office:value="0.008287232" calcext:value-type="float">
            <text:p>0.008287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78264034315902" calcext:value-type="float">
            <text:p>0.978264034315902</text:p>
          </table:table-cell>
          <table:table-cell office:value-type="float" office:value="0.008309504" calcext:value-type="float">
            <text:p>0.0083095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01254431443994" calcext:value-type="float">
            <text:p>0.401254431443994</text:p>
          </table:table-cell>
          <table:table-cell office:value-type="float" office:value="0.008331264" calcext:value-type="float">
            <text:p>0.00833126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56626967607719" calcext:value-type="float">
            <text:p>0.056626967607719</text:p>
          </table:table-cell>
          <table:table-cell office:value-type="float" office:value="0.008351744" calcext:value-type="float">
            <text:p>0.0083517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38495355800892" calcext:value-type="float">
            <text:p>0.438495355800892</text:p>
          </table:table-cell>
          <table:table-cell office:value-type="float" office:value="0.008371456" calcext:value-type="float">
            <text:p>0.0083714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5470280528118" calcext:value-type="float">
            <text:p>0.125470280528118</text:p>
          </table:table-cell>
          <table:table-cell office:value-type="float" office:value="0.008391424" calcext:value-type="float">
            <text:p>0.0083914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40746387423442" calcext:value-type="float">
            <text:p>0.440746387423442</text:p>
          </table:table-cell>
          <table:table-cell office:value-type="float" office:value="0.00841216" calcext:value-type="float">
            <text:p>0.008412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376543454004" calcext:value-type="float">
            <text:p>0.98376543454004</text:p>
          </table:table-cell>
          <table:table-cell office:value-type="float" office:value="0.008434432" calcext:value-type="float">
            <text:p>0.0084344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79066002716283" calcext:value-type="float">
            <text:p>0.179066002716283</text:p>
          </table:table-cell>
          <table:table-cell office:value-type="float" office:value="0.008747008" calcext:value-type="float">
            <text:p>0.00874700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4459520243617" calcext:value-type="float">
            <text:p>0.794459520243617</text:p>
          </table:table-cell>
          <table:table-cell office:value-type="float" office:value="0.008652288" calcext:value-type="float">
            <text:p>0.0086522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02881832852417" calcext:value-type="float">
            <text:p>0.302881832852417</text:p>
          </table:table-cell>
          <table:table-cell office:value-type="float" office:value="0.008644352" calcext:value-type="float">
            <text:p>0.008644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31126759772724" calcext:value-type="float">
            <text:p>0.131126759772724</text:p>
          </table:table-cell>
          <table:table-cell office:value-type="float" office:value="0.0086592" calcext:value-type="float">
            <text:p>0.008659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85892719999034" calcext:value-type="float">
            <text:p>0.485892719999034</text:p>
          </table:table-cell>
          <table:table-cell office:value-type="float" office:value="0.016579328" calcext:value-type="float">
            <text:p>0.0165793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5013879166627" calcext:value-type="float">
            <text:p>0.215013879166627</text:p>
          </table:table-cell>
          <table:table-cell office:value-type="float" office:value="0.007766272" calcext:value-type="float">
            <text:p>0.0077662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87248289728731" calcext:value-type="float">
            <text:p>0.487248289728731</text:p>
          </table:table-cell>
          <table:table-cell office:value-type="float" office:value="0.008232448" calcext:value-type="float">
            <text:p>0.00823244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0164376720166" calcext:value-type="float">
            <text:p>0.30164376720166</text:p>
          </table:table-cell>
          <table:table-cell office:value-type="float" office:value="0.008264192" calcext:value-type="float">
            <text:p>0.0082641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6408376791918" calcext:value-type="float">
            <text:p>0.996408376791918</text:p>
          </table:table-cell>
          <table:table-cell office:value-type="float" office:value="0.008286208" calcext:value-type="float">
            <text:p>0.00828620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02790741721262" calcext:value-type="float">
            <text:p>0.602790741721262</text:p>
          </table:table-cell>
          <table:table-cell office:value-type="float" office:value="0.0083072" calcext:value-type="float">
            <text:p>0.008307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8400327597469" calcext:value-type="float">
            <text:p>0.258400327597469</text:p>
          </table:table-cell>
          <table:table-cell office:value-type="float" office:value="0.008677632" calcext:value-type="float">
            <text:p>0.0086776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99303892640642" calcext:value-type="float">
            <text:p>0.399303892640642</text:p>
          </table:table-cell>
          <table:table-cell office:value-type="float" office:value="0.00856192" calcext:value-type="float">
            <text:p>0.0085619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07568903166751" calcext:value-type="float">
            <text:p>0.107568903166751</text:p>
          </table:table-cell>
          <table:table-cell office:value-type="float" office:value="0.008562176" calcext:value-type="float">
            <text:p>0.0085621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20340997950339" calcext:value-type="float">
            <text:p>0.720340997950339</text:p>
          </table:table-cell>
          <table:table-cell office:value-type="float" office:value="0.00857216" calcext:value-type="float">
            <text:p>0.008572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51330506613874" calcext:value-type="float">
            <text:p>0.251330506613874</text:p>
          </table:table-cell>
          <table:table-cell office:value-type="float" office:value="0.008584192" calcext:value-type="float">
            <text:p>0.0085841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23565560221353" calcext:value-type="float">
            <text:p>0.323565560221353</text:p>
          </table:table-cell>
          <table:table-cell office:value-type="float" office:value="0.008596224" calcext:value-type="float">
            <text:p>0.008596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81578460556" calcext:value-type="float">
            <text:p>0.181578460556</text:p>
          </table:table-cell>
          <table:table-cell office:value-type="float" office:value="0.008608256" calcext:value-type="float">
            <text:p>0.0086082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0766430007981" calcext:value-type="float">
            <text:p>0.390766430007981</text:p>
          </table:table-cell>
          <table:table-cell office:value-type="float" office:value="0.008620544" calcext:value-type="float">
            <text:p>0.00862054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48667674764773" calcext:value-type="float">
            <text:p>0.848667674764773</text:p>
          </table:table-cell>
          <table:table-cell office:value-type="float" office:value="0.008634112" calcext:value-type="float">
            <text:p>0.0086341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28747974295948" calcext:value-type="float">
            <text:p>0.528747974295948</text:p>
          </table:table-cell>
          <table:table-cell office:value-type="float" office:value="0.008647424" calcext:value-type="float">
            <text:p>0.0086474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21421654127729" calcext:value-type="float">
            <text:p>0.000214216541277</text:p>
          </table:table-cell>
          <table:table-cell office:value-type="float" office:value="0.008659968" calcext:value-type="float">
            <text:p>0.0086599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57984389980993" calcext:value-type="float">
            <text:p>0.657984389980993</text:p>
          </table:table-cell>
          <table:table-cell office:value-type="float" office:value="0.008669696" calcext:value-type="float">
            <text:p>0.00866969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6048718704857" calcext:value-type="float">
            <text:p>0.366048718704857</text:p>
          </table:table-cell>
          <table:table-cell office:value-type="float" office:value="0.008682752" calcext:value-type="float">
            <text:p>0.0086827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114131422821" calcext:value-type="float">
            <text:p>0.96114131422821</text:p>
          </table:table-cell>
          <table:table-cell office:value-type="float" office:value="0.008695808" calcext:value-type="float">
            <text:p>0.0086958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87871727450322" calcext:value-type="float">
            <text:p>0.687871727450322</text:p>
          </table:table-cell>
          <table:table-cell office:value-type="float" office:value="0.008708608" calcext:value-type="float">
            <text:p>0.0087086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19210270358606" calcext:value-type="float">
            <text:p>0.419210270358606</text:p>
          </table:table-cell>
          <table:table-cell office:value-type="float" office:value="0.007306496" calcext:value-type="float">
            <text:p>0.0073064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93250869787789" calcext:value-type="float">
            <text:p>0.693250869787789</text:p>
          </table:table-cell>
          <table:table-cell office:value-type="float" office:value="0.009988352" calcext:value-type="float">
            <text:p>0.009988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17511258869401" calcext:value-type="float">
            <text:p>0.617511258869401</text:p>
          </table:table-cell>
          <table:table-cell office:value-type="float" office:value="0.010234624" calcext:value-type="float">
            <text:p>0.0102346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27557543251363" calcext:value-type="float">
            <text:p>0.527557543251363</text:p>
          </table:table-cell>
          <table:table-cell office:value-type="float" office:value="0.010245376" calcext:value-type="float">
            <text:p>0.0102453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5946676164376" calcext:value-type="float">
            <text:p>0.25946676164376</text:p>
          </table:table-cell>
          <table:table-cell office:value-type="float" office:value="0.013897472" calcext:value-type="float">
            <text:p>0.0138974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646277395281435" calcext:value-type="float">
            <text:p>0.064627739528144</text:p>
          </table:table-cell>
          <table:table-cell office:value-type="float" office:value="0.013985536" calcext:value-type="float">
            <text:p>0.013985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99957541514167" calcext:value-type="float">
            <text:p>0.499957541514167</text:p>
          </table:table-cell>
          <table:table-cell office:value-type="float" office:value="0.014006528" calcext:value-type="float">
            <text:p>0.0140065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37493038372478" calcext:value-type="float">
            <text:p>0.037493038372478</text:p>
          </table:table-cell>
          <table:table-cell office:value-type="float" office:value="0.014025728" calcext:value-type="float">
            <text:p>0.014025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98160822603218" calcext:value-type="float">
            <text:p>0.598160822603218</text:p>
          </table:table-cell>
          <table:table-cell office:value-type="float" office:value="0.014043648" calcext:value-type="float">
            <text:p>0.0140436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83892883734155" calcext:value-type="float">
            <text:p>0.483892883734155</text:p>
          </table:table-cell>
          <table:table-cell office:value-type="float" office:value="0.014061056" calcext:value-type="float">
            <text:p>0.0140610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32753194837853" calcext:value-type="float">
            <text:p>0.532753194837853</text:p>
          </table:table-cell>
          <table:table-cell office:value-type="float" office:value="0.014078464" calcext:value-type="float">
            <text:p>0.0140784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108982583484" calcext:value-type="float">
            <text:p>0.77108982583484</text:p>
          </table:table-cell>
          <table:table-cell office:value-type="float" office:value="0.014046976" calcext:value-type="float">
            <text:p>0.01404697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9733075797011" calcext:value-type="float">
            <text:p>0.999733075797011</text:p>
          </table:table-cell>
          <table:table-cell office:value-type="float" office:value="0.014032896" calcext:value-type="float">
            <text:p>0.0140328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77250628738968" calcext:value-type="float">
            <text:p>0.277250628738968</text:p>
          </table:table-cell>
          <table:table-cell office:value-type="float" office:value="0.014045952" calcext:value-type="float">
            <text:p>0.0140459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45255762160178" calcext:value-type="float">
            <text:p>0.945255762160178</text:p>
          </table:table-cell>
          <table:table-cell office:value-type="float" office:value="0.014062848" calcext:value-type="float">
            <text:p>0.0140628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77143385992137" calcext:value-type="float">
            <text:p>0.877143385992137</text:p>
          </table:table-cell>
          <table:table-cell office:value-type="float" office:value="0.014080256" calcext:value-type="float">
            <text:p>0.01408025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60410616999966" calcext:value-type="float">
            <text:p>0.760410616999966</text:p>
          </table:table-cell>
          <table:table-cell office:value-type="float" office:value="0.014097664" calcext:value-type="float">
            <text:p>0.01409766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30255786016666" calcext:value-type="float">
            <text:p>0.330255786016666</text:p>
          </table:table-cell>
          <table:table-cell office:value-type="float" office:value="0.01411328" calcext:value-type="float">
            <text:p>0.014113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36063016448227" calcext:value-type="float">
            <text:p>0.136063016448227</text:p>
          </table:table-cell>
          <table:table-cell office:value-type="float" office:value="0.014131712" calcext:value-type="float">
            <text:p>0.01413171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72671147160162" calcext:value-type="float">
            <text:p>0.872671147160162</text:p>
          </table:table-cell>
          <table:table-cell office:value-type="float" office:value="0.014145792" calcext:value-type="float">
            <text:p>0.01414579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97819470776179" calcext:value-type="float">
            <text:p>0.029781947077618</text:p>
          </table:table-cell>
          <table:table-cell office:value-type="float" office:value="0.009775616" calcext:value-type="float">
            <text:p>0.0097756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24204080796258" calcext:value-type="float">
            <text:p>0.624204080796258</text:p>
          </table:table-cell>
          <table:table-cell office:value-type="float" office:value="0.009842432" calcext:value-type="float">
            <text:p>0.0098424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15750558679955" calcext:value-type="float">
            <text:p>0.315750558679955</text:p>
          </table:table-cell>
          <table:table-cell office:value-type="float" office:value="0.00986496" calcext:value-type="float">
            <text:p>0.009864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03460590430117" calcext:value-type="float">
            <text:p>0.303460590430117</text:p>
          </table:table-cell>
          <table:table-cell office:value-type="float" office:value="0.009887744" calcext:value-type="float">
            <text:p>0.009887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5216607224125" calcext:value-type="float">
            <text:p>0.885216607224125</text:p>
          </table:table-cell>
          <table:table-cell office:value-type="float" office:value="0.009908992" calcext:value-type="float">
            <text:p>0.009908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37617787256564" calcext:value-type="float">
            <text:p>0.437617787256564</text:p>
          </table:table-cell>
          <table:table-cell office:value-type="float" office:value="0.0099456" calcext:value-type="float">
            <text:p>0.00994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9190681810232" calcext:value-type="float">
            <text:p>0.979190681810232</text:p>
          </table:table-cell>
          <table:table-cell office:value-type="float" office:value="0.009966848" calcext:value-type="float">
            <text:p>0.00996684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85258792182706" calcext:value-type="float">
            <text:p>0.485258792182706</text:p>
          </table:table-cell>
          <table:table-cell office:value-type="float" office:value="0.009988096" calcext:value-type="float">
            <text:p>0.009988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62962175328305" calcext:value-type="float">
            <text:p>0.262962175328305</text:p>
          </table:table-cell>
          <table:table-cell office:value-type="float" office:value="0.01000832" calcext:value-type="float">
            <text:p>0.010008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30609673120617" calcext:value-type="float">
            <text:p>0.830609673120617</text:p>
          </table:table-cell>
          <table:table-cell office:value-type="float" office:value="0.010030336" calcext:value-type="float">
            <text:p>0.010030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13543276783458" calcext:value-type="float">
            <text:p>0.913543276783458</text:p>
          </table:table-cell>
          <table:table-cell office:value-type="float" office:value="0.010051072" calcext:value-type="float">
            <text:p>0.0100510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80802182532254" calcext:value-type="float">
            <text:p>0.980802182532254</text:p>
          </table:table-cell>
          <table:table-cell office:value-type="float" office:value="0.010072064" calcext:value-type="float">
            <text:p>0.01007206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567264277649074" calcext:value-type="float">
            <text:p>0.056726427764908</text:p>
          </table:table-cell>
          <table:table-cell office:value-type="float" office:value="0.01009408" calcext:value-type="float">
            <text:p>0.0100940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989531651936906" calcext:value-type="float">
            <text:p>0.989531651936906</text:p>
          </table:table-cell>
          <table:table-cell office:value-type="float" office:value="0.010115584" calcext:value-type="float">
            <text:p>0.0101155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766656170027536" calcext:value-type="float">
            <text:p>0.766656170027536</text:p>
          </table:table-cell>
          <table:table-cell office:value-type="float" office:value="0.010120704" calcext:value-type="float">
            <text:p>0.01012070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37195802454315" calcext:value-type="float">
            <text:p>0.637195802454315</text:p>
          </table:table-cell>
          <table:table-cell office:value-type="float" office:value="0.010140672" calcext:value-type="float">
            <text:p>0.01014067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311580835376563" calcext:value-type="float">
            <text:p>0.031158083537656</text:p>
          </table:table-cell>
          <table:table-cell office:value-type="float" office:value="0.01016192" calcext:value-type="float">
            <text:p>0.010161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85318380637806" calcext:value-type="float">
            <text:p>0.785318380637806</text:p>
          </table:table-cell>
          <table:table-cell office:value-type="float" office:value="0.010182656" calcext:value-type="float">
            <text:p>0.01018265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55849803026654" calcext:value-type="float">
            <text:p>0.655849803026654</text:p>
          </table:table-cell>
          <table:table-cell office:value-type="float" office:value="0.010206976" calcext:value-type="float">
            <text:p>0.01020697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89791754875481" calcext:value-type="float">
            <text:p>0.889791754875481</text:p>
          </table:table-cell>
          <table:table-cell office:value-type="float" office:value="0.010490112" calcext:value-type="float">
            <text:p>0.0104901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6625820370778" calcext:value-type="float">
            <text:p>0.011662582037078</text:p>
          </table:table-cell>
          <table:table-cell office:value-type="float" office:value="0.006772224" calcext:value-type="float">
            <text:p>0.006772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839644725268906" calcext:value-type="float">
            <text:p>0.083964472526891</text:p>
          </table:table-cell>
          <table:table-cell office:value-type="float" office:value="0.006807552" calcext:value-type="float">
            <text:p>0.0068075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9163258420057" calcext:value-type="float">
            <text:p>0.39163258420057</text:p>
          </table:table-cell>
          <table:table-cell office:value-type="float" office:value="0.00893312" calcext:value-type="float">
            <text:p>0.008933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43150711003411" calcext:value-type="float">
            <text:p>0.43150711003411</text:p>
          </table:table-cell>
          <table:table-cell office:value-type="float" office:value="0.009326848" calcext:value-type="float">
            <text:p>0.00932684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906105660489771" calcext:value-type="float">
            <text:p>0.090610566048977</text:p>
          </table:table-cell>
          <table:table-cell office:value-type="float" office:value="0.009353472" calcext:value-type="float">
            <text:p>0.0093534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70853833706128" calcext:value-type="float">
            <text:p>0.970853833706128</text:p>
          </table:table-cell>
          <table:table-cell office:value-type="float" office:value="0.00937728" calcext:value-type="float">
            <text:p>0.009377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1493295103682" calcext:value-type="float">
            <text:p>0.81493295103682</text:p>
          </table:table-cell>
          <table:table-cell office:value-type="float" office:value="0.00939648" calcext:value-type="float">
            <text:p>0.0093964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84560817611552" calcext:value-type="float">
            <text:p>0.484560817611552</text:p>
          </table:table-cell>
          <table:table-cell office:value-type="float" office:value="0.009414912" calcext:value-type="float">
            <text:p>0.0094149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89734276103837" calcext:value-type="float">
            <text:p>0.389734276103837</text:p>
          </table:table-cell>
          <table:table-cell office:value-type="float" office:value="0.009432576" calcext:value-type="float">
            <text:p>0.00943257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933753291062619" calcext:value-type="float">
            <text:p>0.933753291062619</text:p>
          </table:table-cell>
          <table:table-cell office:value-type="float" office:value="0.009631232" calcext:value-type="float">
            <text:p>0.0096312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61312601120921" calcext:value-type="float">
            <text:p>0.561312601120921</text:p>
          </table:table-cell>
          <table:table-cell office:value-type="float" office:value="0.00966016" calcext:value-type="float">
            <text:p>0.00966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81446740693813" calcext:value-type="float">
            <text:p>0.181446740693813</text:p>
          </table:table-cell>
          <table:table-cell office:value-type="float" office:value="0.009679616" calcext:value-type="float">
            <text:p>0.0096796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86974487168073" calcext:value-type="float">
            <text:p>0.886974487168073</text:p>
          </table:table-cell>
          <table:table-cell office:value-type="float" office:value="0.009698304" calcext:value-type="float">
            <text:p>0.009698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4778150818904" calcext:value-type="float">
            <text:p>0.444778150818904</text:p>
          </table:table-cell>
          <table:table-cell office:value-type="float" office:value="0.0097152" calcext:value-type="float">
            <text:p>0.009715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823745530097238" calcext:value-type="float">
            <text:p>0.823745530097238</text:p>
          </table:table-cell>
          <table:table-cell office:value-type="float" office:value="0.009733888" calcext:value-type="float">
            <text:p>0.0097338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65632141415774" calcext:value-type="float">
            <text:p>0.465632141415774</text:p>
          </table:table-cell>
          <table:table-cell office:value-type="float" office:value="0.009752832" calcext:value-type="float">
            <text:p>0.00975283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82595777817039" calcext:value-type="float">
            <text:p>0.482595777817039</text:p>
          </table:table-cell>
          <table:table-cell office:value-type="float" office:value="0.009771264" calcext:value-type="float">
            <text:p>0.0097712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4479294165409" calcext:value-type="float">
            <text:p>0.24479294165409</text:p>
          </table:table-cell>
          <table:table-cell office:value-type="float" office:value="0.009787648" calcext:value-type="float">
            <text:p>0.0097876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05227437902542" calcext:value-type="float">
            <text:p>0.605227437902542</text:p>
          </table:table-cell>
          <table:table-cell office:value-type="float" office:value="0.01006976" calcext:value-type="float">
            <text:p>0.01006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29541983002258" calcext:value-type="float">
            <text:p>0.022954198300226</text:p>
          </table:table-cell>
          <table:table-cell office:value-type="float" office:value="0.009951744" calcext:value-type="float">
            <text:p>0.0099517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26608514161962" calcext:value-type="float">
            <text:p>0.826608514161962</text:p>
          </table:table-cell>
          <table:table-cell office:value-type="float" office:value="0.008507392" calcext:value-type="float">
            <text:p>0.0085073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0449636754997" calcext:value-type="float">
            <text:p>0.700449636754997</text:p>
          </table:table-cell>
          <table:table-cell office:value-type="float" office:value="0.008959744" calcext:value-type="float">
            <text:p>0.0089597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7022807403755" calcext:value-type="float">
            <text:p>0.087022807403755</text:p>
          </table:table-cell>
          <table:table-cell office:value-type="float" office:value="0.009097728" calcext:value-type="float">
            <text:p>0.009097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30227237966169" calcext:value-type="float">
            <text:p>0.230227237966169</text:p>
          </table:table-cell>
          <table:table-cell office:value-type="float" office:value="0.009122304" calcext:value-type="float">
            <text:p>0.0091223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2910462273082" calcext:value-type="float">
            <text:p>0.112910462273082</text:p>
          </table:table-cell>
          <table:table-cell office:value-type="float" office:value="0.009142016" calcext:value-type="float">
            <text:p>0.0091420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08860712725662" calcext:value-type="float">
            <text:p>0.708860712725662</text:p>
          </table:table-cell>
          <table:table-cell office:value-type="float" office:value="0.009159168" calcext:value-type="float">
            <text:p>0.0091591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69641572630329" calcext:value-type="float">
            <text:p>0.269641572630329</text:p>
          </table:table-cell>
          <table:table-cell office:value-type="float" office:value="0.009178368" calcext:value-type="float">
            <text:p>0.0091783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99911851534764" calcext:value-type="float">
            <text:p>0.299911851534764</text:p>
          </table:table-cell>
          <table:table-cell office:value-type="float" office:value="0.009197056" calcext:value-type="float">
            <text:p>0.0091970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17914539243421" calcext:value-type="float">
            <text:p>0.917914539243421</text:p>
          </table:table-cell>
          <table:table-cell office:value-type="float" office:value="0.009216" calcext:value-type="float">
            <text:p>0.0092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23699826373518" calcext:value-type="float">
            <text:p>0.523699826373518</text:p>
          </table:table-cell>
          <table:table-cell office:value-type="float" office:value="0.009231616" calcext:value-type="float">
            <text:p>0.0092316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53435948617485" calcext:value-type="float">
            <text:p>0.553435948617485</text:p>
          </table:table-cell>
          <table:table-cell office:value-type="float" office:value="0.009248768" calcext:value-type="float">
            <text:p>0.0092487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00609979223528" calcext:value-type="float">
            <text:p>0.300609979223528</text:p>
          </table:table-cell>
          <table:table-cell office:value-type="float" office:value="0.009211648" calcext:value-type="float">
            <text:p>0.0092116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33286316293722" calcext:value-type="float">
            <text:p>0.533286316293722</text:p>
          </table:table-cell>
          <table:table-cell office:value-type="float" office:value="0.0092288" calcext:value-type="float">
            <text:p>0.009228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06014555844266" calcext:value-type="float">
            <text:p>0.606014555844266</text:p>
          </table:table-cell>
          <table:table-cell office:value-type="float" office:value="0.009247488" calcext:value-type="float">
            <text:p>0.00924748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9749190696965" calcext:value-type="float">
            <text:p>0.009749190696965</text:p>
          </table:table-cell>
          <table:table-cell office:value-type="float" office:value="0.009264128" calcext:value-type="float">
            <text:p>0.0092641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7765637086618" calcext:value-type="float">
            <text:p>0.317765637086618</text:p>
          </table:table-cell>
          <table:table-cell office:value-type="float" office:value="0.009281792" calcext:value-type="float">
            <text:p>0.0092817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84330543156067" calcext:value-type="float">
            <text:p>0.584330543156067</text:p>
          </table:table-cell>
          <table:table-cell office:value-type="float" office:value="0.009298944" calcext:value-type="float">
            <text:p>0.00929894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73032957484529" calcext:value-type="float">
            <text:p>0.573032957484529</text:p>
          </table:table-cell>
          <table:table-cell office:value-type="float" office:value="0.00931712" calcext:value-type="float">
            <text:p>0.00931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35530755324088" calcext:value-type="float">
            <text:p>0.335530755324088</text:p>
          </table:table-cell>
          <table:table-cell office:value-type="float" office:value="0.009600256" calcext:value-type="float">
            <text:p>0.0096002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7197336572645" calcext:value-type="float">
            <text:p>0.27197336572645</text:p>
          </table:table-cell>
          <table:table-cell office:value-type="float" office:value="0.00955264" calcext:value-type="float">
            <text:p>0.009552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05939901351329" calcext:value-type="float">
            <text:p>0.705939901351329</text:p>
          </table:table-cell>
          <table:table-cell office:value-type="float" office:value="0.007557632" calcext:value-type="float">
            <text:p>0.0075576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70107822017227" calcext:value-type="float">
            <text:p>0.370107822017227</text:p>
          </table:table-cell>
          <table:table-cell office:value-type="float" office:value="0.0076864" calcext:value-type="float">
            <text:p>0.00768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42693535644062" calcext:value-type="float">
            <text:p>0.742693535644062</text:p>
          </table:table-cell>
          <table:table-cell office:value-type="float" office:value="0.008066816" calcext:value-type="float">
            <text:p>0.0080668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20486644390108" calcext:value-type="float">
            <text:p>0.820486644390108</text:p>
          </table:table-cell>
          <table:table-cell office:value-type="float" office:value="0.008182528" calcext:value-type="float">
            <text:p>0.008182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3365942054114" calcext:value-type="float">
            <text:p>0.183365942054114</text:p>
          </table:table-cell>
          <table:table-cell office:value-type="float" office:value="0.008298496" calcext:value-type="float">
            <text:p>0.0082984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3183574471237" calcext:value-type="float">
            <text:p>0.83183574471237</text:p>
          </table:table-cell>
          <table:table-cell office:value-type="float" office:value="0.0083392" calcext:value-type="float">
            <text:p>0.00833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374373545040658" calcext:value-type="float">
            <text:p>0.374373545040658</text:p>
          </table:table-cell>
          <table:table-cell office:value-type="float" office:value="0.008360192" calcext:value-type="float">
            <text:p>0.0083601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0861652262612" calcext:value-type="float">
            <text:p>0.40861652262612</text:p>
          </table:table-cell>
          <table:table-cell office:value-type="float" office:value="0.008377856" calcext:value-type="float">
            <text:p>0.00837785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86302530172802" calcext:value-type="float">
            <text:p>0.886302530172802</text:p>
          </table:table-cell>
          <table:table-cell office:value-type="float" office:value="0.008395008" calcext:value-type="float">
            <text:p>0.0083950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8623257335948" calcext:value-type="float">
            <text:p>0.28623257335948</text:p>
          </table:table-cell>
          <table:table-cell office:value-type="float" office:value="0.008412416" calcext:value-type="float">
            <text:p>0.0084124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242036998574" calcext:value-type="float">
            <text:p>0.434242036998574</text:p>
          </table:table-cell>
          <table:table-cell office:value-type="float" office:value="0.008430336" calcext:value-type="float">
            <text:p>0.008430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847028618577487" calcext:value-type="float">
            <text:p>0.847028618577487</text:p>
          </table:table-cell>
          <table:table-cell office:value-type="float" office:value="0.008448256" calcext:value-type="float">
            <text:p>0.0084482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373871993397755" calcext:value-type="float">
            <text:p>0.373871993397755</text:p>
          </table:table-cell>
          <table:table-cell office:value-type="float" office:value="0.00846592" calcext:value-type="float">
            <text:p>0.008465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43701525550119" calcext:value-type="float">
            <text:p>0.054370152555012</text:p>
          </table:table-cell>
          <table:table-cell office:value-type="float" office:value="0.008483328" calcext:value-type="float">
            <text:p>0.0084833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942407586253194" calcext:value-type="float">
            <text:p>0.942407586253194</text:p>
          </table:table-cell>
          <table:table-cell office:value-type="float" office:value="0.008499712" calcext:value-type="float">
            <text:p>0.00849971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21089325942051" calcext:value-type="float">
            <text:p>0.921089325942051</text:p>
          </table:table-cell>
          <table:table-cell office:value-type="float" office:value="0.008517376" calcext:value-type="float">
            <text:p>0.0085173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981841967549772" calcext:value-type="float">
            <text:p>0.981841967549772</text:p>
          </table:table-cell>
          <table:table-cell office:value-type="float" office:value="0.008534016" calcext:value-type="float">
            <text:p>0.00853401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833869158772755" calcext:value-type="float">
            <text:p>0.083386915877276</text:p>
          </table:table-cell>
          <table:table-cell office:value-type="float" office:value="0.010867456" calcext:value-type="float">
            <text:p>0.010867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6207365798665" calcext:value-type="float">
            <text:p>0.56207365798665</text:p>
          </table:table-cell>
          <table:table-cell office:value-type="float" office:value="0.008962048" calcext:value-type="float">
            <text:p>0.0089620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23955582788564" calcext:value-type="float">
            <text:p>0.022395558278857</text:p>
          </table:table-cell>
          <table:table-cell office:value-type="float" office:value="0.008754688" calcext:value-type="float">
            <text:p>0.0087546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88917345443477" calcext:value-type="float">
            <text:p>0.388917345443477</text:p>
          </table:table-cell>
          <table:table-cell office:value-type="float" office:value="0.010519296" calcext:value-type="float">
            <text:p>0.0105192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95018661648262" calcext:value-type="float">
            <text:p>0.795018661648262</text:p>
          </table:table-cell>
          <table:table-cell office:value-type="float" office:value="0.01098752" calcext:value-type="float">
            <text:p>0.0109875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86717591888605" calcext:value-type="float">
            <text:p>0.686717591888605</text:p>
          </table:table-cell>
          <table:table-cell office:value-type="float" office:value="0.011018752" calcext:value-type="float">
            <text:p>0.01101875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2611141224116" calcext:value-type="float">
            <text:p>0.752611141224116</text:p>
          </table:table-cell>
          <table:table-cell office:value-type="float" office:value="0.011049216" calcext:value-type="float">
            <text:p>0.011049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57599313478039" calcext:value-type="float">
            <text:p>0.257599313478039</text:p>
          </table:table-cell>
          <table:table-cell office:value-type="float" office:value="0.011081472" calcext:value-type="float">
            <text:p>0.0110814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42068067798261" calcext:value-type="float">
            <text:p>0.342068067798261</text:p>
          </table:table-cell>
          <table:table-cell office:value-type="float" office:value="0.01111552" calcext:value-type="float">
            <text:p>0.011115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31516133527855" calcext:value-type="float">
            <text:p>0.31516133527855</text:p>
          </table:table-cell>
          <table:table-cell office:value-type="float" office:value="0.011166464" calcext:value-type="float">
            <text:p>0.0111664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64943106470021" calcext:value-type="float">
            <text:p>0.864943106470021</text:p>
          </table:table-cell>
          <table:table-cell office:value-type="float" office:value="0.01161472" calcext:value-type="float">
            <text:p>0.011614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98784175303081" calcext:value-type="float">
            <text:p>0.298784175303081</text:p>
          </table:table-cell>
          <table:table-cell office:value-type="float" office:value="0.011345152" calcext:value-type="float">
            <text:p>0.0113451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73804776301302" calcext:value-type="float">
            <text:p>0.573804776301302</text:p>
          </table:table-cell>
          <table:table-cell office:value-type="float" office:value="0.011350528" calcext:value-type="float">
            <text:p>0.0113505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03890463484636" calcext:value-type="float">
            <text:p>0.203890463484636</text:p>
          </table:table-cell>
          <table:table-cell office:value-type="float" office:value="0.011371008" calcext:value-type="float">
            <text:p>0.011371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756973538778026" calcext:value-type="float">
            <text:p>0.756973538778026</text:p>
          </table:table-cell>
          <table:table-cell office:value-type="float" office:value="0.011380224" calcext:value-type="float">
            <text:p>0.011380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7872570348733" calcext:value-type="float">
            <text:p>0.77872570348733</text:p>
          </table:table-cell>
          <table:table-cell office:value-type="float" office:value="0.01318016" calcext:value-type="float">
            <text:p>0.01318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738231869468192" calcext:value-type="float">
            <text:p>0.738231869468192</text:p>
          </table:table-cell>
          <table:table-cell office:value-type="float" office:value="0.013229824" calcext:value-type="float">
            <text:p>0.0132298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82662287207631" calcext:value-type="float">
            <text:p>0.482662287207631</text:p>
          </table:table-cell>
          <table:table-cell office:value-type="float" office:value="0.013253632" calcext:value-type="float">
            <text:p>0.0132536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70977332684628" calcext:value-type="float">
            <text:p>0.570977332684628</text:p>
          </table:table-cell>
          <table:table-cell office:value-type="float" office:value="0.01327744" calcext:value-type="float">
            <text:p>0.013277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16912955628509" calcext:value-type="float">
            <text:p>0.816912955628509</text:p>
          </table:table-cell>
          <table:table-cell office:value-type="float" office:value="0.01350144" calcext:value-type="float">
            <text:p>0.01350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36461821727366" calcext:value-type="float">
            <text:p>0.736461821727366</text:p>
          </table:table-cell>
          <table:table-cell office:value-type="float" office:value="0.013460992" calcext:value-type="float">
            <text:p>0.0134609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10217756227149" calcext:value-type="float">
            <text:p>0.910217756227149</text:p>
          </table:table-cell>
          <table:table-cell office:value-type="float" office:value="0.0134656" calcext:value-type="float">
            <text:p>0.013465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55586743949699" calcext:value-type="float">
            <text:p>0.755586743949699</text:p>
          </table:table-cell>
          <table:table-cell office:value-type="float" office:value="0.013485312" calcext:value-type="float">
            <text:p>0.0134853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23312126608901" calcext:value-type="float">
            <text:p>0.323312126608901</text:p>
          </table:table-cell>
          <table:table-cell office:value-type="float" office:value="0.005834752" calcext:value-type="float">
            <text:p>0.00583475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70436426407249" calcext:value-type="float">
            <text:p>0.270436426407249</text:p>
          </table:table-cell>
          <table:table-cell office:value-type="float" office:value="0.006410752" calcext:value-type="float">
            <text:p>0.00641075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29195019938105" calcext:value-type="float">
            <text:p>0.829195019938105</text:p>
          </table:table-cell>
          <table:table-cell office:value-type="float" office:value="0.0065536" calcext:value-type="float">
            <text:p>0.006553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681260473438864" calcext:value-type="float">
            <text:p>0.068126047343886</text:p>
          </table:table-cell>
          <table:table-cell office:value-type="float" office:value="0.006552064" calcext:value-type="float">
            <text:p>0.0065520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32088645890002" calcext:value-type="float">
            <text:p>0.732088645890002</text:p>
          </table:table-cell>
          <table:table-cell office:value-type="float" office:value="0.009585664" calcext:value-type="float">
            <text:p>0.0095856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11768053271112" calcext:value-type="float">
            <text:p>0.111768053271112</text:p>
          </table:table-cell>
          <table:table-cell office:value-type="float" office:value="0.009215488" calcext:value-type="float">
            <text:p>0.0092154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2698042864438" calcext:value-type="float">
            <text:p>0.372698042864438</text:p>
          </table:table-cell>
          <table:table-cell office:value-type="float" office:value="0.009027328" calcext:value-type="float">
            <text:p>0.00902732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91097723325955" calcext:value-type="float">
            <text:p>0.691097723325955</text:p>
          </table:table-cell>
          <table:table-cell office:value-type="float" office:value="0.008968192" calcext:value-type="float">
            <text:p>0.0089681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0798960073664" calcext:value-type="float">
            <text:p>0.800798960073664</text:p>
          </table:table-cell>
          <table:table-cell office:value-type="float" office:value="0.008914432" calcext:value-type="float">
            <text:p>0.0089144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07421652294946" calcext:value-type="float">
            <text:p>0.607421652294946</text:p>
          </table:table-cell>
          <table:table-cell office:value-type="float" office:value="0.00884992" calcext:value-type="float">
            <text:p>0.0088499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816597492571933" calcext:value-type="float">
            <text:p>0.816597492571933</text:p>
          </table:table-cell>
          <table:table-cell office:value-type="float" office:value="0.008797184" calcext:value-type="float">
            <text:p>0.00879718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11499214874605" calcext:value-type="float">
            <text:p>0.411499214874605</text:p>
          </table:table-cell>
          <table:table-cell office:value-type="float" office:value="0.008769024" calcext:value-type="float">
            <text:p>0.0087690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64029869063516" calcext:value-type="float">
            <text:p>0.764029869063516</text:p>
          </table:table-cell>
          <table:table-cell office:value-type="float" office:value="0.008741376" calcext:value-type="float">
            <text:p>0.00874137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00780997409873" calcext:value-type="float">
            <text:p>0.100780997409873</text:p>
          </table:table-cell>
          <table:table-cell office:value-type="float" office:value="0.008722944" calcext:value-type="float">
            <text:p>0.00872294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998018405119588" calcext:value-type="float">
            <text:p>0.998018405119588</text:p>
          </table:table-cell>
          <table:table-cell office:value-type="float" office:value="0.008703744" calcext:value-type="float">
            <text:p>0.0087037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99233204807374" calcext:value-type="float">
            <text:p>0.019923320480738</text:p>
          </table:table-cell>
          <table:table-cell office:value-type="float" office:value="0.008683264" calcext:value-type="float">
            <text:p>0.0086832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68593333887493" calcext:value-type="float">
            <text:p>0.768593333887493</text:p>
          </table:table-cell>
          <table:table-cell office:value-type="float" office:value="0.008651008" calcext:value-type="float">
            <text:p>0.00865100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32071009186727" calcext:value-type="float">
            <text:p>0.632071009186727</text:p>
          </table:table-cell>
          <table:table-cell office:value-type="float" office:value="0.008629248" calcext:value-type="float">
            <text:p>0.00862924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44924071238681" calcext:value-type="float">
            <text:p>0.244924071238681</text:p>
          </table:table-cell>
          <table:table-cell office:value-type="float" office:value="0.008610304" calcext:value-type="float">
            <text:p>0.0086103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02750966954818" calcext:value-type="float">
            <text:p>0.402750966954818</text:p>
          </table:table-cell>
          <table:table-cell office:value-type="float" office:value="0.007264256" calcext:value-type="float">
            <text:p>0.007264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78129674380531" calcext:value-type="float">
            <text:p>0.978129674380531</text:p>
          </table:table-cell>
          <table:table-cell office:value-type="float" office:value="0.008220672" calcext:value-type="float">
            <text:p>0.00822067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4070901916479" calcext:value-type="float">
            <text:p>0.244070901916479</text:p>
          </table:table-cell>
          <table:table-cell office:value-type="float" office:value="0.008569344" calcext:value-type="float">
            <text:p>0.0085693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803998120385266" calcext:value-type="float">
            <text:p>0.080399812038527</text:p>
          </table:table-cell>
          <table:table-cell office:value-type="float" office:value="0.008531456" calcext:value-type="float">
            <text:p>0.0085314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0448018616055" calcext:value-type="float">
            <text:p>0.100448018616055</text:p>
          </table:table-cell>
          <table:table-cell office:value-type="float" office:value="0.008505344" calcext:value-type="float">
            <text:p>0.0085053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20918823223452" calcext:value-type="float">
            <text:p>0.720918823223452</text:p>
          </table:table-cell>
          <table:table-cell office:value-type="float" office:value="0.008430592" calcext:value-type="float">
            <text:p>0.0084305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98413017109959" calcext:value-type="float">
            <text:p>0.298413017109959</text:p>
          </table:table-cell>
          <table:table-cell office:value-type="float" office:value="0.00840448" calcext:value-type="float">
            <text:p>0.0084044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00040462719484" calcext:value-type="float">
            <text:p>0.900040462719484</text:p>
          </table:table-cell>
          <table:table-cell office:value-type="float" office:value="0.00838144" calcext:value-type="float">
            <text:p>0.008381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890080401403955" calcext:value-type="float">
            <text:p>0.089008040140396</text:p>
          </table:table-cell>
          <table:table-cell office:value-type="float" office:value="0.008361472" calcext:value-type="float">
            <text:p>0.00836147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08451631639228" calcext:value-type="float">
            <text:p>0.708451631639228</text:p>
          </table:table-cell>
          <table:table-cell office:value-type="float" office:value="0.008353792" calcext:value-type="float">
            <text:p>0.0083537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26732194423436" calcext:value-type="float">
            <text:p>0.226732194423436</text:p>
          </table:table-cell>
          <table:table-cell office:value-type="float" office:value="0.008332288" calcext:value-type="float">
            <text:p>0.008332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59095369661804" calcext:value-type="float">
            <text:p>0.559095369661804</text:p>
          </table:table-cell>
          <table:table-cell office:value-type="float" office:value="0.008236544" calcext:value-type="float">
            <text:p>0.00823654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89989333804545" calcext:value-type="float">
            <text:p>0.789989333804545</text:p>
          </table:table-cell>
          <table:table-cell office:value-type="float" office:value="0.008209408" calcext:value-type="float">
            <text:p>0.0082094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31147461553783" calcext:value-type="float">
            <text:p>0.331147461553783</text:p>
          </table:table-cell>
          <table:table-cell office:value-type="float" office:value="0.008186368" calcext:value-type="float">
            <text:p>0.00818636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80925804766907" calcext:value-type="float">
            <text:p>0.980925804766907</text:p>
          </table:table-cell>
          <table:table-cell office:value-type="float" office:value="0.008165632" calcext:value-type="float">
            <text:p>0.008165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355658119181339" calcext:value-type="float">
            <text:p>0.355658119181339</text:p>
          </table:table-cell>
          <table:table-cell office:value-type="float" office:value="0.00814464" calcext:value-type="float">
            <text:p>0.0081446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9621930076685" calcext:value-type="float">
            <text:p>0.59621930076685</text:p>
          </table:table-cell>
          <table:table-cell office:value-type="float" office:value="0.008121856" calcext:value-type="float">
            <text:p>0.00812185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11646651328867" calcext:value-type="float">
            <text:p>0.411646651328867</text:p>
          </table:table-cell>
          <table:table-cell office:value-type="float" office:value="0.00809856" calcext:value-type="float">
            <text:p>0.008098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47080416639919" calcext:value-type="float">
            <text:p>0.747080416639919</text:p>
          </table:table-cell>
          <table:table-cell office:value-type="float" office:value="0.008082688" calcext:value-type="float">
            <text:p>0.0080826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32983163199584" calcext:value-type="float">
            <text:p>0.023298316319958</text:p>
          </table:table-cell>
          <table:table-cell office:value-type="float" office:value="0.007972864" calcext:value-type="float">
            <text:p>0.0079728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75964446521569" calcext:value-type="float">
            <text:p>0.275964446521569</text:p>
          </table:table-cell>
          <table:table-cell office:value-type="float" office:value="0.007951616" calcext:value-type="float">
            <text:p>0.0079516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1234345896084" calcext:value-type="float">
            <text:p>0.871234345896084</text:p>
          </table:table-cell>
          <table:table-cell office:value-type="float" office:value="0.008974848" calcext:value-type="float">
            <text:p>0.00897484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78713104867915" calcext:value-type="float">
            <text:p>0.278713104867915</text:p>
          </table:table-cell>
          <table:table-cell office:value-type="float" office:value="0.009317376" calcext:value-type="float">
            <text:p>0.0093173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67271595175723" calcext:value-type="float">
            <text:p>0.006727159517572</text:p>
          </table:table-cell>
          <table:table-cell office:value-type="float" office:value="0.009323008" calcext:value-type="float">
            <text:p>0.0093230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97894985563872" calcext:value-type="float">
            <text:p>0.597894985563872</text:p>
          </table:table-cell>
          <table:table-cell office:value-type="float" office:value="0.009316864" calcext:value-type="float">
            <text:p>0.00931686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64820462587746" calcext:value-type="float">
            <text:p>0.264820462587746</text:p>
          </table:table-cell>
          <table:table-cell office:value-type="float" office:value="0.009312512" calcext:value-type="float">
            <text:p>0.0093125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11443710441683" calcext:value-type="float">
            <text:p>0.911443710441683</text:p>
          </table:table-cell>
          <table:table-cell office:value-type="float" office:value="0.010293248" calcext:value-type="float">
            <text:p>0.01029324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82911599557852" calcext:value-type="float">
            <text:p>0.582911599557852</text:p>
          </table:table-cell>
          <table:table-cell office:value-type="float" office:value="0.01014272" calcext:value-type="float">
            <text:p>0.010142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816221408636989" calcext:value-type="float">
            <text:p>0.816221408636989</text:p>
          </table:table-cell>
          <table:table-cell office:value-type="float" office:value="0.010113536" calcext:value-type="float">
            <text:p>0.0101135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70592643384882" calcext:value-type="float">
            <text:p>0.470592643384882</text:p>
          </table:table-cell>
          <table:table-cell office:value-type="float" office:value="0.01009408" calcext:value-type="float">
            <text:p>0.0100940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77958652971284" calcext:value-type="float">
            <text:p>0.877958652971284</text:p>
          </table:table-cell>
          <table:table-cell office:value-type="float" office:value="0.010076416" calcext:value-type="float">
            <text:p>0.01007641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12084228169696" calcext:value-type="float">
            <text:p>0.312084228169696</text:p>
          </table:table-cell>
          <table:table-cell office:value-type="float" office:value="0.010061312" calcext:value-type="float">
            <text:p>0.010061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43612710958706" calcext:value-type="float">
            <text:p>0.243612710958706</text:p>
          </table:table-cell>
          <table:table-cell office:value-type="float" office:value="0.010044672" calcext:value-type="float">
            <text:p>0.0100446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599151055572677" calcext:value-type="float">
            <text:p>0.599151055572677</text:p>
          </table:table-cell>
          <table:table-cell office:value-type="float" office:value="0.010029056" calcext:value-type="float">
            <text:p>0.0100290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21216241422822" calcext:value-type="float">
            <text:p>0.221216241422822</text:p>
          </table:table-cell>
          <table:table-cell office:value-type="float" office:value="0.010013696" calcext:value-type="float">
            <text:p>0.0100136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04857093456143" calcext:value-type="float">
            <text:p>0.704857093456143</text:p>
          </table:table-cell>
          <table:table-cell office:value-type="float" office:value="0.010047232" calcext:value-type="float">
            <text:p>0.01004723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28867670288932" calcext:value-type="float">
            <text:p>0.828867670288932</text:p>
          </table:table-cell>
          <table:table-cell office:value-type="float" office:value="0.010023936" calcext:value-type="float">
            <text:p>0.0100239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6430531954673" calcext:value-type="float">
            <text:p>0.136430531954673</text:p>
          </table:table-cell>
          <table:table-cell office:value-type="float" office:value="0.01000832" calcext:value-type="float">
            <text:p>0.010008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41530888759908" calcext:value-type="float">
            <text:p>0.341530888759908</text:p>
          </table:table-cell>
          <table:table-cell office:value-type="float" office:value="0.009991936" calcext:value-type="float">
            <text:p>0.0099919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960493720332994" calcext:value-type="float">
            <text:p>0.960493720332994</text:p>
          </table:table-cell>
          <table:table-cell office:value-type="float" office:value="0.00997632" calcext:value-type="float">
            <text:p>0.00997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85071970191598" calcext:value-type="float">
            <text:p>0.585071970191598</text:p>
          </table:table-cell>
          <table:table-cell office:value-type="float" office:value="0.009961728" calcext:value-type="float">
            <text:p>0.0099617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685156603014" calcext:value-type="float">
            <text:p>0.18685156603014</text:p>
          </table:table-cell>
          <table:table-cell office:value-type="float" office:value="0.007130624" calcext:value-type="float">
            <text:p>0.0071306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82221416883083" calcext:value-type="float">
            <text:p>0.982221416883083</text:p>
          </table:table-cell>
          <table:table-cell office:value-type="float" office:value="0.008011776" calcext:value-type="float">
            <text:p>0.00801177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97856949513604" calcext:value-type="float">
            <text:p>0.297856949513604</text:p>
          </table:table-cell>
          <table:table-cell office:value-type="float" office:value="0.008064768" calcext:value-type="float">
            <text:p>0.00806476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66207346241873" calcext:value-type="float">
            <text:p>0.966207346241873</text:p>
          </table:table-cell>
          <table:table-cell office:value-type="float" office:value="0.008150784" calcext:value-type="float">
            <text:p>0.00815078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34163902536387" calcext:value-type="float">
            <text:p>0.834163902536387</text:p>
          </table:table-cell>
          <table:table-cell office:value-type="float" office:value="0.008275712" calcext:value-type="float">
            <text:p>0.00827571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85320039851919" calcext:value-type="float">
            <text:p>0.078532003985192</text:p>
          </table:table-cell>
          <table:table-cell office:value-type="float" office:value="0.008999424" calcext:value-type="float">
            <text:p>0.0089994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67526611458374" calcext:value-type="float">
            <text:p>0.367526611458374</text:p>
          </table:table-cell>
          <table:table-cell office:value-type="float" office:value="0.009522688" calcext:value-type="float">
            <text:p>0.0095226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0576112026077" calcext:value-type="float">
            <text:p>0.230576112026077</text:p>
          </table:table-cell>
          <table:table-cell office:value-type="float" office:value="0.009516288" calcext:value-type="float">
            <text:p>0.0095162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59115111587347" calcext:value-type="float">
            <text:p>0.159115111587347</text:p>
          </table:table-cell>
          <table:table-cell office:value-type="float" office:value="0.009503744" calcext:value-type="float">
            <text:p>0.00950374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56044823170618" calcext:value-type="float">
            <text:p>0.956044823170618</text:p>
          </table:table-cell>
          <table:table-cell office:value-type="float" office:value="0.009495296" calcext:value-type="float">
            <text:p>0.00949529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24094450723866" calcext:value-type="float">
            <text:p>0.824094450723866</text:p>
          </table:table-cell>
          <table:table-cell office:value-type="float" office:value="0.00948608" calcext:value-type="float">
            <text:p>0.009486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84128923958302" calcext:value-type="float">
            <text:p>0.684128923958302</text:p>
          </table:table-cell>
          <table:table-cell office:value-type="float" office:value="0.009475328" calcext:value-type="float">
            <text:p>0.0094753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432372265157693" calcext:value-type="float">
            <text:p>0.432372265157693</text:p>
          </table:table-cell>
          <table:table-cell office:value-type="float" office:value="0.009466112" calcext:value-type="float">
            <text:p>0.0094661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91542638898728" calcext:value-type="float">
            <text:p>0.191542638898728</text:p>
          </table:table-cell>
          <table:table-cell office:value-type="float" office:value="0.00945792" calcext:value-type="float">
            <text:p>0.009457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73480985466817" calcext:value-type="float">
            <text:p>0.773480985466817</text:p>
          </table:table-cell>
          <table:table-cell office:value-type="float" office:value="0.009475584" calcext:value-type="float">
            <text:p>0.00947558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61103633829975" calcext:value-type="float">
            <text:p>0.161103633829975</text:p>
          </table:table-cell>
          <table:table-cell office:value-type="float" office:value="0.009508864" calcext:value-type="float">
            <text:p>0.00950886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78672651460736" calcext:value-type="float">
            <text:p>0.478672651460736</text:p>
          </table:table-cell>
          <table:table-cell office:value-type="float" office:value="0.009531392" calcext:value-type="float">
            <text:p>0.00953139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49765097238609" calcext:value-type="float">
            <text:p>0.849765097238609</text:p>
          </table:table-cell>
          <table:table-cell office:value-type="float" office:value="0.009554688" calcext:value-type="float">
            <text:p>0.00955468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02054417230687" calcext:value-type="float">
            <text:p>0.502054417230687</text:p>
          </table:table-cell>
          <table:table-cell office:value-type="float" office:value="0.009577728" calcext:value-type="float">
            <text:p>0.00957772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8092101873076" calcext:value-type="float">
            <text:p>0.28092101873076</text:p>
          </table:table-cell>
          <table:table-cell office:value-type="float" office:value="0.00960384" calcext:value-type="float">
            <text:p>0.0096038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818786975243088" calcext:value-type="float">
            <text:p>0.818786975243088</text:p>
          </table:table-cell>
          <table:table-cell office:value-type="float" office:value="0.00574208" calcext:value-type="float">
            <text:p>0.0057420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37776702176695" calcext:value-type="float">
            <text:p>0.337776702176695</text:p>
          </table:table-cell>
          <table:table-cell office:value-type="float" office:value="0.011798784" calcext:value-type="float">
            <text:p>0.01179878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653544680023335" calcext:value-type="float">
            <text:p>0.065354468002334</text:p>
          </table:table-cell>
          <table:table-cell office:value-type="float" office:value="0.01193088" calcext:value-type="float">
            <text:p>0.011930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51034371263238" calcext:value-type="float">
            <text:p>0.651034371263238</text:p>
          </table:table-cell>
          <table:table-cell office:value-type="float" office:value="0.011993088" calcext:value-type="float">
            <text:p>0.01199308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6517758509449" calcext:value-type="float">
            <text:p>0.196517758509449</text:p>
          </table:table-cell>
          <table:table-cell office:value-type="float" office:value="0.01204736" calcext:value-type="float">
            <text:p>0.0120473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58496178971498" calcext:value-type="float">
            <text:p>0.858496178971498</text:p>
          </table:table-cell>
          <table:table-cell office:value-type="float" office:value="0.017070336" calcext:value-type="float">
            <text:p>0.017070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10242282491065" calcext:value-type="float">
            <text:p>0.710242282491065</text:p>
          </table:table-cell>
          <table:table-cell office:value-type="float" office:value="0.017513728" calcext:value-type="float">
            <text:p>0.0175137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86038484111102" calcext:value-type="float">
            <text:p>0.786038484111102</text:p>
          </table:table-cell>
          <table:table-cell office:value-type="float" office:value="0.017373952" calcext:value-type="float">
            <text:p>0.01737395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53646454016964" calcext:value-type="float">
            <text:p>0.453646454016964</text:p>
          </table:table-cell>
          <table:table-cell office:value-type="float" office:value="0.017339904" calcext:value-type="float">
            <text:p>0.0173399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25115087037044" calcext:value-type="float">
            <text:p>0.052511508703704</text:p>
          </table:table-cell>
          <table:table-cell office:value-type="float" office:value="0.017053696" calcext:value-type="float">
            <text:p>0.01705369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89851053907796" calcext:value-type="float">
            <text:p>0.189851053907796</text:p>
          </table:table-cell>
          <table:table-cell office:value-type="float" office:value="0.014828288" calcext:value-type="float">
            <text:p>0.01482828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8304216960892" calcext:value-type="float">
            <text:p>0.648304216960892</text:p>
          </table:table-cell>
          <table:table-cell office:value-type="float" office:value="0.014812672" calcext:value-type="float">
            <text:p>0.01481267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722839731595471" calcext:value-type="float">
            <text:p>0.722839731595471</text:p>
          </table:table-cell>
          <table:table-cell office:value-type="float" office:value="0.014840576" calcext:value-type="float">
            <text:p>0.01484057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9205153281981" calcext:value-type="float">
            <text:p>0.019205153281981</text:p>
          </table:table-cell>
          <table:table-cell office:value-type="float" office:value="0.014867968" calcext:value-type="float">
            <text:p>0.01486796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90741928939293" calcext:value-type="float">
            <text:p>0.019074192893929</text:p>
          </table:table-cell>
          <table:table-cell office:value-type="float" office:value="0.014893312" calcext:value-type="float">
            <text:p>0.0148933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716834741942543" calcext:value-type="float">
            <text:p>0.071683474194254</text:p>
          </table:table-cell>
          <table:table-cell office:value-type="float" office:value="0.014921728" calcext:value-type="float">
            <text:p>0.01492172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704604686122518" calcext:value-type="float">
            <text:p>0.704604686122518</text:p>
          </table:table-cell>
          <table:table-cell office:value-type="float" office:value="0.014948096" calcext:value-type="float">
            <text:p>0.01494809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68150675501475" calcext:value-type="float">
            <text:p>0.268150675501475</text:p>
          </table:table-cell>
          <table:table-cell office:value-type="float" office:value="0.018847232" calcext:value-type="float">
            <text:p>0.0188472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1909780246952" calcext:value-type="float">
            <text:p>0.431909780246952</text:p>
          </table:table-cell>
          <table:table-cell office:value-type="float" office:value="0.01821824" calcext:value-type="float">
            <text:p>0.01821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60529367877022" calcext:value-type="float">
            <text:p>0.660529367877022</text:p>
          </table:table-cell>
          <table:table-cell office:value-type="float" office:value="0.018161664" calcext:value-type="float">
            <text:p>0.01816166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54035085415132" calcext:value-type="float">
            <text:p>0.754035085415132</text:p>
          </table:table-cell>
          <table:table-cell office:value-type="float" office:value="0.006997504" calcext:value-type="float">
            <text:p>0.0069975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13439192726142" calcext:value-type="float">
            <text:p>0.813439192726142</text:p>
          </table:table-cell>
          <table:table-cell office:value-type="float" office:value="0.00707584" calcext:value-type="float">
            <text:p>0.0070758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07232308068745" calcext:value-type="float">
            <text:p>0.807232308068745</text:p>
          </table:table-cell>
          <table:table-cell office:value-type="float" office:value="0.007104" calcext:value-type="float">
            <text:p>0.0071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34832620881696" calcext:value-type="float">
            <text:p>0.134832620881696</text:p>
          </table:table-cell>
          <table:table-cell office:value-type="float" office:value="0.007127296" calcext:value-type="float">
            <text:p>0.00712729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66996896605141" calcext:value-type="float">
            <text:p>0.966996896605141</text:p>
          </table:table-cell>
          <table:table-cell office:value-type="float" office:value="0.007150848" calcext:value-type="float">
            <text:p>0.0071508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94818609733495" calcext:value-type="float">
            <text:p>0.194818609733495</text:p>
          </table:table-cell>
          <table:table-cell office:value-type="float" office:value="0.007174656" calcext:value-type="float">
            <text:p>0.0071746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871173072490334" calcext:value-type="float">
            <text:p>0.871173072490334</text:p>
          </table:table-cell>
          <table:table-cell office:value-type="float" office:value="0.007259904" calcext:value-type="float">
            <text:p>0.00725990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30006355253798" calcext:value-type="float">
            <text:p>0.630006355253798</text:p>
          </table:table-cell>
          <table:table-cell office:value-type="float" office:value="0.007297792" calcext:value-type="float">
            <text:p>0.00729779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109879741312663" calcext:value-type="float">
            <text:p>0.109879741312663</text:p>
          </table:table-cell>
          <table:table-cell office:value-type="float" office:value="0.007322368" calcext:value-type="float">
            <text:p>0.0073223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871877335444678" calcext:value-type="float">
            <text:p>0.871877335444678</text:p>
          </table:table-cell>
          <table:table-cell office:value-type="float" office:value="0.007305216" calcext:value-type="float">
            <text:p>0.00730521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65082165688997" calcext:value-type="float">
            <text:p>0.665082165688997</text:p>
          </table:table-cell>
          <table:table-cell office:value-type="float" office:value="0.007324928" calcext:value-type="float">
            <text:p>0.0073249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644427112974815" calcext:value-type="float">
            <text:p>0.064442711297482</text:p>
          </table:table-cell>
          <table:table-cell office:value-type="float" office:value="0.007348992" calcext:value-type="float">
            <text:p>0.0073489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15399516078054" calcext:value-type="float">
            <text:p>0.215399516078054</text:p>
          </table:table-cell>
          <table:table-cell office:value-type="float" office:value="0.007373312" calcext:value-type="float">
            <text:p>0.0073733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874284196183898" calcext:value-type="float">
            <text:p>0.874284196183898</text:p>
          </table:table-cell>
          <table:table-cell office:value-type="float" office:value="0.007397632" calcext:value-type="float">
            <text:p>0.0073976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41031955943672" calcext:value-type="float">
            <text:p>0.141031955943672</text:p>
          </table:table-cell>
          <table:table-cell office:value-type="float" office:value="0.00741888" calcext:value-type="float">
            <text:p>0.0074188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775285876220658" calcext:value-type="float">
            <text:p>0.775285876220658</text:p>
          </table:table-cell>
          <table:table-cell office:value-type="float" office:value="0.007442944" calcext:value-type="float">
            <text:p>0.0074429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9233247814175" calcext:value-type="float">
            <text:p>0.99233247814175</text:p>
          </table:table-cell>
          <table:table-cell office:value-type="float" office:value="0.007426304" calcext:value-type="float">
            <text:p>0.0074263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9947707731258" calcext:value-type="float">
            <text:p>0.69947707731258</text:p>
          </table:table-cell>
          <table:table-cell office:value-type="float" office:value="0.00750848" calcext:value-type="float">
            <text:p>0.007508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73999457629648" calcext:value-type="float">
            <text:p>0.273999457629648</text:p>
          </table:table-cell>
          <table:table-cell office:value-type="float" office:value="0.0078976" calcext:value-type="float">
            <text:p>0.00789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46374384820471" calcext:value-type="float">
            <text:p>0.746374384820471</text:p>
          </table:table-cell>
          <table:table-cell office:value-type="float" office:value="0.007808256" calcext:value-type="float">
            <text:p>0.007808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94006232017444" calcext:value-type="float">
            <text:p>0.794006232017444</text:p>
          </table:table-cell>
          <table:table-cell office:value-type="float" office:value="0.00786944" calcext:value-type="float">
            <text:p>0.0078694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0129198397934" calcext:value-type="float">
            <text:p>0.020129198397934</text:p>
          </table:table-cell>
          <table:table-cell office:value-type="float" office:value="0.008221952" calcext:value-type="float">
            <text:p>0.0082219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88597258240986" calcext:value-type="float">
            <text:p>0.388597258240986</text:p>
          </table:table-cell>
          <table:table-cell office:value-type="float" office:value="0.008194304" calcext:value-type="float">
            <text:p>0.00819430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04611668247301" calcext:value-type="float">
            <text:p>0.204611668247301</text:p>
          </table:table-cell>
          <table:table-cell office:value-type="float" office:value="0.0081728" calcext:value-type="float">
            <text:p>0.00817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6625202309603" calcext:value-type="float">
            <text:p>0.66625202309603</text:p>
          </table:table-cell>
          <table:table-cell office:value-type="float" office:value="0.008152576" calcext:value-type="float">
            <text:p>0.008152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67350415124244" calcext:value-type="float">
            <text:p>0.967350415124244</text:p>
          </table:table-cell>
          <table:table-cell office:value-type="float" office:value="0.00813312" calcext:value-type="float">
            <text:p>0.008133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65246496247492" calcext:value-type="float">
            <text:p>0.665246496247492</text:p>
          </table:table-cell>
          <table:table-cell office:value-type="float" office:value="0.008226304" calcext:value-type="float">
            <text:p>0.00822630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902122166097567" calcext:value-type="float">
            <text:p>0.902122166097567</text:p>
          </table:table-cell>
          <table:table-cell office:value-type="float" office:value="0.008205568" calcext:value-type="float">
            <text:p>0.0082055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55084380962783" calcext:value-type="float">
            <text:p>0.355084380962783</text:p>
          </table:table-cell>
          <table:table-cell office:value-type="float" office:value="0.008186368" calcext:value-type="float">
            <text:p>0.00818636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195962984633982" calcext:value-type="float">
            <text:p>0.195962984633982</text:p>
          </table:table-cell>
          <table:table-cell office:value-type="float" office:value="0.008167936" calcext:value-type="float">
            <text:p>0.0081679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12455258418304" calcext:value-type="float">
            <text:p>0.612455258418304</text:p>
          </table:table-cell>
          <table:table-cell office:value-type="float" office:value="0.008150016" calcext:value-type="float">
            <text:p>0.008150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574883022408949" calcext:value-type="float">
            <text:p>0.574883022408949</text:p>
          </table:table-cell>
          <table:table-cell office:value-type="float" office:value="0.008130048" calcext:value-type="float">
            <text:p>0.008130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676112996384581" calcext:value-type="float">
            <text:p>0.006761129963846</text:p>
          </table:table-cell>
          <table:table-cell office:value-type="float" office:value="0.008111872" calcext:value-type="float">
            <text:p>0.00811187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92734231244258" calcext:value-type="float">
            <text:p>0.892734231244258</text:p>
          </table:table-cell>
          <table:table-cell office:value-type="float" office:value="0.008093952" calcext:value-type="float">
            <text:p>0.00809395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969948009291398" calcext:value-type="float">
            <text:p>0.09699480092914</text:p>
          </table:table-cell>
          <table:table-cell office:value-type="float" office:value="0.008079104" calcext:value-type="float">
            <text:p>0.0080791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4751832629945" calcext:value-type="float">
            <text:p>0.494751832629945</text:p>
          </table:table-cell>
          <table:table-cell office:value-type="float" office:value="0.00820736" calcext:value-type="float">
            <text:p>0.008207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16833342618685" calcext:value-type="float">
            <text:p>0.316833342618685</text:p>
          </table:table-cell>
          <table:table-cell office:value-type="float" office:value="0.00819328" calcext:value-type="float">
            <text:p>0.0081932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431706455932264" calcext:value-type="float">
            <text:p>0.043170645593226</text:p>
          </table:table-cell>
          <table:table-cell office:value-type="float" office:value="0.008112128" calcext:value-type="float">
            <text:p>0.0081121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741064180627015" calcext:value-type="float">
            <text:p>0.741064180627015</text:p>
          </table:table-cell>
          <table:table-cell office:value-type="float" office:value="0.00811904" calcext:value-type="float">
            <text:p>0.0081190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28701804252406" calcext:value-type="float">
            <text:p>0.528701804252406</text:p>
          </table:table-cell>
          <table:table-cell office:value-type="float" office:value="0.008136704" calcext:value-type="float">
            <text:p>0.00813670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99656270782909" calcext:value-type="float">
            <text:p>0.019965627078291</text:p>
          </table:table-cell>
          <table:table-cell office:value-type="float" office:value="0.009943552" calcext:value-type="float">
            <text:p>0.00994355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87526670162109" calcext:value-type="float">
            <text:p>0.387526670162109</text:p>
          </table:table-cell>
          <table:table-cell office:value-type="float" office:value="0.010070016" calcext:value-type="float">
            <text:p>0.01007001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57543579938709" calcext:value-type="float">
            <text:p>0.257543579938709</text:p>
          </table:table-cell>
          <table:table-cell office:value-type="float" office:value="0.010126592" calcext:value-type="float">
            <text:p>0.0101265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44800655985565" calcext:value-type="float">
            <text:p>0.644800655985565</text:p>
          </table:table-cell>
          <table:table-cell office:value-type="float" office:value="0.010180352" calcext:value-type="float">
            <text:p>0.010180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968225022378979" calcext:value-type="float">
            <text:p>0.968225022378979</text:p>
          </table:table-cell>
          <table:table-cell office:value-type="float" office:value="0.010237184" calcext:value-type="float">
            <text:p>0.01023718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71494508809241" calcext:value-type="float">
            <text:p>0.671494508809241</text:p>
          </table:table-cell>
          <table:table-cell office:value-type="float" office:value="0.0104" calcext:value-type="float">
            <text:p>0.010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671878402778936" calcext:value-type="float">
            <text:p>0.671878402778936</text:p>
          </table:table-cell>
          <table:table-cell office:value-type="float" office:value="0.010435328" calcext:value-type="float">
            <text:p>0.01043532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96272117706773" calcext:value-type="float">
            <text:p>0.196272117706773</text:p>
          </table:table-cell>
          <table:table-cell office:value-type="float" office:value="0.010463488" calcext:value-type="float">
            <text:p>0.01046348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177852708210832" calcext:value-type="float">
            <text:p>0.017785270821083</text:p>
          </table:table-cell>
          <table:table-cell office:value-type="float" office:value="0.010490368" calcext:value-type="float">
            <text:p>0.01049036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08736839689065" calcext:value-type="float">
            <text:p>0.308736839689065</text:p>
          </table:table-cell>
          <table:table-cell office:value-type="float" office:value="0.010962176" calcext:value-type="float">
            <text:p>0.0109621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30043291205156" calcext:value-type="float">
            <text:p>0.630043291205156</text:p>
          </table:table-cell>
          <table:table-cell office:value-type="float" office:value="0.01083904" calcext:value-type="float">
            <text:p>0.010839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47596399896355" calcext:value-type="float">
            <text:p>0.947596399896355</text:p>
          </table:table-cell>
          <table:table-cell office:value-type="float" office:value="0.010810112" calcext:value-type="float">
            <text:p>0.0108101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38341588698508" calcext:value-type="float">
            <text:p>0.938341588698508</text:p>
          </table:table-cell>
          <table:table-cell office:value-type="float" office:value="0.010789376" calcext:value-type="float">
            <text:p>0.0107893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823994970090478" calcext:value-type="float">
            <text:p>0.823994970090478</text:p>
          </table:table-cell>
          <table:table-cell office:value-type="float" office:value="0.01076992" calcext:value-type="float">
            <text:p>0.0107699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50162285892733" calcext:value-type="float">
            <text:p>0.650162285892733</text:p>
          </table:table-cell>
          <table:table-cell office:value-type="float" office:value="0.01077888" calcext:value-type="float">
            <text:p>0.0107788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927740530264118" calcext:value-type="float">
            <text:p>0.927740530264118</text:p>
          </table:table-cell>
          <table:table-cell office:value-type="float" office:value="0.01079424" calcext:value-type="float">
            <text:p>0.010794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808598483614514" calcext:value-type="float">
            <text:p>0.808598483614514</text:p>
          </table:table-cell>
          <table:table-cell office:value-type="float" office:value="0.010846208" calcext:value-type="float">
            <text:p>0.01084620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33226744878795" calcext:value-type="float">
            <text:p>0.533226744878795</text:p>
          </table:table-cell>
          <table:table-cell office:value-type="float" office:value="0.010865152" calcext:value-type="float">
            <text:p>0.01086515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464023929437872" calcext:value-type="float">
            <text:p>0.046402392943787</text:p>
          </table:table-cell>
          <table:table-cell office:value-type="float" office:value="0.01088256" calcext:value-type="float">
            <text:p>0.0108825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536744742495976" calcext:value-type="float">
            <text:p>0.536744742495976</text:p>
          </table:table-cell>
          <table:table-cell office:value-type="float" office:value="0.010899456" calcext:value-type="float">
            <text:p>0.0108994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7309805208225" calcext:value-type="float">
            <text:p>0.37309805208225</text:p>
          </table:table-cell>
          <table:table-cell office:value-type="float" office:value="0.010118144" calcext:value-type="float">
            <text:p>0.0101181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68567138204986" calcext:value-type="float">
            <text:p>0.68567138204986</text:p>
          </table:table-cell>
          <table:table-cell office:value-type="float" office:value="0.010048256" calcext:value-type="float">
            <text:p>0.01004825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421715921009332" calcext:value-type="float">
            <text:p>0.421715921009332</text:p>
          </table:table-cell>
          <table:table-cell office:value-type="float" office:value="0.009996032" calcext:value-type="float">
            <text:p>0.0099960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0683983842537" calcext:value-type="float">
            <text:p>0.470683983842537</text:p>
          </table:table-cell>
          <table:table-cell office:value-type="float" office:value="0.00993536" calcext:value-type="float">
            <text:p>0.009935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12405065318646" calcext:value-type="float">
            <text:p>0.112405065318646</text:p>
          </table:table-cell>
          <table:table-cell office:value-type="float" office:value="0.00991488" calcext:value-type="float">
            <text:p>0.009914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70711470960736" calcext:value-type="float">
            <text:p>0.770711470960736</text:p>
          </table:table-cell>
          <table:table-cell office:value-type="float" office:value="0.009851904" calcext:value-type="float">
            <text:p>0.0098519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86265483148787" calcext:value-type="float">
            <text:p>0.486265483148787</text:p>
          </table:table-cell>
          <table:table-cell office:value-type="float" office:value="0.009789184" calcext:value-type="float">
            <text:p>0.00978918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812796353557606" calcext:value-type="float">
            <text:p>0.812796353557606</text:p>
          </table:table-cell>
          <table:table-cell office:value-type="float" office:value="0.009723904" calcext:value-type="float">
            <text:p>0.00972390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802718133759819" calcext:value-type="float">
            <text:p>0.802718133759819</text:p>
          </table:table-cell>
          <table:table-cell office:value-type="float" office:value="0.009701632" calcext:value-type="float">
            <text:p>0.00970163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12907764949868" calcext:value-type="float">
            <text:p>0.512907764949868</text:p>
          </table:table-cell>
          <table:table-cell office:value-type="float" office:value="0.009622016" calcext:value-type="float">
            <text:p>0.0096220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87608351769358" calcext:value-type="float">
            <text:p>0.187608351769358</text:p>
          </table:table-cell>
          <table:table-cell office:value-type="float" office:value="0.00958976" calcext:value-type="float">
            <text:p>0.0095897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80076727488144" calcext:value-type="float">
            <text:p>0.80076727488144</text:p>
          </table:table-cell>
          <table:table-cell office:value-type="float" office:value="0.00948608" calcext:value-type="float">
            <text:p>0.0094860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79581594888003" calcext:value-type="float">
            <text:p>0.179581594888003</text:p>
          </table:table-cell>
          <table:table-cell office:value-type="float" office:value="0.011323136" calcext:value-type="float">
            <text:p>0.01132313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69181075201147" calcext:value-type="float">
            <text:p>0.69181075201147</text:p>
          </table:table-cell>
          <table:table-cell office:value-type="float" office:value="0.011318528" calcext:value-type="float">
            <text:p>0.0113185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753987661216687" calcext:value-type="float">
            <text:p>0.753987661216687</text:p>
          </table:table-cell>
          <table:table-cell office:value-type="float" office:value="0.011291392" calcext:value-type="float">
            <text:p>0.01129139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842693326526119" calcext:value-type="float">
            <text:p>0.084269332652612</text:p>
          </table:table-cell>
          <table:table-cell office:value-type="float" office:value="0.011078912" calcext:value-type="float">
            <text:p>0.0110789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02969453674516" calcext:value-type="float">
            <text:p>0.402969453674516</text:p>
          </table:table-cell>
          <table:table-cell office:value-type="float" office:value="0.011072768" calcext:value-type="float">
            <text:p>0.01107276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6487537416058" calcext:value-type="float">
            <text:p>0.446487537416058</text:p>
          </table:table-cell>
          <table:table-cell office:value-type="float" office:value="0.011010304" calcext:value-type="float">
            <text:p>0.0110103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66085908394997" calcext:value-type="float">
            <text:p>0.466085908394997</text:p>
          </table:table-cell>
          <table:table-cell office:value-type="float" office:value="0.012267776" calcext:value-type="float">
            <text:p>0.0122677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99003185859616" calcext:value-type="float">
            <text:p>0.599003185859616</text:p>
          </table:table-cell>
          <table:table-cell office:value-type="float" office:value="0.011849472" calcext:value-type="float">
            <text:p>0.0118494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86595080348843" calcext:value-type="float">
            <text:p>0.586595080348843</text:p>
          </table:table-cell>
          <table:table-cell office:value-type="float" office:value="0.004303872" calcext:value-type="float">
            <text:p>0.00430387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63758671634186" calcext:value-type="float">
            <text:p>0.363758671634186</text:p>
          </table:table-cell>
          <table:table-cell office:value-type="float" office:value="0.007397632" calcext:value-type="float">
            <text:p>0.00739763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966218067594213" calcext:value-type="float">
            <text:p>0.966218067594213</text:p>
          </table:table-cell>
          <table:table-cell office:value-type="float" office:value="0.007486208" calcext:value-type="float">
            <text:p>0.00748620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972112961055011" calcext:value-type="float">
            <text:p>0.972112961055011</text:p>
          </table:table-cell>
          <table:table-cell office:value-type="float" office:value="0.007300608" calcext:value-type="float">
            <text:p>0.0073006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77998137884178" calcext:value-type="float">
            <text:p>0.777998137884178</text:p>
          </table:table-cell>
          <table:table-cell office:value-type="float" office:value="0.007896064" calcext:value-type="float">
            <text:p>0.007896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39910987517045" calcext:value-type="float">
            <text:p>0.063991098751705</text:p>
          </table:table-cell>
          <table:table-cell office:value-type="float" office:value="0.007876352" calcext:value-type="float">
            <text:p>0.0078763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1237200613033" calcext:value-type="float">
            <text:p>0.101237200613033</text:p>
          </table:table-cell>
          <table:table-cell office:value-type="float" office:value="0.008434432" calcext:value-type="float">
            <text:p>0.00843443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930608725258174" calcext:value-type="float">
            <text:p>0.930608725258174</text:p>
          </table:table-cell>
          <table:table-cell office:value-type="float" office:value="0.008013312" calcext:value-type="float">
            <text:p>0.0080133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27218153731515" calcext:value-type="float">
            <text:p>0.127218153731515</text:p>
          </table:table-cell>
          <table:table-cell office:value-type="float" office:value="0.008734976" calcext:value-type="float">
            <text:p>0.00873497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844865801697944" calcext:value-type="float">
            <text:p>0.844865801697944</text:p>
          </table:table-cell>
          <table:table-cell office:value-type="float" office:value="0.0087104" calcext:value-type="float">
            <text:p>0.00871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500034482798" calcext:value-type="float">
            <text:p>0.9500034482798</text:p>
          </table:table-cell>
          <table:table-cell office:value-type="float" office:value="0.020804352" calcext:value-type="float">
            <text:p>0.02080435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10356117329779" calcext:value-type="float">
            <text:p>0.510356117329779</text:p>
          </table:table-cell>
          <table:table-cell office:value-type="float" office:value="0.010030336" calcext:value-type="float">
            <text:p>0.010030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16922879248501" calcext:value-type="float">
            <text:p>0.716922879248501</text:p>
          </table:table-cell>
          <table:table-cell office:value-type="float" office:value="0.009684736" calcext:value-type="float">
            <text:p>0.0096847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34676310994577" calcext:value-type="float">
            <text:p>0.734676310994577</text:p>
          </table:table-cell>
          <table:table-cell office:value-type="float" office:value="0.009529856" calcext:value-type="float">
            <text:p>0.0095298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38305090666862" calcext:value-type="float">
            <text:p>0.638305090666862</text:p>
          </table:table-cell>
          <table:table-cell office:value-type="float" office:value="0.00933504" calcext:value-type="float">
            <text:p>0.0093350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83309985407328" calcext:value-type="float">
            <text:p>0.583309985407328</text:p>
          </table:table-cell>
          <table:table-cell office:value-type="float" office:value="0.009315328" calcext:value-type="float">
            <text:p>0.0093153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28761814919858" calcext:value-type="float">
            <text:p>0.428761814919858</text:p>
          </table:table-cell>
          <table:table-cell office:value-type="float" office:value="0.00929664" calcext:value-type="float">
            <text:p>0.00929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643761527800579" calcext:value-type="float">
            <text:p>0.643761527800579</text:p>
          </table:table-cell>
          <table:table-cell office:value-type="float" office:value="0.009277952" calcext:value-type="float">
            <text:p>0.00927795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53714020570283" calcext:value-type="float">
            <text:p>0.53714020570283</text:p>
          </table:table-cell>
          <table:table-cell office:value-type="float" office:value="0.00918016" calcext:value-type="float">
            <text:p>0.009180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06013455151292" calcext:value-type="float">
            <text:p>0.406013455151292</text:p>
          </table:table-cell>
          <table:table-cell office:value-type="float" office:value="0.00916224" calcext:value-type="float">
            <text:p>0.00916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6T07:37:47.145983314</meta:creation-date>
    <dc:date>2021-02-16T07:48:16.708839072</dc:date>
    <meta:editing-duration>PT10M30S</meta:editing-duration>
    <meta:editing-cycles>1</meta:editing-cycles>
    <meta:document-statistic meta:table-count="3" meta:cell-count="3493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248cm" svg:y="3.952cm" style:legend-expansion="high" chart:style-name="ch2"/>
        <chart:plot-area chart:style-name="ch3" table:cell-range-address="Sheet1.A1:Sheet1.A2 T20P1S1_h2.C1:T20P1S1_h2.C15 T20P1S1_R_h2.C1:T20P1S1_R_h2.C15" chart:data-source-has-labels="row" svg:x="0.32cm" svg:y="0.18cm" svg:width="11.608cm" svg:height="8.64cm">
          <chartooo:coordinate-region svg:x="1.418cm" svg:y="0.379cm" svg:width="10.32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20P1S1_h2.C1:T20P1S1_h2.C15" chart:label-cell-address="Sheet1.A1:Sheet1.A1" chart:class="chart:line">
            <chart:data-point chart:repeated="15"/>
          </chart:series>
          <chart:series chart:style-name="ch7" chart:values-cell-range-address="T20P1S1_R_h2.C1:T20P1S1_R_h2.C15" chart:label-cell-address="Sheet1.A2:Sheet1.A2" chart:class="chart:line"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20P1S1_h2</text:p>
                <draw:g>
                  <svg:desc>Sheet1.A1:Sheet1.A1</svg:desc>
                </draw:g>
              </table:table-cell>
              <table:table-cell office:value-type="string">
                <text:p>T20P1S1_R_h2</text:p>
                <draw:g>
                  <svg:desc>Sheet1.A2:Sheet1.A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0509568">
                <text:p>0.010509568</text:p>
                <draw:g>
                  <svg:desc>T20P1S1_h2.C1:T20P1S1_h2.C15</svg:desc>
                </draw:g>
              </table:table-cell>
              <table:table-cell office:value-type="float" office:value="0.009127936">
                <text:p>0.009127936</text:p>
                <draw:g>
                  <svg:desc>T20P1S1_R_h2.C1:T20P1S1_R_h2.C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872448">
                <text:p>0.012872448</text:p>
              </table:table-cell>
              <table:table-cell office:value-type="float" office:value="0.009688064">
                <text:p>0.0096880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2894208">
                <text:p>0.012894208</text:p>
              </table:table-cell>
              <table:table-cell office:value-type="float" office:value="0.00972672">
                <text:p>0.009726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2911104">
                <text:p>0.012911104</text:p>
              </table:table-cell>
              <table:table-cell office:value-type="float" office:value="0.00974976">
                <text:p>0.009749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2932352">
                <text:p>0.012932352</text:p>
              </table:table-cell>
              <table:table-cell office:value-type="float" office:value="0.009770496">
                <text:p>0.0097704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95744">
                <text:p>0.01295744</text:p>
              </table:table-cell>
              <table:table-cell office:value-type="float" office:value="0.009792256">
                <text:p>0.009792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2975104">
                <text:p>0.012975104</text:p>
              </table:table-cell>
              <table:table-cell office:value-type="float" office:value="0.009814016">
                <text:p>0.009814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2992">
                <text:p>0.012992</text:p>
              </table:table-cell>
              <table:table-cell office:value-type="float" office:value="0.010003968">
                <text:p>0.0100039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3009152">
                <text:p>0.013009152</text:p>
              </table:table-cell>
              <table:table-cell office:value-type="float" office:value="0.010058752">
                <text:p>0.010058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3026304">
                <text:p>0.013026304</text:p>
              </table:table-cell>
              <table:table-cell office:value-type="float" office:value="0.01008384">
                <text:p>0.010083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324928">
                <text:p>0.01324928</text:p>
              </table:table-cell>
              <table:table-cell office:value-type="float" office:value="0.01010688">
                <text:p>0.010106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327872">
                <text:p>0.01327872</text:p>
              </table:table-cell>
              <table:table-cell office:value-type="float" office:value="0.01012864">
                <text:p>0.01012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29664">
                <text:p>0.01329664</text:p>
              </table:table-cell>
              <table:table-cell office:value-type="float" office:value="0.010462208">
                <text:p>0.0104622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331456">
                <text:p>0.01331456</text:p>
              </table:table-cell>
              <table:table-cell office:value-type="float" office:value="0.0103104">
                <text:p>0.01031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3332224">
                <text:p>0.013332224</text:p>
              </table:table-cell>
              <table:table-cell office:value-type="float" office:value="0.01032064">
                <text:p>0.010320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